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292.85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97.65pt"/>
    </style:style>
    <style:style style:name="co5" style:family="table-column">
      <style:table-column-properties fo:break-before="auto" style:column-width="78.6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50.8pt"/>
    </style:style>
    <style:style style:name="co9" style:family="table-column">
      <style:table-column-properties fo:break-before="auto" style:column-width="75.4pt"/>
    </style:style>
    <style:style style:name="co10" style:family="table-column">
      <style:table-column-properties fo:break-before="auto" style:column-width="284.14pt"/>
    </style:style>
    <style:style style:name="co11" style:family="table-column">
      <style:table-column-properties fo:break-before="auto" style:column-width="151.6pt"/>
    </style:style>
    <style:style style:name="co12" style:family="table-column">
      <style:table-column-properties fo:break-before="auto" style:column-width="86.51pt"/>
    </style:style>
    <style:style style:name="co13" style:family="table-column">
      <style:table-column-properties fo:break-before="auto" style:column-width="100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5pt" fo:break-before="auto" style:use-optimal-row-height="true"/>
    </style:style>
    <style:style style:name="ro3" style:family="table-row">
      <style:table-row-properties style:row-height="22.51pt" fo:break-before="auto" style:use-optimal-row-height="true"/>
    </style:style>
    <style:style style:name="ro4" style:family="table-row">
      <style:table-row-properties style:row-height="33.76pt" fo:break-before="auto" style:use-optimal-row-height="true"/>
    </style:style>
    <style:style style:name="ta1" style:family="table" style:master-page-name="PageStyle_5f_tblBook">
      <style:table-properties table:display="true" style:writing-mode="lr-tb" tableooo:tab-color="#ff6600"/>
    </style:style>
    <style:style style:name="ta2" style:family="table" style:master-page-name="PageStyle_5f_tblPublisher">
      <style:table-properties table:display="true" style:writing-mode="lr-tb" tableooo:tab-color="#99cc00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Normal_5f_Sheet2" style:data-style-name="N100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Normal_5f_Sheet2" style:data-style-name="N100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Sheet2" style:data-style-name="N100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Normal_5f_Sheet2" style:data-style-name="N100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5f_Sheet2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Sheet2" style:data-style-name="N124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Normal_5f_Sheet2" style:data-style-name="N12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Normal_5f_Sheet2" style:data-style-name="N1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Normal_5f_Sheet2" style:data-style-name="N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Normal_5f_Sheet2" style:data-style-name="N100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fo:background-color="#99cc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blBook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4"/>
        <table:table-column table:style-name="co6" table:default-cell-style-name="ce5"/>
        <table:table-column table:style-name="co7" table:default-cell-style-name="ce14"/>
        <table:table-column table:style-name="co8" table:number-columns-repeated="1017" table:default-cell-style-name="ce15"/>
        <table:table-row table:style-name="ro1">
          <table:table-cell table:style-name="ce1" office:value-type="string" calcext:value-type="string">
            <text:p>tblBook_PK</text:p>
          </table:table-cell>
          <table:table-cell table:style-name="ce1" office:value-type="string" calcext:value-type="string">
            <text:p>tblBook_Title</text:p>
          </table:table-cell>
          <table:table-cell table:style-name="ce1" office:value-type="string" calcext:value-type="string">
            <text:p>tblBook_Date</text:p>
          </table:table-cell>
          <table:table-cell table:style-name="ce9" office:value-type="string" calcext:value-type="string">
            <text:p>tblBook_RetailPrice</text:p>
          </table:table-cell>
          <table:table-cell table:style-name="ce12" office:value-type="string" calcext:value-type="string">
            <text:p>tblBook_Copies</text:p>
          </table:table-cell>
          <table:table-cell table:style-name="ce1" office:value-type="string" calcext:value-type="string">
            <text:p>tblBook_Shelf Number</text:p>
          </table:table-cell>
          <table:table-cell table:style-name="ce12" office:value-type="string" calcext:value-type="string">
            <text:p>tblBook_PubID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eat War: Perspectives on the First World War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522.42 .G74 2003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storical Figure of Jesus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T301.2 .S254 1993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eeds of Disaster: The Development of French Army Doctrine, 1919-1939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A702 .D68 1985 <text:s/>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rench Second Empire: An Anatomy of Political Power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C280 .P74 2001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ie Denkmaschin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yne Krimi Classics # 152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ittle Brown Brother: America's Forgotten Bid for Empire which cost 250,000 Lives</text:p>
          </table:table-cell>
          <table:table-cell table:style-name="ce6" office:value-type="float" office:value="1962" calcext:value-type="float">
            <text:p>196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682.A1 W6 1961a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ourtier and the Heretic: Leibniz, Spinoza, and the Fate of God in the Modern Worl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48.4" calcext:value-type="float">
            <text:p>$48.4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2599.G63 S74 2006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mpass: A Story of Exploration and Innova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VK577 .G84 200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ypocrisy of Justice in the Belle Epoque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K415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urvivors: An Oral History of the Armenian Genocide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195.5 .M53 1993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eninsular War: A New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C231 .E83 2002 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Universe in a Nutshell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QC174.12.H39 2001 </text:p>
          </table:table-cell>
          <table:table-cell table:style-name="ce13" office:value-type="float" office:value="184" calcext:value-type="float">
            <text:p>184</text:p>
          </table:table-cell>
          <table:table-cell table:number-columns-repeated="101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orld's Worst Warships: The Failure and Repercussions of Naval Design and Construction, 1860 to the Presen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V799 .P74 2002 </text:p>
          </table:table-cell>
          <table:table-cell table:style-name="ce13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ime Before History: 5 Million Years of Human Impact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GN281.T84 1996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ever in Doubt: Remembering Iwo Jima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67.99.I9 N39 1999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Writer at War: Vasily Grossman with the Red Army, 1941-19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4 .G772 2005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Venezianisches Begräbni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7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Haunted Wood: Soviet Espionage in America -- the Stalin Era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B271.R9 W45 1999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American Language: An Inquiry into the Development of English in the United States</text:p>
          </table:table-cell>
          <table:table-cell table:style-name="ce6" office:value-type="float" office:value="1936" calcext:value-type="float">
            <text:p>193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E2808.M4 193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Mr. Jefferson's Lost Cause: Land, Farmers, Slavery, and the Louisiana Purchas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333 .K46 2003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Unseen War in Europe: Espionage and Conspiracy in the Second World War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810.S7 W35 1996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Destruction of the European Jews</text:p>
          </table:table-cell>
          <table:table-cell table:style-name="ce6" office:value-type="float" office:value="1986" calcext:value-type="float">
            <text:p>198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0.J4 H5 1985 </text:p>
          </table:table-cell>
          <table:table-cell table:style-name="ce13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Real Fidel Castro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F1788.22.C3 C59 2003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Winfield Scott and the Profession of Arm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403.1.S4 P47 2003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Die Regentrude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528.R4 K4 1994x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War in a Time of Peace: Bush, Clinton, and the Generals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881 .H34 2001 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Inside Hitler's High Command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57 .G339 2000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Little Man, What Now?: Der Stürmer in the Weimar Republic</text:p>
          </table:table-cell>
          <table:table-cell table:style-name="ce6" office:value-type="float" office:value="1983" calcext:value-type="float">
            <text:p>198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146.G4 S47 1982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Aus dem Leben eines Taugenichts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1856 .A9 1981 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101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Black Image in the White Mind; The Debate on Afro-American Character and Destiny, 1817-1914 </text:p>
          </table:table-cell>
          <table:table-cell table:style-name="ce6" office:value-type="float" office:value="1971" calcext:value-type="float">
            <text:p>197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185 .F836 1972 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Landscape and Memory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GF50 .S33 1995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Berlin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D860 .L37 2000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hape of Death: Life, Death, and Immortality in the Early Fathers.</text:p>
          </table:table-cell>
          <table:table-cell table:style-name="ce6" office:value-type="float" office:value="1961" calcext:value-type="float">
            <text:p>196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T821.2 .P4</text:p>
          </table:table-cell>
          <table:table-cell table:style-name="ce13" office:value-type="float" office:value="174" calcext:value-type="float">
            <text:p>174</text:p>
          </table:table-cell>
          <table:table-cell table:number-columns-repeated="1017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as schwarzweiße Loch im Alibi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eyne Krimi Classics # 1456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Military Innovation in the Interwar Period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42 .M556 1996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iedermann und die Brandstifter</text:p>
          </table:table-cell>
          <table:table-cell table:style-name="ce6" office:value-type="float" office:value="1959" calcext:value-type="float">
            <text:p>195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2611.R814 B47 1986 </text:p>
          </table:table-cell>
          <table:table-cell table:style-name="ce13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er Abenteuerliche Simplicissimus</text:p>
          </table:table-cell>
          <table:table-cell table:style-name="ce6" office:value-type="float" office:value="1908" calcext:value-type="float">
            <text:p>190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1731 .A6 1908 </text:p>
          </table:table-cell>
          <table:table-cell table:style-name="ce13" office:value-type="float" office:value="91" calcext:value-type="float">
            <text:p>91</text:p>
          </table:table-cell>
          <table:table-cell table:number-columns-repeated="1017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American Theocracy: The Peril and Politics of Radical Religion, Oil, and Borrowed Money in the 21st Centur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902 .P47 2006b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7th U-Boat Flotilla: Dönitz's Atlantic Wolve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81 .K65 2003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American Orientalism: The United States and the Middle East Since 1945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63.2.U5 L58 2002 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rance: The Dark Years, 1940-1944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C397 .J335 2001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rauen: German Women Recall the Third Reich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1.5 .O885 1993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ath to Victory: The Mediterranean Theater in World War II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66 .P67 2004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People on the Move: Migration, Acculturation, and Ethnic Interaction in Europe and North America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JV6021 .H64 1993 <text:s/>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Prophet and the Age of the Caliphates: The Islamic Near East from the Sixth to the Eleventh Centu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38.5 .K38 2003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Adventure of English: 500AD to 2000: The Biography of a Languag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E1075 .B66 2003b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Diary of Georgi Dimitrov, 1933-1949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R88.D5 A3 2003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IOP, The Secret U.S. Plan for Nuclear War 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263 .P74 1983 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American Soldiers: Ground Combat in the World Wars, Korea, &amp; Vietnam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UA28 .K55 2003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Once an Eagle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S3563.Y74 O53 1968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7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Die Tote in der Villa Ros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yne Krimi Classics # 1438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Le temps des amours </text:p>
          </table:table-cell>
          <table:table-cell table:style-name="ce6" office:value-type="float" office:value="1978" calcext:value-type="float">
            <text:p>197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Q2631.A26 Z547 1977 </text:p>
          </table:table-cell>
          <table:table-cell table:style-name="ce13" office:value-type="float" office:value="299" calcext:value-type="float">
            <text:p>299</text:p>
          </table:table-cell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imi and Toutou Go Forth: The Bizarre Battle of Lake Tanganyika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582.T34 F64 2004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7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Simply Einstein: Relativity Demystified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QC173.57 .W65 2003 (Chem)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Common Destiny: Dictatorship, Foreign Policy, and War in Fascist Italy and Nazi Germany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G571 .K63 2000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In the Presence of Mine Enemies: War in the Heart of America, 1859-1863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468 .A98 2003 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hrough the Heart of the South: The Seaboard Air Line Railroad Story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TF25.S4 J64 1995 (storage)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Simple Storys: ein Roman aus der ostdeutschen Provinz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80.U453 S55 199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Big Bang: The Most Important Scientific Discovery of All Time and Why You Need to Know About I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B991.B54 S56 2004</text:p>
          </table:table-cell>
          <table:table-cell table:style-name="ce13" office:value-type="float" office:value="202" calcext:value-type="float">
            <text:p>202</text:p>
          </table:table-cell>
          <table:table-cell table:number-columns-repeated="1017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Island at the Center of the World: The Epic Story of Dutch Manhattan and the Forgotten Colony that Shaped America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F128.4 .S56 2004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Count Albert de Mun, Paladin of the Third Republic</text:p>
          </table:table-cell>
          <table:table-cell table:style-name="ce6" office:value-type="float" office:value="1979" calcext:value-type="float">
            <text:p>197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C342.8.M8 M34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Politics of Intervention; The Military Occupation of Cuba, 1906-1909</text:p>
          </table:table-cell>
          <table:table-cell table:style-name="ce6" office:value-type="float" office:value="1968" calcext:value-type="float">
            <text:p>196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F1787 .M63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Scythe of Fire: A Civil War Story of the Eighth Georgia Infantry Regiment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559.5 8th .W55 2002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017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Das Geheimnis der Sänft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yne Krimi Classics # 1462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Zuviel Licht im Dunkel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umont's Kriminal Bibliothek 104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World on Fire: How Exporting Free Market Democracy Breeds Ethnic Hatred and Global Instability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F1359 .C524 2003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33 Augenblicke des Glücks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680.U453 A611213 1998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Until the Last Trumpet Sounds: The Life of General of the Armies John J. Pershing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181.P57 S64 1998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America's Library: The Story of the Library of Congress, 1800-2000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Z733.U6 C595 2000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Intelligence Wars: American Secret History from Hitler to al-Qaeda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JK468.I6 P678 2002 </text:p>
          </table:table-cell>
          <table:table-cell table:style-name="ce13" office:value-type="float" office:value="239" calcext:value-type="float">
            <text:p>239</text:p>
          </table:table-cell>
          <table:table-cell table:number-columns-repeated="1017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Paradox of American Power: Why the World's Only Superpower Can't Go It Alon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183.7 .N94 2002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Stille Hilfe für braune Kameraden: das geheime Netzwerk der Alt- und Neonazis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D258.7 .S37 2001 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Martin Luther: The Christian between God and Death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R325 .M2955 1999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Embracing Defeat: Japan in the Wake of World War II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889 .D69 1999 </text:p>
          </table:table-cell>
          <table:table-cell table:style-name="ce13" office:value-type="float" office:value="276" calcext:value-type="float">
            <text:p>276</text:p>
          </table:table-cell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Cheating Death: Combat Air Rescues in Vietnam and Lao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559.8.S4 M37 2003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Losing the Race: Self-Sabotage in Black America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85.625 .M38 2000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Lustre of our Country: The American Experience of Religious Freedom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R516 .N59 1998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Shame and Necessity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A3095 .W5 1993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Freedom Riders: 1961 and the Struggle for Racial Justic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5.61 .A69 2006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Well-Educated Mind: A Guide to the Classical Education You Never Had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Z1003 .B324 2003 (SILS)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Der Mann aus dem Nicht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4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Wheels for the World: Henry Ford, His Company, and a Century of Progres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TL140.F6 B75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American Scoundrel: The Life of the Notorious Civil War General Dan Sickles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415.9.S53 K46 2002 </text:p>
          </table:table-cell>
          <table:table-cell table:style-name="ce13" office:value-type="float" office:value="237" calcext:value-type="float">
            <text:p>237</text:p>
          </table:table-cell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Die Leiden des jungen Werthers</text:p>
          </table:table-cell>
          <table:table-cell table:style-name="ce6" office:value-type="float" office:value="1942" calcext:value-type="float">
            <text:p>194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1974.A3 S73 </text:p>
          </table:table-cell>
          <table:table-cell table:style-name="ce13" office:value-type="float" office:value="291" calcext:value-type="float">
            <text:p>291</text:p>
          </table:table-cell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Raid: The Son Tay Rescue Miss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7.8.S6 S34 2002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Preface to Romans: Notes on the Epistle in its Literary and Cultural Setting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S2665.3 .B75 2000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Eleventh Month, Eleventh Day, Eleventh Hour: Armistice Day, 1918, World War I and its Violent Climax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523 .P44 2004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Stalingrad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64.3.S7 B37 1998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Paul: A Study in Social and Religious History</text:p>
          </table:table-cell>
          <table:table-cell table:style-name="ce6" office:value-type="float" office:value="1957" calcext:value-type="float">
            <text:p>195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S2505 .D42 1957 (UL)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Eastern Front: The Unpublished Photographs 1941-1945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64 .F69 2001 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Crash of Ruin: American Combat Soldiers in Europe during World War II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69.2 .S34 1998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Jarhead: A Marine's Chronicle of the Gulf War and Other Battle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79.74 .S96 2003 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Dark Valley: A Panorama of the 1930s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27 .B654 2000 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In der Hitze der Nach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umont's Kriminal Bibliothek 106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Rethinking Military Histor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214 .B575 2004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Consumer's Republic: The Politics of Mass Consumption in Postwar America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C110.C6 C537 2003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Le temps des secrets</text:p>
          </table:table-cell>
          <table:table-cell table:style-name="ce6" office:value-type="float" office:value="1960" calcext:value-type="float">
            <text:p>196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Q2631.A26 Z55 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Beyond Belief: The Secret Gospel of Thoma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S2860.T52 P34 2003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ödlicher Ausflug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7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1918: War and Peac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613 .D25 2000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Conquest of a Continent: Siberia and the Russians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K761 .L56 1994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Selfish Gene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H437 .D38 1989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Fundamentalisms and Society: Reclaiming the Sciences, the Family, and Education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L238 .F83 1991 v. 2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Willkommen, Mr. Fox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yne Krimi Classics # 2295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Resisting Rebellion: The History and Politics of Counterinsurgenc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241 .J62 2004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Lies My Teachers Told Me: Everything Your American History Textbook Got Wrong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75.85 .L64 1995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101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MacArthur's Jungle War: The 1944 New Guinea Campaign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7.95 .T316 1998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MacArthur’s Airman: General George C. Kenney and the War in the Southwest Pacific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67 .G75 1998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River Town: Two Years on the Yangtz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796.F855 H47 2001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o Engineer is Human: The Role of Failure in Successful Design </text:p>
          </table:table-cell>
          <table:table-cell table:style-name="ce6" office:value-type="float" office:value="1986" calcext:value-type="float">
            <text:p>198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TA174 .P474 1985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Stille Teiche gründen tief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umont's Kriminal Bibliothek 1046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Schlag nach bei Shakespear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umont's Kriminal Bibliothek 107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Schneeblind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8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An Hour Before Daylight: Memories of a Rural Boyhood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873 .C36 2001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Romance of Real Life : Charles Brockden Brown and the Origins of American Culture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S1136 .W35 199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Christian Intellectual</text:p>
          </table:table-cell>
          <table:table-cell table:style-name="ce6" office:value-type="float" office:value="1965" calcext:value-type="float">
            <text:p>196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R115.C8 P35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Red, White, and Blue Letter Days: An American Calendar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GT4803 .D46 2002 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7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Passion for Islam: Shaping the Modern Middle East: The Egyptian Experienc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P64.E3 M866 2002 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Die toten Professor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umont's Kriminal Bibliothek 104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Art of War: War and Military Though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27 .V25 2005</text:p>
          </table:table-cell>
          <table:table-cell table:style-name="ce13" office:value-type="float" office:value="351" calcext:value-type="float">
            <text:p>351</text:p>
          </table:table-cell>
          <table:table-cell table:number-columns-repeated="101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Parting the Waters: America in the King Years, 1954-1963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185.61 .B7914 1988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Sacred Secrets: How Soviet Intelligence Operations Changed American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K266.3 .S364 2002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he Sand Hill area of the Carolinas [microfilm] : grape growing region of the South ... J.A. Pride, general industrial agent, Norfolk, Virginia</text:p>
          </table:table-cell>
          <table:table-cell table:style-name="ce6" office:value-type="float" office:value="1914" calcext:value-type="float">
            <text:p>191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NCC Microfilm C092 S68 reel 8 item 8</text:p>
          </table:table-cell>
          <table:table-cell table:style-name="ce13" office:value-type="float" office:value="282" calcext:value-type="float">
            <text:p>282</text:p>
          </table:table-cell>
          <table:table-cell table:number-columns-repeated="101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Slavemaster President: The Double Career of James Polk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17 .D87 2003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Battle for God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M390 .A69 2000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Crossing the Line: A Bluejacket's World War II Odyssey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73 .K46 199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Great Unraveling: Losing Our Way in the New Century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C106.83 .K78 2003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Behind the Gates: Life, Security, and the Pursuit of Happiness in Fortress Americ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T169.59.U6 L69 2003 </text:p>
          </table:table-cell>
          <table:table-cell table:style-name="ce13" office:value-type="float" office:value="258" calcext:value-type="float">
            <text:p>258</text:p>
          </table:table-cell>
          <table:table-cell table:number-columns-repeated="1017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Measuring America: How an Untamed Wilderness Shaped the United States and Fulfilled the Promise of Democrac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61.3 .L56 2002 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Mordakte Skarabäu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eyne Krimi Classics # 156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Visual Revelations: Graphical Tales of Fate and Deception from Napoleon Bonaparte to Ross Perot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QA276.3 .W35 1997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Der Untertan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625.A43 U5 2000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Erzählungen</text:p>
          </table:table-cell>
          <table:table-cell table:style-name="ce6" office:value-type="float" office:value="1967" calcext:value-type="float">
            <text:p>196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621.A26 A6 1967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International Economics: Theory and Policy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F1359 .K78 2003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Berlin Dance of Death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11 .A578 2002</text:p>
          </table:table-cell>
          <table:table-cell table:style-name="ce13" office:value-type="float" office:value="318" calcext:value-type="float">
            <text:p>318</text:p>
          </table:table-cell>
          <table:table-cell table:number-columns-repeated="1017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Becoming Eichmann: Rethinking the Life, Crimes, and Trial of a "Desk Murderer"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D247.E5 C47 2006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Madonna of Excelsio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R9369.3.M4 M33 2004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Unfolding of Language: An Evolutionary Tour of Mankind's Greatest Inven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116 .D48 2005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Road to Reality: A Complete Guide to the Laws of the Univers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C20 .P366 2005 (M/P)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American Empire: The Realities and Consequences of U.S. Diplomacy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183.7 .B284 2002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Name of War: King Philip's War and the Origins of American Identit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87.876.L46 1998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Newton's Gift: How Sir Isaac Newton Unlocked the System of the World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QC16.N7 B48 2000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History of Britain: Volume III, The Fate of Empire 1776-2002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A130 .S44 2000 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War Law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KZ6385 .B94 2005</text:p>
          </table:table-cell>
          <table:table-cell table:style-name="ce13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Lincoln's Spymaster: Thomas Haines Dudley and the Liverpool Network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608 .M45 2003 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Feynman's Lost Lecture: The Motion of Planets Around the Sun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B603.M6 G66 1996 (M/P)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Colditz Myth: British and Commonwealth Prisoners of War in Nazi German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05.5.S35 M33 2004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Blood Red Snow: The Memoirs of a German Soldier on the Eastern Fron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11 .K613 2002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Absolute Friend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R6062.E33 A65 2003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Spice: The History of a Tempta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X406 .T87 2004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La gloire de mon père</text:p>
          </table:table-cell>
          <table:table-cell table:style-name="ce6" office:value-type="float" office:value="1958" calcext:value-type="float">
            <text:p>195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Q2631.A26 Z53 1957 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17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In the Legions of Napoleon: The Memoirs of a Polish Officer in Spain and Russia, 1808-1813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C231 .B7313 1999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Intelligence in War: Knowledge of the Enemy from Napoleon to Al-Qaed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UB250 .K44 2003 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Language and German Disunity: A Sociolinguistic History of East and West in Germany, 1945-2000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F3074.73 .S74 2002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Travels with a Tangerine: A Journey in the Footnotes of Ibn Battutah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49.M33 2001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God Against the Gods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S3554.R8 G6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Utilitarianism: For and Against </text:p>
          </table:table-cell>
          <table:table-cell table:style-name="ce6" office:value-type="float" office:value="1974" calcext:value-type="float">
            <text:p>197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843 .S6 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Civil War Diary of a Common Soldier: William Wiley of the 77th Illinois Infantry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505.5 77th.W55 2001 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Battle of the Casbah: Terrorism and Counter-Terrorism in Algeria, 1955-1957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T295.3.A8 A877 2002 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Third Reich in Power, 1933-1939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D256.5 .E924 2005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Mord aus Tausenundeiner Nach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70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Eat the Rich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N6231.E295 O76 1998 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Germany, A New Histor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D89 .S39613 1998 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Captives: Britain, Empire and the World, 1600-1850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A16 .C656 2002b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1815: The Waterloo Campaign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C241.5 .H64 1998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Making Space for the Mormons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X8695.S6 B874 1997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1017"/>
        </table:table-row>
        <table:table-row table:style-name="ro3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Der Mordfall Canary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umont's Kriminal Bibliothek 106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Battle of the Bulge, the German View: Perspectives from Hitler's High Command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56.5.A7 B285 1999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Another River, Another Town: A Teenage Tank Gunner Comes of Age in Combat - 1945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11.I77 A3 2002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Pyrrhic Victory: French Strategy and Operations in the Great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48 .D68 2005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Rome and the Barbarians: 100 B.C.-A.D. 400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G254.2 .B87 2003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Spain, A Histor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P66 .S63 2000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Jews of Spain: A History of the Sephardic Experience 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135.S7 .G47 1992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Orthodox Corruption of Scripture: The Effect of Early Christological Controversies on the Text of the New Testament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S2325 .E47 1993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No End Save Victory: Perspectives on World War II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43 .N6 2001 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1017"/>
        </table:table-row>
        <table:table-row table:style-name="ro3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In Search of the Maquis: Rural Resistance in Southern France, 1942-1944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02.F8 S675 1993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Conquest of Nature: Water, Landscape, and the Making of Modern German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TC73 .B53 2006b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Human Accomplishment: The Pursuit of Excellence in the Arts and Sciences, 800 B.C. to 1950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F416.A1 M87 2003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Eighth Army: The Triumphant Desert Army that Held the Axis at Bay from North Africa to the Alps, 1939-19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59 .N43 2004</text:p>
          </table:table-cell>
          <table:table-cell table:style-name="ce13" office:value-type="float" office:value="333" calcext:value-type="float">
            <text:p>333</text:p>
          </table:table-cell>
          <table:table-cell table:number-columns-repeated="101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Honor Untarnished: A West Point Graduate's Memoir of World War II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1.B4476 A3 2003 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Sowing the Wind: The Seeds of Conflict in the Middle East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44 .K439 2003b 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Path to Victory: America's Army and the Revolution in Human Affair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B23 .V36 2002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Antichrist: Two Thousand Years of the Human Fascination with Evil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T985 .M29 1994</text:p>
          </table:table-cell>
          <table:table-cell table:style-name="ce13" office:value-type="float" office:value="313" calcext:value-type="float">
            <text:p>313</text:p>
          </table:table-cell>
          <table:table-cell table:number-columns-repeated="101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Flyboys: A True Story of Courag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4.J3 B73 2003 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Alone on Guadalcanal: A Coastwatcher's Stor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7.98 .C53 199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Runaway Slaves: Rebels on the Plantation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47 .F7 1999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Prodigal Soldiers: How the Generation of Officers Born of Vietnam Revolutionized the American Style of War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A23 .K524 199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Nazi Conscienc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D256.5 .K6185 2003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Eagle and the Rising Sun: The Japanese-American War, 1941-1943, Pearl Harbor through Guadalcanal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7 .S3515 200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America's Women: Four Hundred Years of Dolls, Drudges, Helpmates, and Heroine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Q1410 .C588 2003 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Bold Spirit: Helga Estby's Forgotten Walk across Victorian Americ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168 .H94 2003</text:p>
          </table:table-cell>
          <table:table-cell table:style-name="ce13" office:value-type="float" office:value="158" calcext:value-type="float">
            <text:p>158</text:p>
          </table:table-cell>
          <table:table-cell table:number-columns-repeated="1017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Consuming Fire: The Fall of the Confederacy in the Mind of the White Christian South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449 .G3724 199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Jesus Through the Centuries: His Place in the History of Culture 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T198 .P44 198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Fall of Hitler's Third Reich: Germany's Defeat in Europe 1943-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7 .J67 2004</text:p>
          </table:table-cell>
          <table:table-cell table:style-name="ce13" office:value-type="float" office:value="318" calcext:value-type="float">
            <text:p>318</text:p>
          </table:table-cell>
          <table:table-cell table:number-columns-repeated="1017"/>
        </table:table-row>
        <table:table-row table:style-name="ro3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Der See des plötzlichen Tode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5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Bullet's Song: Romantic Violence and Utopia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N16 .P483 2004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Paris 1919: Six Months that Changed the World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644 .M336 2001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E=MC2: A Biography of the World's Most Famous Equation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C73.8.C6 B63 2000 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Inhuman Bondage: The Rise and Fall of Slavery in the New Worl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441 .D2495 2006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Hell in the Holy Land : World War I in the Middle Eas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68.A2 W66 2006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Patriots: The Vietnam War Remembered from all Side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9.5 .A66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What Stalin Knew: The Enigma of Barbaross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64 .M845 200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Measure of Everything: An Illustrated Guide to the Science of Measuremen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QC90.5 .M43 2005</text:p>
          </table:table-cell>
          <table:table-cell table:style-name="ce13" office:value-type="float" office:value="342" calcext:value-type="float">
            <text:p>342</text:p>
          </table:table-cell>
          <table:table-cell table:number-columns-repeated="1017"/>
        </table:table-row>
        <table:table-row table:style-name="ro3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Intelligence and the War Against Japan: Britain, America and the Politics of Secret Servic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810.S7 A482 2000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Ruling Caste: Imperial Lives in the Victorian Raj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475 .G55 2005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Man Who Flew the Memphis Belle: Memoir of a WWII Bomber Pilot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90 .M615 2001 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Third Chimpanzee: The Evolution and Future of the Human Animal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N281 .D53 1992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Fat Land: How Americans Became the Fattest People in the World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RA645.O23 C75 2003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World Undone: The Story of the Great War 1914 to 1918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521 .M56 2006</text:p>
          </table:table-cell>
          <table:table-cell table:style-name="ce13" office:value-type="float" office:value="347" calcext:value-type="float">
            <text:p>347</text:p>
          </table:table-cell>
          <table:table-cell table:number-columns-repeated="101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Emerging Democratic Majorit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JK2316.J83 2002 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Glory and the Power: The Fundamentalist Challenge to the Modern World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L238 .M37 1992 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Slaughterhouse: The Handbook of the Eastern Fron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64 .S538 2005</text:p>
          </table:table-cell>
          <table:table-cell table:style-name="ce13" office:value-type="float" office:value="352" calcext:value-type="float">
            <text:p>352</text:p>
          </table:table-cell>
          <table:table-cell table:number-columns-repeated="101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Prophets: Who They Were. What They Are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S1286 .P63 2002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Breaking Point: Sedan and the Fall of France, 1940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56.5.M4 D68 199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Human Web: A Bird's-Eye View of World Histo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20 .M484 2003 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Mit dem Mörder spielt man nich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yne Krimi Classics # 1495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Stories of English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E1074.7 .C797 2004b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Rubicon: The Triumph and Tragedy of the Roman Republic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G266 .H65 2003b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Trotsky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K254.T6 V6513 1996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1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Bold Dragoon: The Life of J.E.B. Stuart 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67.1.S9 T45 1986 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7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When the Odds Were Even: The Vosges Mountains Campaign, October 1944-January 1945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62.V67 B66 1994 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Neighbors &amp; Strangers: The Fundamentals of Foreign Affairs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JX1391 .P66 1997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Evolution of US Army Tactical Doctrine, 1946-76</text:p>
          </table:table-cell>
          <table:table-cell table:style-name="ce6" office:value-type="float" office:value="1979" calcext:value-type="float">
            <text:p>197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U165 .D58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Why Things Bite Back: Technology and the Revenge of Unintended Consequences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T14.5 .T459 1996 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3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Urban Crucible: Social Change, Political Consciousness, and the Origins of the American Revolution</text:p>
          </table:table-cell>
          <table:table-cell table:style-name="ce6" office:value-type="float" office:value="1980" calcext:value-type="float">
            <text:p>198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188 .N38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Soldier for Napoleon: The Campaigns of Lieutenant Franz Joseph Hausmann, 7th Bavarian Infantry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C198.H37 A4 1998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3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Their War for Korea: American, Asian, and European Combatants and Civilians, 1945-1953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918.A553 M55 2002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Cheating Culture: Why More Americans Are Doing Wrong To Get Ahead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F5387 .C334 2004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7"/>
        </table:table-row>
        <table:table-row table:style-name="ro3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Fighting the Bombers: The Luftwaffe's Struggle Against the Allied Bomber Offensive, as Seen by its Commander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87 .F58 2003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3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French Peasant Fascism: Henry Dorgère's Greenshirts and the Crises of French Agriculture, 1929-1939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D1536.F8 P385 1997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Blitzkrieg-Legende: der Westfeldzug 1940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6 .F754 1995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Woman in Berlin: Eight Weeks in the Conquered City: A Diar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57.9.B4 W66 2005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3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Der Mann in der Schlang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Heyne Krimi Classics # 1488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Nature via Nurture: Genes, Experience, and What Makes Us Human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H438.5 .R535 2003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Band of Brothers: E Company, 506th Regiment, 101st Airborne: From Normandy to Hitler's Eagle's Nest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9.347 506th .A57 1992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Wartime: Understanding and Behavior in the Second World War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810.P7 U365 1989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Faust I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1916 .A1 1991 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Wittgenstein for Beginners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3376.W564 H35 1994 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March of Folly: From Troy to Vietnam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210 .T89 1984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One Palestine, Complete: Jews and Arabs Under the British Mandat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126 .S38513 2000 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Lunar Men: Five Friends Whose Curiousity Changed the World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T39 .U35 2002 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Lusitania: An Epic Traged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592.L8 P74 2002 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Sherlock Holmes und der verschwundene Bräutigam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yne Krimi Classics # 154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Reconstruction: America's Unfinished Revolution, 1863-1877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668 .F66 1989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Sea of Faith : Islam and Christianity in the Medieval Mediterranean Worl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E84 .O84 2006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Collapse: How Societies Choose to Fail or Succee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N13 .D5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War Journal of Major Damon "Rocky" Gaus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11 .G36 1999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101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Adam's Curse: A Future Without Me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H600.5 .S98 2004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3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Promised Land, Crusader State: The American Encounter with the World since 1776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183.7 .M4715 199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Mordakte Drachense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Heyne Krimi Classics # 1491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Pencil: A History of Design and Circumstance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TS1268 .P47 1990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Leonce und Lena</text:p>
          </table:table-cell>
          <table:table-cell table:style-name="ce6" office:value-type="float" office:value="1964" calcext:value-type="float">
            <text:p>196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1828.B6 L4 </text:p>
          </table:table-cell>
          <table:table-cell table:style-name="ce13" office:value-type="float" office:value="114" calcext:value-type="float">
            <text:p>114</text:p>
          </table:table-cell>
          <table:table-cell table:number-columns-repeated="1017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Race for Timbuktu: In Search of Africa's City of Gold 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T551.9.T55 K79 2006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Der Trick des Blind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yne Krimi Classics # 154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Captives and Cousins: Slavery, Kinship, and Community in the Southwest Borderland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790.A1 B76 2002 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Out of Gas: The End of the Age of Oil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N870 .G645 200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Die Schattengrenze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85.E55 S3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Lies Across America: What Our Historic Sites Get Wrong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59 .L64 1999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Future of Lif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QH75 .W535 2002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Slavery in Early Christianit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HT913 .G53 2002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Boyd: The Fighter Pilot Who Changed the Art of War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G626.2.B69 C67 2002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Under the Tuscan Sun: At Home in Italy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G734.23 .M38 1996</text:p>
          </table:table-cell>
          <table:table-cell table:style-name="ce13" office:value-type="float" office:value="312" calcext:value-type="float">
            <text:p>312</text:p>
          </table:table-cell>
          <table:table-cell table:number-columns-repeated="1017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To Win the Winter Sky: The Air War over the Ardennes, 1944-1945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6.5.A7 P369 1999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17"/>
        </table:table-row>
        <table:table-row table:style-name="ro3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Mordakte Bischof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eyne Krimi Classics # 1468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Kill-Cavalry: Sherman's Merchant of Terror: The Life of Union General Hugh Judson Kilpatrick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467.1.K34 M37 1996 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Genes, Girls, and Gamow: After The Double Helix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H506 .W399 2002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Kleiner Mann - was nun?</text:p>
          </table:table-cell>
          <table:table-cell table:style-name="ce6" office:value-type="float" office:value="1972" calcext:value-type="float">
            <text:p>197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2607.Q797 K58 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Einstein in Berlin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QC16.E5 L395 2003 </text:p>
          </table:table-cell>
          <table:table-cell table:style-name="ce13" office:value-type="float" office:value="184" calcext:value-type="float">
            <text:p>184</text:p>
          </table:table-cell>
          <table:table-cell table:number-columns-repeated="101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Der Ausflug der toten Mädchen</text:p>
          </table:table-cell>
          <table:table-cell table:style-name="ce6" office:value-type="float" office:value="1951" calcext:value-type="float">
            <text:p>195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T2635.A27 A97 195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Foundations of moral obligation : the Stockdale course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J1012 .B674 1992 </text:p>
          </table:table-cell>
          <table:table-cell table:style-name="ce13" office:value-type="float" office:value="331" calcext:value-type="float">
            <text:p>331</text:p>
          </table:table-cell>
          <table:table-cell table:number-columns-repeated="1017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GI War against Japan: American Soldiers in Asia and the Pacific during World War II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67 .S352 2002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7"/>
        </table:table-row>
        <table:table-row table:style-name="ro3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Adonis tot in Venedig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umont's Kriminal Bibliothek 105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Devil's Disciples: Hitler's Inner Circle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D244 .R43 200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Second U-boat Flotilla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81 .P28 2002 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Global Cold War: Third World Interventions and the Making of our Time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843 .W47 2005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Unknown Dead: Civilians in the Battle of the Bulge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97.B4 S3713 2005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3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War within the Union High Command: Politics and Generalship During the Civil Wa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70 .G74 2003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Vietnam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556.54 .T83 1999 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Bestiary of Christianity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N8180 .C5 1975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Piano Notes: The World of the Pianis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ML700 .R77 2002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Austro-Prussian War: Austria's War with Prussia and Italy in 1866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D438 .W39 1996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Terror in the Name of God: Why Religious Militants Kill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L65.T47 S74 2003 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Journal of Josiah Gorgas, 1857-1878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67.1.G68 A3 1995 </text:p>
          </table:table-cell>
          <table:table-cell table:style-name="ce13" office:value-type="float" office:value="321" calcext:value-type="float">
            <text:p>321</text:p>
          </table:table-cell>
          <table:table-cell table:number-columns-repeated="1017"/>
        </table:table-row>
        <table:table-row table:style-name="ro3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Das Jadezimm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7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Boy Scout Handbook and Other Observations </text:p>
          </table:table-cell>
          <table:table-cell table:style-name="ce6" office:value-type="float" office:value="1983" calcext:value-type="float">
            <text:p>1983</text:p>
          </table:table-cell>
          <table:table-cell table:style-name="ce10" office:value-type="float" office:value="36.45" calcext:value-type="float">
            <text:p>$36.4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AC8 .F93 1982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Auschwitz: A New Histor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5.5.A96 R44 2005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Cobra 2: The Inside Story of the Invasion and Occupation of Iraq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79.76 .G67 2006 <text:s/>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3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Averting 'The Final Failure': John F. Kennedy and the Secret Cuban Missile Crisis Meeting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841 .S757 2003 </text:p>
          </table:table-cell>
          <table:table-cell table:style-name="ce13" office:value-type="float" office:value="317" calcext:value-type="float">
            <text:p>317</text:p>
          </table:table-cell>
          <table:table-cell table:number-columns-repeated="1017"/>
        </table:table-row>
        <table:table-row table:style-name="ro3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Dynamics of Doctrine: The Changes in German Tactical Doctrine during the First World War</text:p>
          </table:table-cell>
          <table:table-cell table:style-name="ce6" office:value-type="float" office:value="1981" calcext:value-type="float">
            <text:p>198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U738 .L86 1981 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To the Last Man, Spring 1918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30 .M322 1998 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7"/>
        </table:table-row>
        <table:table-row table:style-name="ro3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American Shelter: An Illustrated Encyclopedia of the American Home</text:p>
          </table:table-cell>
          <table:table-cell table:style-name="ce6" office:value-type="float" office:value="1982" calcext:value-type="float">
            <text:p>198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NA7205.W34 1996 (Planning)</text:p>
          </table:table-cell>
          <table:table-cell table:style-name="ce13" office:value-type="float" office:value="333" calcext:value-type="float">
            <text:p>333</text:p>
          </table:table-cell>
          <table:table-cell table:number-columns-repeated="101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Night Draws Near: Iraq's People in the Shadow of America's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79.76 .S52 200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3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Marxism and the French Left: Studies in Labour and Politics in France, 1830-1981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HX261.5 .J83 198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Arabia and the Arabs: From the Bronze Age to the Coming of Islam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231 .H69 2001 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Battle for History: Re-fighting World War II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43.42 .K42 1996 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Fighting the Nazis: French Intelligence and Counterintelligence 1935-1945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10.S7 P3413 2003 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Bible in History: How the Texts Have Shaped the Time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S538.7 .K55 2004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Atlas of Languages: The Origin and Development of Languages Throughout the World</text:p>
          </table:table-cell>
          <table:table-cell table:style-name="ce7"/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106 .L67 1996 (ref.)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Library: An Unquiet Histo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Z721 .B28 2003 (SILS)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Flight to Arras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88 .S32 2000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Great Transformation: The Beginning of our Religious Traditions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L430 .A76 2006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Kinder- und Hausmärchen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921 .R6 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Episcopalian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X5930.3 .H45 2004</text:p>
          </table:table-cell>
          <table:table-cell table:style-name="ce13"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Covered With Glory: The 26th North Carolina Infantry at Gettysburg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75.53.G72 2000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Quest for Decisive Victory: From Stalemate to Blitzkrieg in Europe, 1899-1940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41 .C52 2002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Disunity of Science: Boundaries, Contexts, and Power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175 .D6636 1996 </text:p>
          </table:table-cell>
          <table:table-cell table:style-name="ce13" office:value-type="float" office:value="317" calcext:value-type="float">
            <text:p>317</text:p>
          </table:table-cell>
          <table:table-cell table:number-columns-repeated="101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Whole Shebang: A State-of-the-Universe(s) Report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B981.F98 1997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Orientalism</text:p>
          </table:table-cell>
          <table:table-cell table:style-name="ce6" office:value-type="float" office:value="1978" calcext:value-type="float">
            <text:p>1978</text:p>
          </table:table-cell>
          <table:table-cell table:style-name="ce10" office:value-type="float" office:value="4.95" calcext:value-type="float">
            <text:p>$4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12 .S24 1978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Cultures of the Jews: A New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102.95 .C85 2002 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7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Rise of the Nouveaux Riches: Style and Status in Victorian and Edwardian Architectur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T653.G7 C75 1999 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3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Morde in Assisi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umont's Kriminal Bibliothek 1048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Measure of Reality: Quantification and Western Society, 1250-1600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202 .C76 1997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Ein schlichter alter Man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52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Natasha's Dance: A Cultural History of Russia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K32 .F54 2002 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Chiang Kai shek: China's Generalissimo and the Nation He Lost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778.C55 F46 2004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101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Preface to Mark: Notes on the Gospel in its Literary and Cultural Settings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S2585.2 .B79 1993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Inventing Modern: Growing Up with X-rays, Skyscrapers, and Tailfin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69.1 .L53945 2003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Book of Honor: Covert Lives and Classified Deaths at the CIA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B271.U5 G87 2000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Postwar: A History of Europe since 1945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1051 .J84 2005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Yugoslavia: A Concise History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R1246 .B464 2001 </text:p>
          </table:table-cell>
          <table:table-cell table:style-name="ce13" office:value-type="float" office:value="244" calcext:value-type="float">
            <text:p>244</text:p>
          </table:table-cell>
          <table:table-cell table:number-columns-repeated="101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Bible as it Was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S1225.2 .K84 1997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Lee’s Miserables: Life in the Army of Northern Virginia from the Wilderness to Appomattox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70.2.P69 1998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Lost Christianities: The Battles for Scriptures and the Faiths We Never Knew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S2840 .E4 2003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Boys' Crusade: The American Infantry in Northeastern Europe, 1944-1045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56.3 .F87 2003 </text:p>
          </table:table-cell>
          <table:table-cell table:style-name="ce13" office:value-type="float" office:value="233" calcext:value-type="float">
            <text:p>233</text:p>
          </table:table-cell>
          <table:table-cell table:number-columns-repeated="101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Frau Sartori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80.M569 F7313 2003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World's Religions: A Guide to Our Wisdom Traditions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L80.2 .S6584 1995 </text:p>
          </table:table-cell>
          <table:table-cell table:style-name="ce13" office:value-type="float" office:value="313" calcext:value-type="float">
            <text:p>313</text:p>
          </table:table-cell>
          <table:table-cell table:number-columns-repeated="1017"/>
        </table:table-row>
        <table:table-row table:style-name="ro3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Jim Crow New York: A Documentary History of Race and Citizenship, 1777-1877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185.93.N56 J56 200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Mary Through the Centuries: Her Place in the History of Culture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T610 .P45 1996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River Run Red: The Fort Pillow Massacre in the American Civil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476.17 .W37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Moral Consequences of Economic Growth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D82 .F7168 2005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3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Dangerous Davies... Auf eigene Faus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umont's Kriminal Bibliothek 106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Railroads and Rifles: Soldiers, Technology, and the Unification of Germany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D103 .S54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Past Imperfect: French Intellectuals, 1944-1956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C33.7 .J84 1992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Eye of the Lynx: Galileo, His Friends, and the Beginnings of Modern Natural History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Q127.I8 F74 2002 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Roman Empire and Its Germanic Peoples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G312 .W6613 1997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In the Pharaoh's Shadow: Travels in Ancient and Modern Egypt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T56.2 .S28 2000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1017"/>
        </table:table-row>
        <table:table-row table:style-name="ro3">
          <table:table-cell table:style-name="ce2" office:value-type="float" office:value="337" calcext:value-type="float">
            <text:p>337</text:p>
          </table:table-cell>
          <table:table-cell table:style-name="ce4" office:value-type="string" calcext:value-type="string">
            <text:p>Der Spiegel aus Bilbao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umont's Kriminal Bibliothek 103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French Army and Politics 1870-1970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A702 .H67 1984 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Laws of War: Constraints on Warfare in the Western World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JX4521.H77 1994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Breaking the Spell: Religion as a Natural Phenomeno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L2775.3 .D46 2006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Racism: A Short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T1507 .F74 2002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Confidences</text:p>
          </table:table-cell>
          <table:table-cell table:style-name="ce6" office:value-type="float" office:value="1981" calcext:value-type="float">
            <text:p>198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Q2631.A26 Z463 </text:p>
          </table:table-cell>
          <table:table-cell table:style-name="ce13" office:value-type="float" office:value="299" calcext:value-type="float">
            <text:p>299</text:p>
          </table:table-cell>
          <table:table-cell table:number-columns-repeated="1017"/>
        </table:table-row>
        <table:table-row table:style-name="ro3">
          <table:table-cell table:style-name="ce2" office:value-type="float" office:value="343" calcext:value-type="float">
            <text:p>343</text:p>
          </table:table-cell>
          <table:table-cell table:style-name="ce4" office:value-type="string" calcext:value-type="string">
            <text:p>Germany, Hitler, and World War II: Essays in Modern German and World History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7 W384 1995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Book on the Bookshelf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Z685 .P48 1999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Battle: A History of Combat and Cultur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21.2 .L95 2003 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4" office:value-type="string" calcext:value-type="string">
            <text:p>374th Troop Carrier Group, 1942-1945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90 .I47 1998</text:p>
          </table:table-cell>
          <table:table-cell table:style-name="ce13" office:value-type="float" office:value="336" calcext:value-type="float">
            <text:p>336</text:p>
          </table:table-cell>
          <table:table-cell table:number-columns-repeated="101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Tank Rider: Into the Reich with the Red Arm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811 .B4832 2003b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4" office:value-type="string" calcext:value-type="string">
            <text:p>Letter to a Christian Na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R516 .H255 2006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Penthesilea</text:p>
          </table:table-cell>
          <table:table-cell table:style-name="ce6" office:value-type="float" office:value="1967" calcext:value-type="float">
            <text:p>196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2378 .P4 1967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Traveller Through Time: A Photographic Journey with Freya Stark 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61.7.S83 R88 1986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Working-Class War: American Combat Soldiers and Vietnam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8 .A67 1993 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Myth of Quetzalcoatl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F1219.76.R45 F613 199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Guerrillas, Unionists, and Violence on the Confederate Home Front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87.G84 1999 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4" office:value-type="string" calcext:value-type="string">
            <text:p>Freya Stark in Persia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258 .R88 1994</text:p>
          </table:table-cell>
          <table:table-cell table:style-name="ce13" office:value-type="float" office:value="308" calcext:value-type="float">
            <text:p>308</text:p>
          </table:table-cell>
          <table:table-cell table:number-columns-repeated="101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Narrative of the Incas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F3429.B5413 199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Collapse and Recovery of the Roman Empir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G305 .G73 1999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Decision in the West: The Atlanta Campaign of 1864 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76.7 .C28 1992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4" office:value-type="string" calcext:value-type="string">
            <text:p>Flavius-Josephu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115.9.J6 H33 1989 </text:p>
          </table:table-cell>
          <table:table-cell table:style-name="ce13" office:value-type="float" office:value="296" calcext:value-type="float">
            <text:p>296</text:p>
          </table:table-cell>
          <table:table-cell table:number-columns-repeated="1017"/>
        </table:table-row>
        <table:table-row table:style-name="ro3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Resistance in Vichy France : a study of ideas and motivation in the Southern Zone, 1940-1942</text:p>
          </table:table-cell>
          <table:table-cell table:style-name="ce6" office:value-type="float" office:value="1978" calcext:value-type="float">
            <text:p>197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02.F8 K4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Black New Yorkers: The Schomburg Illustrated Chronolog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F128.9.N4 D63 2000 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1017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Wealth and Democracy: A Political History of the American Rich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C110.W4 P484 2002 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017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Die Schrift 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S554.2 .B48 1976 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Modern Times, Modern Places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CB425 .C583 1999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4" office:value-type="string" calcext:value-type="string">
            <text:p>At Canaan's Edge: America in the King Years, 1965-68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85.615 .B67 2006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Nehru:The Invention of Indi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481.N35 N38 2003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1017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4" office:value-type="string" calcext:value-type="string">
            <text:p>Lost Scriptures: Books That Did Not Make It Into The New Testamen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S2832 .E37 2003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Wisdom of the Bones: In Search of Human Origins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N284.W35 1996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4" office:value-type="string" calcext:value-type="string">
            <text:p>Bomber War: Arthur Harris and the Allied Bomber Offensive, 1939-1945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86 .N453 2002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Universal Soldier; Fourteen Studies in Campaign Life A.D. 43-1944</text:p>
          </table:table-cell>
          <table:table-cell table:style-name="ce6" office:value-type="float" office:value="1971" calcext:value-type="float">
            <text:p>197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51 .W54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Trouble in Mind: Black Southerners in the Age of Jim Crow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85.6 .L58 1998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4" office:value-type="string" calcext:value-type="string">
            <text:p>How Images Think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F241 .B79 2004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God of Old: Inside the Lost World of the Bibl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S1225.2 .K85 1998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4" office:value-type="string" calcext:value-type="string">
            <text:p>History of the Jews in the Modern World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124 .S18 2005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3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Hitler's Secret Headquarters: The Führer's Wartime Bases, from the Invasion of France to the Berlin Bunke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247.H5 S45 2004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3">
          <table:table-cell table:style-name="ce2" office:value-type="float" office:value="375" calcext:value-type="float">
            <text:p>375</text:p>
          </table:table-cell>
          <table:table-cell table:style-name="ce4" office:value-type="string" calcext:value-type="string">
            <text:p>With Our Backs to Berlin: The German Army in Retreat on the Eastern Front 1945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57 .L3 2001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Philosophy Steamer: Lenin and the Exile of the Intelligentsi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K265.9.I55 C5 2006</text:p>
          </table:table-cell>
          <table:table-cell table:style-name="ce13" office:value-type="float" office:value="102" calcext:value-type="float">
            <text:p>102</text:p>
          </table:table-cell>
          <table:table-cell table:number-columns-repeated="1017"/>
        </table:table-row>
        <table:table-row table:style-name="ro3">
          <table:table-cell table:style-name="ce2" office:value-type="float" office:value="377" calcext:value-type="float">
            <text:p>377</text:p>
          </table:table-cell>
          <table:table-cell table:style-name="ce4" office:value-type="string" calcext:value-type="string">
            <text:p>Desert Queen: The Extraordinary Life of Gertrude Bell, Adventurer, Adviser to Kings, Ally of Lawrence of Arabia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61.7.B37 W35 1995 </text:p>
          </table:table-cell>
          <table:table-cell table:style-name="ce13" office:value-type="float" office:value="237" calcext:value-type="float">
            <text:p>237</text:p>
          </table:table-cell>
          <table:table-cell table:number-columns-repeated="1017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Draußen vor der Tür</text:p>
          </table:table-cell>
          <table:table-cell table:style-name="ce6" office:value-type="float" office:value="1963" calcext:value-type="float">
            <text:p>196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2603.O725 D7 1962 </text:p>
          </table:table-cell>
          <table:table-cell table:style-name="ce13" office:value-type="float" office:value="309" calcext:value-type="float">
            <text:p>309</text:p>
          </table:table-cell>
          <table:table-cell table:number-columns-repeated="1017"/>
        </table:table-row>
        <table:table-row table:style-name="ro3">
          <table:table-cell table:style-name="ce2" office:value-type="float" office:value="379" calcext:value-type="float">
            <text:p>379</text:p>
          </table:table-cell>
          <table:table-cell table:style-name="ce4" office:value-type="string" calcext:value-type="string">
            <text:p>Foundations of Science: Science and Hypothesis, The Value of Science, Science and Method</text:p>
          </table:table-cell>
          <table:table-cell table:style-name="ce6" office:value-type="float" office:value="1946" calcext:value-type="float">
            <text:p>194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Q175 .P8 1946 </text:p>
          </table:table-cell>
          <table:table-cell table:style-name="ce13"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Not War, But Murder: Cold Harbor, 1864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476.52.F87 2000 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4" office:value-type="string" calcext:value-type="string">
            <text:p>Richmond Burning: The Last Days of the Confederate Capital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77.61 .L36 2002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Freya Stark in Southern Arabia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207 .R864 1995</text:p>
          </table:table-cell>
          <table:table-cell table:style-name="ce13" office:value-type="float" office:value="308" calcext:value-type="float">
            <text:p>308</text:p>
          </table:table-cell>
          <table:table-cell table:number-columns-repeated="1017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4" office:value-type="string" calcext:value-type="string">
            <text:p>Women of the Third Reich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245 .S5413 2000 </text:p>
          </table:table-cell>
          <table:table-cell table:style-name="ce13" office:value-type="float" office:value="310" calcext:value-type="float">
            <text:p>310</text:p>
          </table:table-cell>
          <table:table-cell table:number-columns-repeated="1017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Bloody Battle for Tilly: Normandy 1944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56.5.C15 T68 2002 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4" office:value-type="string" calcext:value-type="string">
            <text:p>American Slavery, American Freedom: The Ordeal of Colonial Virginia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445.V8 M67 1995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3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Kabeljau und Kavia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4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Russia and the Russians: A History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K40 .H66 2001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string" calcext:value-type="string">
            <text:p>On the Plaza: The Politics of Public Space and Culture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F1410 .L69 2000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Winterfisch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5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4" office:value-type="string" calcext:value-type="string">
            <text:p>Gunfighter Nation: The Myth of the Frontier in Twentieth-century America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69.12 .S57 1992b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7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Metaphysical Club: A Story of Ideas in America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169.1 .M546 2001 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Dreyfus affair; catalyst for tensions in French society</text:p>
          </table:table-cell>
          <table:table-cell table:style-name="ce6" office:value-type="float" office:value="1965" calcext:value-type="float">
            <text:p>196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C354 .K34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Diplomat in Khaki: Major General Frank Ross McCoy and American Foreign Policy, 1898-1949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478.M456 B33 1989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4" office:value-type="string" calcext:value-type="string">
            <text:p>Joseph Smith: Rough Stone Rolling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X8695.S6 B875 200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Road to Mecca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P170.5 .A83 2001 </text:p>
          </table:table-cell>
          <table:table-cell table:style-name="ce13" office:value-type="float" office:value="149" calcext:value-type="float">
            <text:p>149</text:p>
          </table:table-cell>
          <table:table-cell table:number-columns-repeated="1017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4" office:value-type="string" calcext:value-type="string">
            <text:p>Our Own Devices: The Past and Future of Body Technolog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T14.5 .T4588 2003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Martial Arts of Renaissance Europ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U167.5.H3 A6395 2000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T.E. Lawrence in War &amp; Peace: An Anthology of the Military Writings of Lawrence of Arabia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R6023.A937 A6 2005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Faith: A History of Christianit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R145.2 .M69 2002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Aphorismen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423.L4 A25 2000</text:p>
          </table:table-cell>
          <table:table-cell table:style-name="ce13" office:value-type="float" office:value="239" calcext:value-type="float">
            <text:p>239</text:p>
          </table:table-cell>
          <table:table-cell table:number-columns-repeated="1017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Word Watch: The Stories Behind the Words of Our Lives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E1574.S68 1995 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God – A Biography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S1192.6 .M6 199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American Prometheus: The Triumph and Tragedy of J. Robert Oppenheime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C16.O62 .B57 200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Bombing of Auschwitz: Should the Allies Have Attempted It?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5.G3 B5848 2000 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Intimate Voices from the First World War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640.A2 I58 2004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017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Place Attachment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F353 .H85 vol. 12 </text:p>
          </table:table-cell>
          <table:table-cell table:style-name="ce13" office:value-type="float" office:value="251" calcext:value-type="float">
            <text:p>251</text:p>
          </table:table-cell>
          <table:table-cell table:number-columns-repeated="1017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Lifting the Veil: British Society in Egypt, 1768-1956 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T53 .S28 1988</text:p>
          </table:table-cell>
          <table:table-cell table:style-name="ce13" office:value-type="float" office:value="126" calcext:value-type="float">
            <text:p>126</text:p>
          </table:table-cell>
          <table:table-cell table:number-columns-repeated="1017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Great Awakening: Documents on the Revival of Religion, 1740-1745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R520 .B94 1989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Mighty Fortress: A New History of the German People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D17 .O996 200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Empire of Wealth: The Epic History of American Economic Powe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C103 .G673 200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Evolution of Useful Things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T212 .P465 1992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3"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Nachts am Paragon Walk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3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Donkeys: A History of the British Expeditionary Force in 1915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546 .C6 1961 <text:s/>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1017"/>
        </table:table-row>
        <table:table-row table:style-name="ro3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Die Affäre Leroug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eyne Krimi Classics # 1483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Arabs at War: Military Effectiveness, 1948-1991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A854 .P65 2002 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Evolution: The Triumph of an Idea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H361 .Z48 2001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Nero's Killing Machine: The True Story of Rome's Remarkable Fourteenth Leg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35 .D3724 2005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017"/>
        </table:table-row>
        <table:table-row table:style-name="ro3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Measure of All Things: The Seven-Year Odyssey and Hidden Error that Transformed the World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QB291 .A43 2002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4" office:value-type="string" calcext:value-type="string">
            <text:p>Silent Night: The Story of the World War I Christmas Truce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30 .W45 2001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Power of Babel: A Natural History of Language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140.M34 2001</text:p>
          </table:table-cell>
          <table:table-cell table:style-name="ce13" office:value-type="float" office:value="268" calcext:value-type="float">
            <text:p>268</text:p>
          </table:table-cell>
          <table:table-cell table:number-columns-repeated="1017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Rome's Greatest Defeat: Massacre in the Teutoburg Fores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D123 .M87 2006 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Empire on the Adriatic: Mussolini's Conquest of Yugoslavia, 1941-1943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R1298 .B87 2005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7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User Illusion: Cutting Consciousness Down to Size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F311 .N677 1998</text:p>
          </table:table-cell>
          <table:table-cell table:style-name="ce13" office:value-type="float" office:value="272" calcext:value-type="float">
            <text:p>272</text:p>
          </table:table-cell>
          <table:table-cell table:number-columns-repeated="1017"/>
        </table:table-row>
        <table:table-row table:style-name="ro3"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God Against the Gods: The History of the War Between Monotheism and Polytheis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L221 .K57 2004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1017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Mormon America: The Power and the Promis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X8635.2 .O88 1999 </text:p>
          </table:table-cell>
          <table:table-cell table:style-name="ce13" office:value-type="float" office:value="313" calcext:value-type="float">
            <text:p>313</text:p>
          </table:table-cell>
          <table:table-cell table:number-columns-repeated="1017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Francis of Assisi: A Revolutionary Lif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X4700.F6 H595 2000b 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017"/>
        </table:table-row>
        <table:table-row table:style-name="ro3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Freedom from Fear: The American People in Depression and War, 1929-1945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73 .O94 vol. 9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4"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Hitler and his Generals: Military Conferences 1942-1945: The First Complete Stenographic Record of the Military Situation Conferences, from Stalingrad to Berlin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57 .H5813 2003 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7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Michael Kohlhaas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T2378 .M6 200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Wittgenstein's Remarks on the Foundations of AI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7.8" calcext:value-type="float">
            <text:p>$27.8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3376.W564 S46 1998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3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Area Studies and Social Science: Strategies for Understanding Middle East Politics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62 .A6626 1999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4" office:value-type="string" calcext:value-type="string">
            <text:p>Arab World Today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39 .P64 1991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Battle that Stopped Rome: Emperor Augustus, Arminius and the Slaughter of the Legions in the Teutonburg Forest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123 .W45 2003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4" office:value-type="string" calcext:value-type="string">
            <text:p>New Testament and Other Early Christian Writings: A Reader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S2330.2 .E355 1998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Man Everybody Knew: Bruce Barton and the Making of Modern Americ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748.B264 F75 2005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4" office:value-type="string" calcext:value-type="string">
            <text:p>Cracking Codes: The Rosetta Stone and Decipherment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J1531.R5 P37 1999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Hitler's Foreign Policy, 1933-1939: The Road to World War II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D256.5 .W418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4" office:value-type="string" calcext:value-type="string">
            <text:p>Suicide of the Empires: The Battles on the Eastern Front, 1914-18</text:p>
          </table:table-cell>
          <table:table-cell table:style-name="ce6" office:value-type="float" office:value="1971" calcext:value-type="float">
            <text:p>197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551 .C55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War to Be Won: Fighting the Second World War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67.98 .M87 2000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4" office:value-type="string" calcext:value-type="string">
            <text:p>SA Generals and the Rise of Nazism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D253.7 .C36 1998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3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Battle tactics of the Western Front: The British Army's Art of Attack, 1916-18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56 .G75 1994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442" calcext:value-type="float">
            <text:p>442</text:p>
          </table:table-cell>
          <table:table-cell table:style-name="ce4" office:value-type="string" calcext:value-type="string">
            <text:p>Ghost Soldiers: The Forgotten Epic Story of World War II's Most Dramatic Mission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67.4 .S54 2001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Slaves in the Famil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F279.C453 A2 1998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Deliver Us From Evil: Peacekeepers, Warlords and a World of Endless Conflict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860 .S48 2000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Honoring Sergeant Carter: Redeeming a Black World War II Hero's Legac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96.5.U6 C36 2003 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Germany's Eastern Front Allies, 1941-45</text:p>
          </table:table-cell>
          <table:table-cell table:style-name="ce6" office:value-type="float" office:value="1983" calcext:value-type="float">
            <text:p>198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4 .A236 1982</text:p>
          </table:table-cell>
          <table:table-cell table:style-name="ce13" office:value-type="float" office:value="133" calcext:value-type="float">
            <text:p>133</text:p>
          </table:table-cell>
          <table:table-cell table:number-columns-repeated="1017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God's Secretaries: The Making of the King James Bibl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S186 .N536 2003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Soul Made Flesh: The Discovery of the Brain -- and How It Changed the World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P376 .Z555 2004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Anatomy of Fascis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JC481 .P39 2004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An American Dilemma: Vietnam, 1964-1973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558 .A444 1993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Great New York Conspiracy of 1741: Slavery, Crime, and Colonial Law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KFN5696.A4 H64 2003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4" office:value-type="string" calcext:value-type="string">
            <text:p>Mexican Revolution, 1910-1940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F1234 .G6248 2002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Holy Grail: Imagination and Belief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N686.G7 B27 2004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454" calcext:value-type="float">
            <text:p>454</text:p>
          </table:table-cell>
          <table:table-cell table:style-name="ce4" office:value-type="string" calcext:value-type="string">
            <text:p>Generation Exodus: The Fate of Young Jewish Refugees from Nazi Germany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135.G3315 L37 2001 </text:p>
          </table:table-cell>
          <table:table-cell table:style-name="ce13"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Reformation of the Bible: the Bible of the Reformation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S447 .P45 1996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4" office:value-type="string" calcext:value-type="string">
            <text:p>Spanish Frontier in North America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F799.W42 1992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Inventing the Great Awakening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R520 .L36 1999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3">
          <table:table-cell table:style-name="ce2" office:value-type="float" office:value="458" calcext:value-type="float">
            <text:p>458</text:p>
          </table:table-cell>
          <table:table-cell table:style-name="ce4" office:value-type="string" calcext:value-type="string">
            <text:p>End of Time: The Next Revolution in Physics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C173.59.S65 B374 2000 (m/p)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Das ägyptische Kreuz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umont's Kriminal Bibliothek 106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460" calcext:value-type="float">
            <text:p>460</text:p>
          </table:table-cell>
          <table:table-cell table:style-name="ce4" office:value-type="string" calcext:value-type="string">
            <text:p>Shortcut Through Time: The Path to the Quantum Compute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QA76.889 .J647 2003 [Math/Physics]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Regulars: The American Army, 1898-1941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A25 .C6223 2004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4" office:value-type="string" calcext:value-type="string">
            <text:p>Till Eulenspiegel</text:p>
          </table:table-cell>
          <table:table-cell table:style-name="ce6" office:value-type="float" office:value="1975" calcext:value-type="float">
            <text:p>197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941 .E8 1974a </text:p>
          </table:table-cell>
          <table:table-cell table:style-name="ce13" office:value-type="float" office:value="334" calcext:value-type="float">
            <text:p>334</text:p>
          </table:table-cell>
          <table:table-cell table:number-columns-repeated="1017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Setting of the Pearl: Vienna Under Hitle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B855 .W463 200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4" office:value-type="string" calcext:value-type="string">
            <text:p>Mystery of Courag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F575.C8 M55 2000 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Origins of the Final Solution: The Evolution of Nazi Jewish Policy, September 1939-March 1942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804.3 .B773 2004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style-name="ce2" office:value-type="float" office:value="466" calcext:value-type="float">
            <text:p>466</text:p>
          </table:table-cell>
          <table:table-cell table:style-name="ce4" office:value-type="string" calcext:value-type="string">
            <text:p>Storm in Flanders: The Ypres salient, 1914-1918: Tragedy and Triumph on the Western Front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542.Y5 G76 2002 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1017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Book Nobody Read: Chasing the Revolutions of Copernicu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QB41 .G38 2004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3">
          <table:table-cell table:style-name="ce2" office:value-type="float" office:value="468" calcext:value-type="float">
            <text:p>468</text:p>
          </table:table-cell>
          <table:table-cell table:style-name="ce4" office:value-type="string" calcext:value-type="string">
            <text:p>Language and Solitude: Wittgenstein, Malinowski, and the Habsburg Dilemma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37.6" calcext:value-type="float">
            <text:p>$37.6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3376.W564 G44 1998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Passionate Minds: The Great Love Affair of the Enlightenmen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2.95" calcext:value-type="float">
            <text:p>$22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Q2103.D7 B63 2006</text:p>
          </table:table-cell>
          <table:table-cell table:style-name="ce13" office:value-type="float" office:value="267" calcext:value-type="float">
            <text:p>267</text:p>
          </table:table-cell>
          <table:table-cell table:number-columns-repeated="1017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Secrets: A Memoir of Vietnam and the Pentagon Paper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8 .E44 2002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History of Women in the West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Q1121 .S79513 1992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4" office:value-type="string" calcext:value-type="string">
            <text:p>Journey of the Jihadist: Inside Muslim Militanc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P190.5.T47 G47 2006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7"/>
        </table:table-row>
        <table:table-row table:style-name="ro3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First Emancipator: The Forgotten Story of Robert Carter, the Founding Father Who Freed His Slave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F229.C34 L48 2005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4" office:value-type="string" calcext:value-type="string">
            <text:p>Geometry of Design: Studies in Proportion and Composition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N7431.5 .E44 2001 (art)</text:p>
          </table:table-cell>
          <table:table-cell table:style-name="ce13" office:value-type="float" office:value="254" calcext:value-type="float">
            <text:p>254</text:p>
          </table:table-cell>
          <table:table-cell table:number-columns-repeated="1017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Franklin Delano Roosevelt: Champion of Freedom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807 .B58 2003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4" office:value-type="string" calcext:value-type="string">
            <text:p>Teutonic Knights: A Military Histo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CR4765 .U73 2003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3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Lies (and the Lying Liars Who Tell Them): A Fair and Balanced Look at the Right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885 .F73 2003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7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4" office:value-type="string" calcext:value-type="string">
            <text:p>History of Argentina in the Twentieth Centu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2848 .R6613 2002</text:p>
          </table:table-cell>
          <table:table-cell table:style-name="ce13" office:value-type="float" office:value="322" calcext:value-type="float">
            <text:p>322</text:p>
          </table:table-cell>
          <table:table-cell table:number-columns-repeated="1017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Pilgrimage: An Image of Mediaeval Religion 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R252 .S9 1975b </text:p>
          </table:table-cell>
          <table:table-cell table:style-name="ce13" office:value-type="float" office:value="113" calcext:value-type="float">
            <text:p>113</text:p>
          </table:table-cell>
          <table:table-cell table:number-columns-repeated="1017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4" office:value-type="string" calcext:value-type="string">
            <text:p>Ghost Front: The Ardennes Before the Battle of the Bulg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6.5.A7 W45 2002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Short History of Christian Thought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T21.2 .U72 1995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482" calcext:value-type="float">
            <text:p>482</text:p>
          </table:table-cell>
          <table:table-cell table:style-name="ce4" office:value-type="string" calcext:value-type="string">
            <text:p>Obedient Rebels: Catholic Substance and Protestant Principle in Luther's Reformation</text:p>
          </table:table-cell>
          <table:table-cell table:style-name="ce6" office:value-type="float" office:value="1964" calcext:value-type="float">
            <text:p>196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R307 .P4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7"/>
        </table:table-row>
        <table:table-row table:style-name="ro3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daß Mord nur noch ein Hirngespins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umont's Kriminal Bibliothek 103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4">
          <table:table-cell table:style-name="ce2" office:value-type="float" office:value="484" calcext:value-type="float">
            <text:p>484</text:p>
          </table:table-cell>
          <table:table-cell table:style-name="ce4" office:value-type="string" calcext:value-type="string">
            <text:p>Rounding the Horn: Being the Story of Williwaws and Windjammers, Drake, Darwin, Murdered Missionaries and Naked Natives -- A Deck's-Eye View of Cape Hor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F3186 .M87 2004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Der Ernstfall: Innenansichten des Krieges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85.E55 Z94 1995 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4" office:value-type="string" calcext:value-type="string">
            <text:p>Chinese in America: A Narrative Histo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4.C5 C444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Tactics and the Experience of Battle in the Age of Napoleon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C151 .M9 1998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4" office:value-type="string" calcext:value-type="string">
            <text:p>Popes: Histories and Secret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X955.3 .R4613 2002</text:p>
          </table:table-cell>
          <table:table-cell table:style-name="ce13" office:value-type="float" office:value="315" calcext:value-type="float">
            <text:p>315</text:p>
          </table:table-cell>
          <table:table-cell table:number-columns-repeated="1017"/>
        </table:table-row>
        <table:table-row table:style-name="ro3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Marching to the Drums: Eyewitness Accounts of War from the Kabul Massacre to the Seige of Mafikeng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361 .M36 1999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4" office:value-type="string" calcext:value-type="string">
            <text:p>Deceivers: Allied Military Deception in the Second World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44 .H64 2004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Lucrezia Borgia: Life, Love and Death in Renaissance Ital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G797.83 .B73 2004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4" office:value-type="string" calcext:value-type="string">
            <text:p>Slave Narratives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444 .S56 2000 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1017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Blank Slate: The Modern Denial of Human Natur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F341 .P47 2002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Barbarians Speak: How the Conquered Peoples Shaped Roman Europe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G59.E8 W45 1999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3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Food, Inc. - Mendel and Monsanto, The Promises and Perils of the Biotech Harvest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S494.5.B563 P74 2003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4" office:value-type="string" calcext:value-type="string">
            <text:p>At a Century's Ending: Reflections, 1982-1995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185.8.S65 K44 1996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Book Thief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Z7.Z837 200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In the Company of Soldiers: A Chronicle of Combat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79.764.U6 A85 2004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4" office:value-type="string" calcext:value-type="string">
            <text:p>My War Gone By, I Miss It So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R1313.3 .L69 1999 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1017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Medieval Warfare: A History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128 .M55 1999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501" calcext:value-type="float">
            <text:p>501</text:p>
          </table:table-cell>
          <table:table-cell table:style-name="ce4" office:value-type="string" calcext:value-type="string">
            <text:p>Martyrs of Córdoba: Community and Family Conflict in an Age of Mass Conversion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X4659.S8 .C66 1995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4" office:value-type="string" calcext:value-type="string">
            <text:p>Fundamentalism: The Search for Meaning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L238 .R87 2004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Stranger to Myself: The Inhumanity of War: Russia, 1941-1944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64 .R41713 200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4" office:value-type="string" calcext:value-type="string">
            <text:p>Generations of Captivity: A History of African-American Slave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41 .B47 2003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God Delus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L2775.3 .D39 2006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506" calcext:value-type="float">
            <text:p>506</text:p>
          </table:table-cell>
          <table:table-cell table:style-name="ce4" office:value-type="string" calcext:value-type="string">
            <text:p>With Eagles to Glory: Napoleon and His German Allies in the 1809 Campaign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C234 .G55 1992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7"/>
        </table:table-row>
        <table:table-row table:style-name="ro3">
          <table:table-cell table:style-name="ce2" office:value-type="float" office:value="507" calcext:value-type="float">
            <text:p>507</text:p>
          </table:table-cell>
          <table:table-cell table:style-name="ce4" office:value-type="string" calcext:value-type="string">
            <text:p>Coined by God: Words and Phrases That First Appear in the English Translations of the Bibl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S455 .M33 2003 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4" office:value-type="string" calcext:value-type="string">
            <text:p>Man Who Would Be King: The First American in Afghanista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367.H37 M33 2004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Burden of Responsibility: Blum, Camus, Aron, and the French Twentieth Centur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C33.7 .J83 1998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2" office:value-type="float" office:value="510" calcext:value-type="float">
            <text:p>510</text:p>
          </table:table-cell>
          <table:table-cell table:style-name="ce4" office:value-type="string" calcext:value-type="string">
            <text:p>Taking Flight: Inventing the Aerial Age from Antiquity through the First World War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TL515 .H22 2003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Freedom Just Around the Corner: A New American History, 1585-1828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78 .M47 200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4" office:value-type="string" calcext:value-type="string">
            <text:p>Collapse of the Soviet Militar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K54 .O36 1998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4" office:value-type="string" calcext:value-type="string">
            <text:p>Poisoned Peace: 1945 - The War That Never Ended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15 .D3 200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4" office:value-type="string" calcext:value-type="string">
            <text:p>Chain of Command: The Road from 9/11 to Abu Ghraib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903.3 .H47 200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4" office:value-type="string" calcext:value-type="string">
            <text:p>Unwinnable Wars: American Power and Ethnic Conflict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840 .C335 1997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3">
          <table:table-cell table:style-name="ce2" office:value-type="float" office:value="516" calcext:value-type="float">
            <text:p>516</text:p>
          </table:table-cell>
          <table:table-cell table:style-name="ce4" office:value-type="string" calcext:value-type="string">
            <text:p>Massacre at the Champ de Mars: Popular Dissent and Political Culture in the French Revolu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C170 .A53 2000</text:p>
          </table:table-cell>
          <table:table-cell table:style-name="ce13" office:value-type="float" office:value="311" calcext:value-type="float">
            <text:p>311</text:p>
          </table:table-cell>
          <table:table-cell table:number-columns-repeated="1017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4" office:value-type="string" calcext:value-type="string">
            <text:p>Hammer and Rifle: The Militarization of the Soviet Union, 1926–1933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A770.S863 2000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4" office:value-type="string" calcext:value-type="string">
            <text:p>Nature of War </text:p>
          </table:table-cell>
          <table:table-cell table:style-name="ce6" office:value-type="float" office:value="1982" calcext:value-type="float">
            <text:p>198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21.2 .K4 1981 (Folio)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7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4" office:value-type="string" calcext:value-type="string">
            <text:p>U-Boat Patrol: The Hidden Photographic Diary of U564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82.U45 P38 2004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4" office:value-type="string" calcext:value-type="string">
            <text:p>Inventing Japan, 1853-1964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881.9 .B87 2003 </text:p>
          </table:table-cell>
          <table:table-cell table:style-name="ce13" office:value-type="float" office:value="233" calcext:value-type="float">
            <text:p>233</text:p>
          </table:table-cell>
          <table:table-cell table:number-columns-repeated="1017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4" office:value-type="string" calcext:value-type="string">
            <text:p>Coal: A Human History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N805.A5 F857 2003 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7"/>
        </table:table-row>
        <table:table-row table:style-name="ro3">
          <table:table-cell table:style-name="ce2" office:value-type="float" office:value="522" calcext:value-type="float">
            <text:p>522</text:p>
          </table:table-cell>
          <table:table-cell table:style-name="ce4" office:value-type="string" calcext:value-type="string">
            <text:p>Bloody Road to Tunis: Destruction of the Axis Forces in North Africa, November 1942-May 1943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66.82 .R56 2001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4" office:value-type="string" calcext:value-type="string">
            <text:p>In the Beginning was the Ghetto: Notebooks from Łodź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135.P63 R67813 2002 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1017"/>
        </table:table-row>
        <table:table-row table:style-name="ro3">
          <table:table-cell table:style-name="ce2" office:value-type="float" office:value="524" calcext:value-type="float">
            <text:p>524</text:p>
          </table:table-cell>
          <table:table-cell table:style-name="ce4" office:value-type="string" calcext:value-type="string">
            <text:p>From Jim Crow to Civil Rights: The Supreme Court and the Struggle for Racial Equality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KF4757 .K58 2004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525" calcext:value-type="float">
            <text:p>525</text:p>
          </table:table-cell>
          <table:table-cell table:style-name="ce4" office:value-type="string" calcext:value-type="string">
            <text:p>War of the World: Twentieth Century Conflict and the Descent of the Wes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431 .F47 2006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4" office:value-type="string" calcext:value-type="string">
            <text:p>Jakob, der Lügner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62.E294 J3 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4" office:value-type="string" calcext:value-type="string">
            <text:p>E=mc2, mon amour 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Q2663.A847 E2 </text:p>
          </table:table-cell>
          <table:table-cell table:style-name="ce13" office:value-type="float" office:value="298" calcext:value-type="float">
            <text:p>298</text:p>
          </table:table-cell>
          <table:table-cell table:number-columns-repeated="1017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4" office:value-type="string" calcext:value-type="string">
            <text:p>This Land is Your Land: The Geographic Evolution of the United States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61.3 .S39 2000 </text:p>
          </table:table-cell>
          <table:table-cell table:style-name="ce13" office:value-type="float" office:value="218" calcext:value-type="float">
            <text:p>218</text:p>
          </table:table-cell>
          <table:table-cell table:number-columns-repeated="1017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4" office:value-type="string" calcext:value-type="string">
            <text:p>Romeo und Julia auf dem Dorfe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374 .R3 1996</text:p>
          </table:table-cell>
          <table:table-cell table:style-name="ce13" office:value-type="float" office:value="106" calcext:value-type="float">
            <text:p>106</text:p>
          </table:table-cell>
          <table:table-cell table:number-columns-repeated="1017"/>
        </table:table-row>
        <table:table-row table:style-name="ro3">
          <table:table-cell table:style-name="ce2" office:value-type="float" office:value="530" calcext:value-type="float">
            <text:p>530</text:p>
          </table:table-cell>
          <table:table-cell table:style-name="ce4" office:value-type="string" calcext:value-type="string">
            <text:p>Rutland Plac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4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4" office:value-type="string" calcext:value-type="string">
            <text:p>Breakout: The Chosin Reservoir Campaign, Korea 1950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918.2.C35 R877 1999</text:p>
          </table:table-cell>
          <table:table-cell table:style-name="ce13" office:value-type="float" office:value="204" calcext:value-type="float">
            <text:p>204</text:p>
          </table:table-cell>
          <table:table-cell table:number-columns-repeated="1017"/>
        </table:table-row>
        <table:table-row table:style-name="ro3">
          <table:table-cell table:style-name="ce2" office:value-type="float" office:value="532" calcext:value-type="float">
            <text:p>532</text:p>
          </table:table-cell>
          <table:table-cell table:style-name="ce4" office:value-type="string" calcext:value-type="string">
            <text:p>Mord vor der Premier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umont's Kriminal Bibliothek 1080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4" office:value-type="string" calcext:value-type="string">
            <text:p>After Daybreak: The Liberation of Bergen-Belsen, 19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05.5.B47 S54 2005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7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4" office:value-type="string" calcext:value-type="string">
            <text:p>Suite français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Q2627.E4 S8513 200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4" office:value-type="string" calcext:value-type="string">
            <text:p>Long Walk: A Gamble for Life </text:p>
          </table:table-cell>
          <table:table-cell table:style-name="ce6" office:value-type="float" office:value="1957" calcext:value-type="float">
            <text:p>195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805 .S65 R3 1965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1017"/>
        </table:table-row>
        <table:table-row table:style-name="ro3">
          <table:table-cell table:style-name="ce2" office:value-type="float" office:value="536" calcext:value-type="float">
            <text:p>536</text:p>
          </table:table-cell>
          <table:table-cell table:style-name="ce4" office:value-type="string" calcext:value-type="string">
            <text:p>Evolution of Blitzkrieg Tactics: Germany Defends Itself Against Poland, 1918-1933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A710 .C55 1987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7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4" office:value-type="string" calcext:value-type="string">
            <text:p>Trickster Travels: A Sixteenth-century Muslim between World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T19.7.L46 D385 2006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4" office:value-type="string" calcext:value-type="string">
            <text:p>Endkampf: Soldiers, Civilians, and the Death of the Third Reich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57.9.F68 F75 2004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4" office:value-type="string" calcext:value-type="string">
            <text:p>Scalawags: Southern Dissenters in the Civil War and Reconstructio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87 .B34 2003 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4" office:value-type="string" calcext:value-type="string">
            <text:p>Galileo's Finger: The Ten Great Ideas of Scienc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Q162 .A85 2003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4" office:value-type="string" calcext:value-type="string">
            <text:p>Politics of Partition: King Abdullah, the Zionists and Palestine, 1921-1951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119.8.J67 S552 1998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542" calcext:value-type="float">
            <text:p>542</text:p>
          </table:table-cell>
          <table:table-cell table:style-name="ce4" office:value-type="string" calcext:value-type="string">
            <text:p>For the Survival of Democracy: Franklin Roosevelt and the World Crisis of the 1930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806 .H293 2004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4" office:value-type="string" calcext:value-type="string">
            <text:p>History of Christianity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R145.2 .C433 1995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4" office:value-type="string" calcext:value-type="string">
            <text:p>Seven Daughters of Eve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GN289 .S94 2001 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4" office:value-type="string" calcext:value-type="string">
            <text:p>Oxford Companion to Philosophy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36.45" calcext:value-type="float">
            <text:p>$36.4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51 .O94 1995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546" calcext:value-type="float">
            <text:p>546</text:p>
          </table:table-cell>
          <table:table-cell table:style-name="ce4" office:value-type="string" calcext:value-type="string">
            <text:p>War Paint: The 1st Infantry Division's LPR/Ranger Company in Fierce Combat in Vietnam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558.4 .G67 2001 <text:s text:c="2"/>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4" office:value-type="string" calcext:value-type="string">
            <text:p>Moorish Spain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P99 .F56 1992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3">
          <table:table-cell table:style-name="ce2" office:value-type="float" office:value="548" calcext:value-type="float">
            <text:p>548</text:p>
          </table:table-cell>
          <table:table-cell table:style-name="ce4" office:value-type="string" calcext:value-type="string">
            <text:p>Dangerous Davies ... Bis über beide Ohr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umont's Kriminal Bibliothek 104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4" office:value-type="string" calcext:value-type="string">
            <text:p>Fredericksburg! Fredericksburg!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474.85 .R24 2002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4" office:value-type="string" calcext:value-type="string">
            <text:p>For the Common Defense: A Military History of the United States of America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81 .M6986 1984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4" office:value-type="string" calcext:value-type="string">
            <text:p>Vietnam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S557.72 .B877 2002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4" office:value-type="string" calcext:value-type="string">
            <text:p>Le Régime de Vichy et les Français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C397 .R445 1992 </text:p>
          </table:table-cell>
          <table:table-cell table:style-name="ce13" office:value-type="float" office:value="301" calcext:value-type="float">
            <text:p>301</text:p>
          </table:table-cell>
          <table:table-cell table:number-columns-repeated="1017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4" office:value-type="string" calcext:value-type="string">
            <text:p>Bedford Boys: One American Town's Ultimate D-Day Sacrific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56.5.N6 K467 2003 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4" office:value-type="string" calcext:value-type="string">
            <text:p>Das siebte Kreuz</text:p>
          </table:table-cell>
          <table:table-cell table:style-name="ce6" office:value-type="float" office:value="1964" calcext:value-type="float">
            <text:p>196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35.A27 S5 1982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4" office:value-type="string" calcext:value-type="string">
            <text:p>Battle of the Wilderness, May 5-6, 1864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76.52.R47 199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4" office:value-type="string" calcext:value-type="string">
            <text:p>Western Warfare in the Age of the Crusades, 1000-1300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160 .F73 1999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7"/>
        </table:table-row>
        <table:table-row table:style-name="ro3">
          <table:table-cell table:style-name="ce2" office:value-type="float" office:value="557" calcext:value-type="float">
            <text:p>557</text:p>
          </table:table-cell>
          <table:table-cell table:style-name="ce4" office:value-type="string" calcext:value-type="string">
            <text:p>Dawn of Art: The Chauvet Cave: The Oldest Known Paintings in the World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N5310.5.F7 .C4713 1996 (art)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1017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4" office:value-type="string" calcext:value-type="string">
            <text:p>From Chivalry to Terrorism: War and the Changing Nature of Masculinit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Q1090 .B7 2003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4" office:value-type="string" calcext:value-type="string">
            <text:p>Eines Mittags, Mitte Juni : Erzählungen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2621.A73 E362 1983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table-cell table:style-name="ce2" office:value-type="float" office:value="560" calcext:value-type="float">
            <text:p>560</text:p>
          </table:table-cell>
          <table:table-cell table:style-name="ce4" office:value-type="string" calcext:value-type="string">
            <text:p>When Time Shall Be No More: Prophecy Belief in Modern American Culture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R526 .B58 1992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4" office:value-type="string" calcext:value-type="string">
            <text:p>Cousins’ Wars: Religion, Politics, and the Triumph of Anglo-America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209 .P48 1999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4" office:value-type="string" calcext:value-type="string">
            <text:p>The Longest Winter: The Battle of the Bulge and the Epic Story of WWII's Most Decorated Plato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56.5.A7 K47 2004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4" office:value-type="string" calcext:value-type="string">
            <text:p>War to End All Wars: The American Military Experience in World War I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570 .C6 1998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3">
          <table:table-cell table:style-name="ce2" office:value-type="float" office:value="564" calcext:value-type="float">
            <text:p>564</text:p>
          </table:table-cell>
          <table:table-cell table:style-name="ce4" office:value-type="string" calcext:value-type="string">
            <text:p>Satan und das Dolce Vita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umont's Kriminal Bibliothek 103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565" calcext:value-type="float">
            <text:p>565</text:p>
          </table:table-cell>
          <table:table-cell table:style-name="ce4" office:value-type="string" calcext:value-type="string">
            <text:p>Tod einer Diva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6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566" calcext:value-type="float">
            <text:p>566</text:p>
          </table:table-cell>
          <table:table-cell table:style-name="ce4" office:value-type="string" calcext:value-type="string">
            <text:p>Modern Medea: A Family Story of Slavery and Child-murder from the Old South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50 .G225 W45 1998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3">
          <table:table-cell table:style-name="ce2" office:value-type="float" office:value="567" calcext:value-type="float">
            <text:p>567</text:p>
          </table:table-cell>
          <table:table-cell table:style-name="ce4" office:value-type="string" calcext:value-type="string">
            <text:p>Where We Were in Vietnam: A Comprehensive Guide to the Firebases, Military Installations and Naval Vessels of the Vietnam War, 1945-1975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557.7 .K45 2002</text:p>
          </table:table-cell>
          <table:table-cell table:style-name="ce13" office:value-type="float" office:value="343" calcext:value-type="float">
            <text:p>343</text:p>
          </table:table-cell>
          <table:table-cell table:number-columns-repeated="1017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4" office:value-type="string" calcext:value-type="string">
            <text:p>Battle of Alamein: Turning Point, World War II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6.9 .B54 2002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569" calcext:value-type="float">
            <text:p>569</text:p>
          </table:table-cell>
          <table:table-cell table:style-name="ce4" office:value-type="string" calcext:value-type="string">
            <text:p>Das Geheimnis des roten Hause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yne Krimi Classics # 1432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570" calcext:value-type="float">
            <text:p>570</text:p>
          </table:table-cell>
          <table:table-cell table:style-name="ce4" office:value-type="string" calcext:value-type="string">
            <text:p>Miss Rondels Lupin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umont's Kriminal Bibliothek 1078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571" calcext:value-type="float">
            <text:p>571</text:p>
          </table:table-cell>
          <table:table-cell table:style-name="ce4" office:value-type="string" calcext:value-type="string">
            <text:p>Ghost Wars: The Secret History of the CIA, Afghanistan, and bin Laden, from the Soviet Invasion to September 10, 2001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S371.2 .C63 2004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4" office:value-type="string" calcext:value-type="string">
            <text:p>First World War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21 .S86 2001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4" office:value-type="string" calcext:value-type="string">
            <text:p>Warfare and Society in Europe, 1792-1914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361 .W38 2000 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4" office:value-type="string" calcext:value-type="string">
            <text:p>Schnee in den Ardennen: Journalroman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2662.E293 S366 2003 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4" office:value-type="string" calcext:value-type="string">
            <text:p>Blitzkrieg to Desert Storm: The Evolution of Operational Warfare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U163 .C54 2004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4" office:value-type="string" calcext:value-type="string">
            <text:p>Pox Americana: The Great Smallpox Epidemic of 1775-82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WC 590 F344p 2001 (HSL)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4" office:value-type="string" calcext:value-type="string">
            <text:p>War and Our World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21.2 .K428 1998 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1017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4" office:value-type="string" calcext:value-type="string">
            <text:p>Verloren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2682.R37 V4713 1999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4" office:value-type="string" calcext:value-type="string">
            <text:p>Sharon and My Mother-in-Law: Ramallah Diarie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113.7 .A657 2004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4" office:value-type="string" calcext:value-type="string">
            <text:p>Jerome Bruner: Language, Culture, Self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85.B77 J47 2001(M/P)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4" office:value-type="string" calcext:value-type="string">
            <text:p>Occupied France : collaboration and resistance, 1940-1944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02.F8 K39 198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4" office:value-type="string" calcext:value-type="string">
            <text:p>Nazi Policy, Jewish Workers, German Killers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04.3 .B769 2000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Battleground Berlin: CIA vs. KGB in the Cold War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83.8.S65 M86 1997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4" office:value-type="string" calcext:value-type="string">
            <text:p>Tannenberg: Clash of Empires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552.T3 S55 1991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7"/>
        </table:table-row>
        <table:table-row table:style-name="ro3">
          <table:table-cell table:style-name="ce2" office:value-type="float" office:value="585" calcext:value-type="float">
            <text:p>585</text:p>
          </table:table-cell>
          <table:table-cell table:style-name="ce4" office:value-type="string" calcext:value-type="string">
            <text:p>Fatherlands: State-Building and Nationhood in Nineteenth-Century Germany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D204 .G692 2001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4" office:value-type="string" calcext:value-type="string">
            <text:p>Der Tod in Venedig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625.A44 T6 1996</text:p>
          </table:table-cell>
          <table:table-cell table:style-name="ce13" office:value-type="float" office:value="106" calcext:value-type="float">
            <text:p>106</text:p>
          </table:table-cell>
          <table:table-cell table:number-columns-repeated="1017"/>
        </table:table-row>
        <table:table-row table:style-name="ro3">
          <table:table-cell table:style-name="ce2" office:value-type="float" office:value="587" calcext:value-type="float">
            <text:p>587</text:p>
          </table:table-cell>
          <table:table-cell table:style-name="ce4" office:value-type="string" calcext:value-type="string">
            <text:p>Irving Gill and the Architecture of Reform: A Study in Modernist Architectual Culture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NA737.G53 H55 2000 (art)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1017"/>
        </table:table-row>
        <table:table-row table:style-name="ro3">
          <table:table-cell table:style-name="ce2" office:value-type="float" office:value="588" calcext:value-type="float">
            <text:p>588</text:p>
          </table:table-cell>
          <table:table-cell table:style-name="ce4" office:value-type="string" calcext:value-type="string">
            <text:p>Mord als schöne Kunst betrachte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umont's Kriminal Bibliothek 106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4" office:value-type="string" calcext:value-type="string">
            <text:p>August 1914: ein Volk zieht in den Krieg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15 .A84 198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4" office:value-type="string" calcext:value-type="string">
            <text:p>Occidentalism: The West in the Eyes of its Enemie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CB245 .B875 2004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4" office:value-type="string" calcext:value-type="string">
            <text:p>Between Memory and Desire: The Middle East in a Troubled Age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63.1 .H856 1999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4" office:value-type="string" calcext:value-type="string">
            <text:p>Pentomic Era: The US Army Between Korea and Vietnam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A25 .B187 1986</text:p>
          </table:table-cell>
          <table:table-cell table:style-name="ce13" office:value-type="float" office:value="327" calcext:value-type="float">
            <text:p>327</text:p>
          </table:table-cell>
          <table:table-cell table:number-columns-repeated="1017"/>
        </table:table-row>
        <table:table-row table:style-name="ro3">
          <table:table-cell table:style-name="ce2" office:value-type="float" office:value="593" calcext:value-type="float">
            <text:p>593</text:p>
          </table:table-cell>
          <table:table-cell table:style-name="ce4" office:value-type="string" calcext:value-type="string">
            <text:p>Chronicles of the Barbarians: Firsthand Accounts of Pillage and Conquest, From the Ancient World to the Fall of Constantinople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104 .C55 1998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7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4" office:value-type="string" calcext:value-type="string">
            <text:p>Rumor of War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9.5 .C36 1996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4" office:value-type="string" calcext:value-type="string">
            <text:p>Yemen: The Unknown Arabia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247.Y42 M295 2000 </text:p>
          </table:table-cell>
          <table:table-cell table:style-name="ce13" office:value-type="float" office:value="333" calcext:value-type="float">
            <text:p>333</text:p>
          </table:table-cell>
          <table:table-cell table:number-columns-repeated="1017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4" office:value-type="string" calcext:value-type="string">
            <text:p>Germanic People: Their Origin, Expansion, and Culture</text:p>
          </table:table-cell>
          <table:table-cell table:style-name="ce6" office:value-type="float" office:value="1960" calcext:value-type="float">
            <text:p>196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D62 .O8 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1017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4" office:value-type="string" calcext:value-type="string">
            <text:p>Arabic Typograph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Z251.A6 A254 2001 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1017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4" office:value-type="string" calcext:value-type="string">
            <text:p>Secret Despatches from Arabia and Other Writings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568.4 .L38 1991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4" office:value-type="string" calcext:value-type="string">
            <text:p>Das Holzschiff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619.A6 H65 1998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style-name="ce4" office:value-type="string" calcext:value-type="string">
            <text:p>Forest War No More: Detention, Villagization, and the Mau Mau Emergenc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T433.577 .E45 2000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4" office:value-type="string" calcext:value-type="string">
            <text:p>Carlson's Raid: The Daring Marine Assault on Makin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7.917 .S65 2001 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7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4" office:value-type="string" calcext:value-type="string">
            <text:p>Hollow Years: France in the 1930s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C389 .W35 1998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3">
          <table:table-cell table:style-name="ce2" office:value-type="float" office:value="603" calcext:value-type="float">
            <text:p>603</text:p>
          </table:table-cell>
          <table:table-cell table:style-name="ce4" office:value-type="string" calcext:value-type="string">
            <text:p>Ordinary Men: Reserve Police Battalion 101 and the Final Solution in Poland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4.3 .B77 1998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7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4" office:value-type="string" calcext:value-type="string">
            <text:p>Spain's Road to Empire: The Making of a World Power, 1492-1763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P161 .K36 2002 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4" office:value-type="string" calcext:value-type="string">
            <text:p>Last Valley: Dien Bien Phu and the French Defeat in Vietna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553.3.D5 W55 200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4" office:value-type="string" calcext:value-type="string">
            <text:p>Closing of the Western Mind: The Rise of Faith and The Fall of Reaso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CB245 .F73 2002 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017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4" office:value-type="string" calcext:value-type="string">
            <text:p>Road to Verdun: France, Nationalism and the First World War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45.V3 O965 2002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4" office:value-type="string" calcext:value-type="string">
            <text:p>Die Günderode</text:p>
          </table:table-cell>
          <table:table-cell table:style-name="ce6" office:value-type="float" office:value="1926" calcext:value-type="float">
            <text:p>192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T1808.A4 A5 1982 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1017"/>
        </table:table-row>
        <table:table-row table:style-name="ro3">
          <table:table-cell table:style-name="ce2" office:value-type="float" office:value="609" calcext:value-type="float">
            <text:p>609</text:p>
          </table:table-cell>
          <table:table-cell table:style-name="ce4" office:value-type="string" calcext:value-type="string">
            <text:p>General: Robert L. Bullard and Officership in the United States Army, 1881-1925</text:p>
          </table:table-cell>
          <table:table-cell table:style-name="ce6" office:value-type="float" office:value="1975" calcext:value-type="float">
            <text:p>197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U53.B78 M54</text:p>
          </table:table-cell>
          <table:table-cell table:style-name="ce13" office:value-type="float" office:value="329" calcext:value-type="float">
            <text:p>329</text:p>
          </table:table-cell>
          <table:table-cell table:number-columns-repeated="1017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4" office:value-type="string" calcext:value-type="string">
            <text:p>Backdrop to Tragedy; The Struggle for Palestine</text:p>
          </table:table-cell>
          <table:table-cell table:style-name="ce6" office:value-type="float" office:value="1957" calcext:value-type="float">
            <text:p>195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123 .P68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4" office:value-type="string" calcext:value-type="string">
            <text:p>In the Past Lane: Historical Perspectives on American Culture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69.1 .K293 1997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4" office:value-type="string" calcext:value-type="string">
            <text:p>Holocaust in American Lif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804.45 .U55 N68 1999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4" office:value-type="string" calcext:value-type="string">
            <text:p>Imperial Reckoning: The Untold Story of the End of Empire in Keny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T433.577 .E45 200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4" office:value-type="string" calcext:value-type="string">
            <text:p>In Siberia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K756.2 .T48 1999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4" office:value-type="string" calcext:value-type="string">
            <text:p>Nazi Terror: The Gestapo, Jews and Ordinary Germans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04.3 .J636 1999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4" office:value-type="string" calcext:value-type="string">
            <text:p>Old Army: A Portrait of the American Army in Peacetime, 1784-1898 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A25 .C62 1986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617" calcext:value-type="float">
            <text:p>617</text:p>
          </table:table-cell>
          <table:table-cell table:style-name="ce4" office:value-type="string" calcext:value-type="string">
            <text:p>Big Cotton: How a Humble Fiber Created Fortunes, Wrecked Civilizations, and Put America on the Map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D9875 .Y34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4" office:value-type="string" calcext:value-type="string">
            <text:p>Bible in English: Its History and Influenc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S455 .D27 2003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4" office:value-type="string" calcext:value-type="string">
            <text:p>Christmas Truce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641 .B769 1984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7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4" office:value-type="string" calcext:value-type="string">
            <text:p>Gotham: A History of New York City to 1898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F128.3 .B87 1999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4" office:value-type="string" calcext:value-type="string">
            <text:p>Off the Map: The Curious Histories of Place-Names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G104.5 .N45 1997</text:p>
          </table:table-cell>
          <table:table-cell table:style-name="ce13" office:value-type="float" office:value="344" calcext:value-type="float">
            <text:p>344</text:p>
          </table:table-cell>
          <table:table-cell table:number-columns-repeated="1017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4" office:value-type="string" calcext:value-type="string">
            <text:p>Housing, Culture, and Design: A Comparative Perspective 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D7287.5 .H475 1989 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1017"/>
        </table:table-row>
        <table:table-row table:style-name="ro3">
          <table:table-cell table:style-name="ce2" office:value-type="float" office:value="623" calcext:value-type="float">
            <text:p>623</text:p>
          </table:table-cell>
          <table:table-cell table:style-name="ce4" office:value-type="string" calcext:value-type="string">
            <text:p>Returning as Shadow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Q7298.3.A58 R4813 2003 </text:p>
          </table:table-cell>
          <table:table-cell table:style-name="ce13" office:value-type="float" office:value="264" calcext:value-type="float">
            <text:p>264</text:p>
          </table:table-cell>
          <table:table-cell table:number-columns-repeated="1017"/>
        </table:table-row>
        <table:table-row table:style-name="ro3">
          <table:table-cell table:style-name="ce2" office:value-type="float" office:value="624" calcext:value-type="float">
            <text:p>624</text:p>
          </table:table-cell>
          <table:table-cell table:style-name="ce4" office:value-type="string" calcext:value-type="string">
            <text:p>Madam Wilkins Palazzo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umont's Kriminal Bibliothek 103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4" office:value-type="string" calcext:value-type="string">
            <text:p>German Way of War: From the Thirty Years' War to the Third Reich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D101 .C58 2005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4" office:value-type="string" calcext:value-type="string">
            <text:p>L'eau des collines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Q2631.A26 E2 </text:p>
          </table:table-cell>
          <table:table-cell table:style-name="ce13" office:value-type="float" office:value="314" calcext:value-type="float">
            <text:p>314</text:p>
          </table:table-cell>
          <table:table-cell table:number-columns-repeated="1017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4" office:value-type="string" calcext:value-type="string">
            <text:p>Rogue Nation: American Unilateralism and the Failure of Good Intention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902 .P74 2003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4" office:value-type="string" calcext:value-type="string">
            <text:p>Frederick the Great: King of Prussia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D404 .F72 2000</text:p>
          </table:table-cell>
          <table:table-cell table:style-name="ce13" office:value-type="float" office:value="178" calcext:value-type="float">
            <text:p>178</text:p>
          </table:table-cell>
          <table:table-cell table:number-columns-repeated="1017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4" office:value-type="string" calcext:value-type="string">
            <text:p>Nathan der Weise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399 .A1 1984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4" office:value-type="string" calcext:value-type="string">
            <text:p>Away Down South: A History of Southern Identit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F209 .C597 200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4" office:value-type="string" calcext:value-type="string">
            <text:p>With the 41st Division in the Southwest Pacific: A Foot Soldier's 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1.C344 A3 2002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2" office:value-type="float" office:value="632" calcext:value-type="float">
            <text:p>632</text:p>
          </table:table-cell>
          <table:table-cell table:style-name="ce4" office:value-type="string" calcext:value-type="string">
            <text:p>Lee's Cavalrymen: A History of the Mounted Forces of the Army of Northern Virginia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70.2 .L66 2002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3">
          <table:table-cell table:style-name="ce2" office:value-type="float" office:value="633" calcext:value-type="float">
            <text:p>633</text:p>
          </table:table-cell>
          <table:table-cell table:style-name="ce4" office:value-type="string" calcext:value-type="string">
            <text:p>American Moderns: Bohemian New York and the Creation of a New Centur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F128.5.S79 2000 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4" office:value-type="string" calcext:value-type="string">
            <text:p>Das Wäldchen 125, eine Chronik aus den Grabenkämpfen. 1918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640 .J69613 1988 </text:p>
          </table:table-cell>
          <table:table-cell table:style-name="ce13" office:value-type="float" office:value="224" calcext:value-type="float">
            <text:p>224</text:p>
          </table:table-cell>
          <table:table-cell table:number-columns-repeated="1017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4" office:value-type="string" calcext:value-type="string">
            <text:p>Hitler Youth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D253.5 .K28 2004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636" calcext:value-type="float">
            <text:p>636</text:p>
          </table:table-cell>
          <table:table-cell table:style-name="ce4" office:value-type="string" calcext:value-type="string">
            <text:p>Castles of Steel: Britain, Germany, and the Winning of the Great War at Sea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81 .M37 2003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4" office:value-type="string" calcext:value-type="string">
            <text:p>War For the Hell of It: A Fighter Pilot's View of Vietna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558.5 .C63 2005</text:p>
          </table:table-cell>
          <table:table-cell table:style-name="ce13" office:value-type="float" office:value="337" calcext:value-type="float">
            <text:p>337</text:p>
          </table:table-cell>
          <table:table-cell table:number-columns-repeated="1017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4" office:value-type="string" calcext:value-type="string">
            <text:p>Yanks: The Epic Story of the American Army in World War I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570 .E37 2001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4" office:value-type="string" calcext:value-type="string">
            <text:p>Military Half: An Account of Destruction in Quang Ngai and Quang Tin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557.A68 S3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3">
          <table:table-cell table:style-name="ce2" office:value-type="float" office:value="640" calcext:value-type="float">
            <text:p>640</text:p>
          </table:table-cell>
          <table:table-cell table:style-name="ce4" office:value-type="string" calcext:value-type="string">
            <text:p>Der Mord an meiner Tant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yne Krimi Classics # 1598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4" office:value-type="string" calcext:value-type="string">
            <text:p>Kleider machen Leute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2374.K33 J49 1984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4" office:value-type="string" calcext:value-type="string">
            <text:p>Christian Tradition: A History of the Development of Doctrine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T25 .P43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2" office:value-type="float" office:value="643" calcext:value-type="float">
            <text:p>643</text:p>
          </table:table-cell>
          <table:table-cell table:style-name="ce4" office:value-type="string" calcext:value-type="string">
            <text:p>Die Katze tötet lautlo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76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644" calcext:value-type="float">
            <text:p>644</text:p>
          </table:table-cell>
          <table:table-cell table:style-name="ce4" office:value-type="string" calcext:value-type="string">
            <text:p>Battle for Rome: The Germans, the Allies, the Partisans and the Pope, September 1943-June 1944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63.I82 R62719 2003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4" office:value-type="string" calcext:value-type="string">
            <text:p>Martin Luthe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R325 .M377 2004 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4" office:value-type="string" calcext:value-type="string">
            <text:p>Blue Latitudes: Boldly Going Where Captain Cook Has Gone Befor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G420.C65 H67 2002 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3">
          <table:table-cell table:style-name="ce2" office:value-type="float" office:value="647" calcext:value-type="float">
            <text:p>647</text:p>
          </table:table-cell>
          <table:table-cell table:style-name="ce4" office:value-type="string" calcext:value-type="string">
            <text:p>Eine Eule kommt selten allei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66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4" office:value-type="string" calcext:value-type="string">
            <text:p>Journal, 1955-1962: Reflections on the French-Algerian War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T295 .F3813 2000 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4" office:value-type="string" calcext:value-type="string">
            <text:p>Empires of the Atlantic world : Britain and Spain in America, 1492-1830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.82 .E44 2006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4" office:value-type="string" calcext:value-type="string">
            <text:p>Remembering War the American Way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61 .P52 1995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1017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4" office:value-type="string" calcext:value-type="string">
            <text:p>Nixon's Shadow: The History of an Imag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856 .G747 2003 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652" calcext:value-type="float">
            <text:p>652</text:p>
          </table:table-cell>
          <table:table-cell table:style-name="ce4" office:value-type="string" calcext:value-type="string">
            <text:p>Jesus of Nazareth, King of the Jews: A Jewish Life and the Emergence of Christianity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T301.2 .F74 1999 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4" office:value-type="string" calcext:value-type="string">
            <text:p>Interpreting the Russian Revolution: The Language and Symbols of 1917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K265 .F47 1999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654" calcext:value-type="float">
            <text:p>654</text:p>
          </table:table-cell>
          <table:table-cell table:style-name="ce4" office:value-type="string" calcext:value-type="string">
            <text:p>Die vergifteten Pralin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eyne Krimi Classics # 157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4" office:value-type="string" calcext:value-type="string">
            <text:p>Great Civil War: A Military and Political History, 1861-1865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68 .W425 2000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4" office:value-type="string" calcext:value-type="string">
            <text:p>Endkampf an der Donau 1944/45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5.6 .G66</text:p>
          </table:table-cell>
          <table:table-cell table:style-name="ce13" office:value-type="float" office:value="332" calcext:value-type="float">
            <text:p>332</text:p>
          </table:table-cell>
          <table:table-cell table:number-columns-repeated="1017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4" office:value-type="string" calcext:value-type="string">
            <text:p>Airborne: A Combat History of American Airborne Force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D483 .F55 2003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7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4" office:value-type="string" calcext:value-type="string">
            <text:p>Class: A Guide Through the American Status System 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N90.S6 F87 1983 </text:p>
          </table:table-cell>
          <table:table-cell table:style-name="ce13" office:value-type="float" office:value="263" calcext:value-type="float">
            <text:p>263</text:p>
          </table:table-cell>
          <table:table-cell table:number-columns-repeated="1017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4" office:value-type="string" calcext:value-type="string">
            <text:p>Vorleser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80.L54 V6713 1997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4" office:value-type="string" calcext:value-type="string">
            <text:p>Art: A New History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N5300 .J64 2003 [art]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661" calcext:value-type="float">
            <text:p>661</text:p>
          </table:table-cell>
          <table:table-cell table:style-name="ce4" office:value-type="string" calcext:value-type="string">
            <text:p>Great and Noble Scheme: The Tragic Story of the Expulsion of the French Acadians from their American Homelan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F1038 .F37 2005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4" office:value-type="string" calcext:value-type="string">
            <text:p>Briefe aus dem Krieg, 1943-1946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T2670.A483 Z48 2005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4" office:value-type="string" calcext:value-type="string">
            <text:p>Dreaming War: Blood for Oil and the Cheney-Bush Junta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902 .V533 2002 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1017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4" office:value-type="string" calcext:value-type="string">
            <text:p>Resilience and Courage: Women, Men and the Holocaust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04.47 .T43 2003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665" calcext:value-type="float">
            <text:p>665</text:p>
          </table:table-cell>
          <table:table-cell table:style-name="ce4" office:value-type="string" calcext:value-type="string">
            <text:p>Bach Among the Theologians </text:p>
          </table:table-cell>
          <table:table-cell table:style-name="ce6" office:value-type="float" office:value="1986" calcext:value-type="float">
            <text:p>198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ML410.B1 P37 1986 (Music)</text:p>
          </table:table-cell>
          <table:table-cell table:style-name="ce13" office:value-type="float" office:value="302" calcext:value-type="float">
            <text:p>302</text:p>
          </table:table-cell>
          <table:table-cell table:number-columns-repeated="1017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4" office:value-type="string" calcext:value-type="string">
            <text:p>Doniphan’s Epic March: The 1st Missouri Volunteers in the Mexican War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09.5.M58 D39 1999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667" calcext:value-type="float">
            <text:p>667</text:p>
          </table:table-cell>
          <table:table-cell table:style-name="ce4" office:value-type="string" calcext:value-type="string">
            <text:p>Slave Nation: How Slavery United the Colonies and Sparked the American Revolu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46 .B58 2005</text:p>
          </table:table-cell>
          <table:table-cell table:style-name="ce13" office:value-type="float" office:value="167" calcext:value-type="float">
            <text:p>167</text:p>
          </table:table-cell>
          <table:table-cell table:number-columns-repeated="1017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4" office:value-type="string" calcext:value-type="string">
            <text:p>Helmuth von Moltke and the Origins of the First World War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511 .M5525 2001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4" office:value-type="string" calcext:value-type="string">
            <text:p>Religion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L80.2 .F27 1998 </text:p>
          </table:table-cell>
          <table:table-cell table:style-name="ce13" office:value-type="float" office:value="118" calcext:value-type="float">
            <text:p>118</text:p>
          </table:table-cell>
          <table:table-cell table:number-columns-repeated="1017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4" office:value-type="string" calcext:value-type="string">
            <text:p>Mario und der Zauberer</text:p>
          </table:table-cell>
          <table:table-cell table:style-name="ce6" office:value-type="float" office:value="1937" calcext:value-type="float">
            <text:p>193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2625.A44 M3 1937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7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4" office:value-type="string" calcext:value-type="string">
            <text:p>Ivan's War: Life and Death in the Red Army, 1939-1945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4 .M395 2006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017"/>
        </table:table-row>
        <table:table-row table:style-name="ro3">
          <table:table-cell table:style-name="ce2" office:value-type="float" office:value="672" calcext:value-type="float">
            <text:p>672</text:p>
          </table:table-cell>
          <table:table-cell table:style-name="ce4" office:value-type="string" calcext:value-type="string">
            <text:p>Good Old Days: The Holocaust as Seen by its Perpetrators and Bystanders 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04.3 S3613 1991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4" office:value-type="string" calcext:value-type="string">
            <text:p>Fascism in Western Europe, 1900-45</text:p>
          </table:table-cell>
          <table:table-cell table:style-name="ce6" office:value-type="float" office:value="1971" calcext:value-type="float">
            <text:p>197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424 .K4 1971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4" office:value-type="string" calcext:value-type="string">
            <text:p>Success is Never Final: Empire, War and Faith in Early Modern Europ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214 .P27 2002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3">
          <table:table-cell table:style-name="ce2" office:value-type="float" office:value="675" calcext:value-type="float">
            <text:p>675</text:p>
          </table:table-cell>
          <table:table-cell table:style-name="ce4" office:value-type="string" calcext:value-type="string">
            <text:p>God Created the Integers: The Mathematical Breakthroughs that Changed Histor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QA21 .G63 2005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1017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4" office:value-type="string" calcext:value-type="string">
            <text:p>Geschichte eines Deutsche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86.7.H26 A3 2002 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2" office:value-type="float" office:value="677" calcext:value-type="float">
            <text:p>677</text:p>
          </table:table-cell>
          <table:table-cell table:style-name="ce4" office:value-type="string" calcext:value-type="string">
            <text:p>Das Haus ohne Schlüssel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yne Krimi Classics # 153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4" office:value-type="string" calcext:value-type="string">
            <text:p>Backing Hitler: Consent and Coercion in Nazi Germany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D256.5 .G45 2001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679" calcext:value-type="float">
            <text:p>679</text:p>
          </table:table-cell>
          <table:table-cell table:style-name="ce4" office:value-type="string" calcext:value-type="string">
            <text:p>Tournament of Shadows: The Great Game and the Race for Empire in Central Asia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329.4 .M47 1999 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4" office:value-type="string" calcext:value-type="string">
            <text:p>Dude, Where's My Country?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902 .M65 2003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1017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4" office:value-type="string" calcext:value-type="string">
            <text:p>Music: Healing the Rift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ML3800 .H49 2003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017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Sea of Glory: America's Voyage of Discovery, The U.S. Exploring Expedition, 1838-1842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N663 .P48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683" calcext:value-type="float">
            <text:p>683</text:p>
          </table:table-cell>
          <table:table-cell table:style-name="ce4" office:value-type="string" calcext:value-type="string">
            <text:p>Keine Milch für Camero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82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4" office:value-type="string" calcext:value-type="string">
            <text:p>1421: The Year China Discovered Americ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322 .M46 2003 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7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4" office:value-type="string" calcext:value-type="string">
            <text:p>1491: New Revelations of the Americas before Columbu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61 .M266 2005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Burying Caesar: Churchill, Chamberlain and the Battle for the Tory Party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JN1129.C7 S849 1999 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4" office:value-type="string" calcext:value-type="string">
            <text:p>Bicycle: The Histor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L410 .H43 2004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4" office:value-type="string" calcext:value-type="string">
            <text:p>Dust Bowl: The Southern Plains in the 1930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F786 .W87 2004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4" office:value-type="string" calcext:value-type="string">
            <text:p>Der Endkampf um Deutschland: 1945 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7 .P38 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4" office:value-type="string" calcext:value-type="string">
            <text:p>Apocalypses: Prophecies, Cults, and Millennial Beliefs through the Ages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L503 .W43 1999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691" calcext:value-type="float">
            <text:p>691</text:p>
          </table:table-cell>
          <table:table-cell table:style-name="ce4" office:value-type="string" calcext:value-type="string">
            <text:p>Good Muslim, Bad Muslim: America, the Cold War, and the Roots of Terro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840 .M346 2004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3">
          <table:table-cell table:style-name="ce2" office:value-type="float" office:value="692" calcext:value-type="float">
            <text:p>692</text:p>
          </table:table-cell>
          <table:table-cell table:style-name="ce4" office:value-type="string" calcext:value-type="string">
            <text:p>RAF in Camera: Archive Photographs from the Public Record Office and the Ministry of Defence, 1939-1945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86 .N466 1997 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4" office:value-type="string" calcext:value-type="string">
            <text:p>Osman's Dream: The Story of the Ottoman Empire, 1300-1923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R486 .F56 2005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4" office:value-type="string" calcext:value-type="string">
            <text:p>Render to Caesar: Jesus, the Early Church, and the Roman Superpowe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BS2417.P6 B79 2005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4" office:value-type="string" calcext:value-type="string">
            <text:p>Second World War in the East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67 .W485 1999 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7"/>
        </table:table-row>
        <table:table-row table:style-name="ro3">
          <table:table-cell table:style-name="ce2" office:value-type="float" office:value="696" calcext:value-type="float">
            <text:p>696</text:p>
          </table:table-cell>
          <table:table-cell table:style-name="ce4" office:value-type="string" calcext:value-type="string">
            <text:p>Conclave: A Sometimes Secret and Occasionally Bloody History of Papal Election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X1805 .W34 2003b 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7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4" office:value-type="string" calcext:value-type="string">
            <text:p>Hell is upon us : D-Day in the Pacific, June-August 1944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67.99.M27 B76 2005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4" office:value-type="string" calcext:value-type="string">
            <text:p>History of Pakistan and its Origin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384 .H55 2002 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4" office:value-type="string" calcext:value-type="string">
            <text:p>Diary of Darkness: The Wartime Diary of Kiyosawa Kiyoshi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1.5 .K54313 1999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4" office:value-type="string" calcext:value-type="string">
            <text:p>Lee’s Endangered Left: The Civil War in Western Virginia, Spring of 1864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581.D86 1998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4" office:value-type="string" calcext:value-type="string">
            <text:p>Khrushchev: The Man and his Er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K275.K5 T38 2003 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4" office:value-type="string" calcext:value-type="string">
            <text:p>Origins of the War of 1914 (vols. 1-3)</text:p>
          </table:table-cell>
          <table:table-cell table:style-name="ce6" office:value-type="float" office:value="1958" calcext:value-type="float">
            <text:p>195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511 .A574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4" office:value-type="string" calcext:value-type="string">
            <text:p>Hairstons: An American Family in Black and White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E185.96 .W54 1999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4" office:value-type="string" calcext:value-type="string">
            <text:p>Seven Ages of Pari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C707 .H74 2002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4" office:value-type="string" calcext:value-type="string">
            <text:p>Scars of War, Wounds of Peace: The Israeli-Arab Traged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119.76 .B4493 2005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4" office:value-type="string" calcext:value-type="string">
            <text:p>Theodore Roosevelt: A Life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757.M67 1992 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7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4" office:value-type="string" calcext:value-type="string">
            <text:p>Gulag: A Histor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V8964.S65 A67 2003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4" office:value-type="string" calcext:value-type="string">
            <text:p>Command Decisions</text:p>
          </table:table-cell>
          <table:table-cell table:style-name="ce6" office:value-type="float" office:value="1960" calcext:value-type="float">
            <text:p>196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43.U44</text:p>
          </table:table-cell>
          <table:table-cell table:style-name="ce13" office:value-type="float" office:value="211" calcext:value-type="float">
            <text:p>211</text:p>
          </table:table-cell>
          <table:table-cell table:number-columns-repeated="1017"/>
        </table:table-row>
        <table:table-row table:style-name="ro3">
          <table:table-cell table:style-name="ce2" office:value-type="float" office:value="709" calcext:value-type="float">
            <text:p>709</text:p>
          </table:table-cell>
          <table:table-cell table:style-name="ce4" office:value-type="string" calcext:value-type="string">
            <text:p>Nobodaddy's Kinder: Trilogie: Aus dem Leben eines Fauns, Brand's Haide, Schwarze Spiegel</text:p>
          </table:table-cell>
          <table:table-cell table:style-name="ce6" office:value-type="float" office:value="1964" calcext:value-type="float">
            <text:p>196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638.M453 N6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style-name="ce2" office:value-type="float" office:value="710" calcext:value-type="float">
            <text:p>710</text:p>
          </table:table-cell>
          <table:table-cell table:style-name="ce4" office:value-type="string" calcext:value-type="string">
            <text:p>Brave Men, Gentle Heroes: American Fathers and Sons in World War II and Vietnam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811.A2 T298 2003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7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4" office:value-type="string" calcext:value-type="string">
            <text:p>Sherman's Horsemen: Union Cavalry Operations in the Atlanta Campaign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76.7.E93 199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2" office:value-type="float" office:value="712" calcext:value-type="float">
            <text:p>712</text:p>
          </table:table-cell>
          <table:table-cell table:style-name="ce4" office:value-type="string" calcext:value-type="string">
            <text:p>God's Soldiers: Adventure, Politics, Intrigue, and Power: A History of the Jesuit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X3706.3 .W75 2004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4" office:value-type="string" calcext:value-type="string">
            <text:p>Downfall: The End of the Imperial Japanese Empire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7.2 .F73 1999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4" office:value-type="string" calcext:value-type="string">
            <text:p>Bad, or the Dumbing of America 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69.04 .F87 1991 </text:p>
          </table:table-cell>
          <table:table-cell table:style-name="ce13" office:value-type="float" office:value="263" calcext:value-type="float">
            <text:p>263</text:p>
          </table:table-cell>
          <table:table-cell table:number-columns-repeated="1017"/>
        </table:table-row>
        <table:table-row table:style-name="ro3">
          <table:table-cell table:style-name="ce2" office:value-type="float" office:value="715" calcext:value-type="float">
            <text:p>715</text:p>
          </table:table-cell>
          <table:table-cell table:style-name="ce4" office:value-type="string" calcext:value-type="string">
            <text:p>White House Looks South: Franklin D. Roosevelt, Harry S. Truman, Lyndon B. Johns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747 .L48 20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4" office:value-type="string" calcext:value-type="string">
            <text:p>Sundown Towns: A Hidden Dimension of American Racis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5.615 .L577 2005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4" office:value-type="string" calcext:value-type="string">
            <text:p>Army for Empire: The United States Army in the Spanish-American War</text:p>
          </table:table-cell>
          <table:table-cell table:style-name="ce6" office:value-type="float" office:value="1971" calcext:value-type="float">
            <text:p>197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725.3 .C6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2" office:value-type="float" office:value="718" calcext:value-type="float">
            <text:p>718</text:p>
          </table:table-cell>
          <table:table-cell table:style-name="ce4" office:value-type="string" calcext:value-type="string">
            <text:p>Fire within the Eye: A Historical Essay on the Nature and Meaning of Light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QC352 .P34 1997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4" office:value-type="string" calcext:value-type="string">
            <text:p>Slavery and the Making of Americ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441 .H73 200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4" office:value-type="string" calcext:value-type="string">
            <text:p>Rommel and His Art of War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D247.R57 R66 2003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4" office:value-type="string" calcext:value-type="string">
            <text:p>Guerrilla: Insurgents, Patriots and Terrorists from Sun Tzu to Bin Laden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240 .R66 2004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4" office:value-type="string" calcext:value-type="string">
            <text:p>Der Prozess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21.A26 P713 1988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7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4" office:value-type="string" calcext:value-type="string">
            <text:p>Original Meanings: Politics and Ideas in the Making of the Constitution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KF4541.R35 199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4" office:value-type="string" calcext:value-type="string">
            <text:p>Grand Strategy of Philip II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P179 .P39 1998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725" calcext:value-type="float">
            <text:p>725</text:p>
          </table:table-cell>
          <table:table-cell table:style-name="ce4" office:value-type="string" calcext:value-type="string">
            <text:p>In the Beginning: The Story of the King James Bible and How it Changed a Nation, a Language, and a Culture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S186 .M33 2001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4" office:value-type="string" calcext:value-type="string">
            <text:p>In Defense of History: Marxism and the Postmodern Agenda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16.9 .I55 1997 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1017"/>
        </table:table-row>
        <table:table-row table:style-name="ro3">
          <table:table-cell table:style-name="ce2" office:value-type="float" office:value="727" calcext:value-type="float">
            <text:p>727</text:p>
          </table:table-cell>
          <table:table-cell table:style-name="ce4" office:value-type="string" calcext:value-type="string">
            <text:p>Earthly Powers: The Clash of Religion and Politics in Europe from the French Revolution to the Great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R475 .B87 2005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4" office:value-type="string" calcext:value-type="string">
            <text:p>Historical Atlas of Religion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L80.3 .F37 2002 (UL ref)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1017"/>
        </table:table-row>
        <table:table-row table:style-name="ro3">
          <table:table-cell table:style-name="ce2" office:value-type="float" office:value="729" calcext:value-type="float">
            <text:p>729</text:p>
          </table:table-cell>
          <table:table-cell table:style-name="ce4" office:value-type="string" calcext:value-type="string">
            <text:p>Menschenfisch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68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4" office:value-type="string" calcext:value-type="string">
            <text:p>Stumbling Colossus: The Red Army on the Eve of World War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4 .G556 1998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4" office:value-type="string" calcext:value-type="string">
            <text:p>Battlegrounds: Geography and the History of Warfar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25.5 .B28 2003 </text:p>
          </table:table-cell>
          <table:table-cell table:style-name="ce13" office:value-type="float" office:value="338" calcext:value-type="float">
            <text:p>338</text:p>
          </table:table-cell>
          <table:table-cell table:number-columns-repeated="1017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4" office:value-type="string" calcext:value-type="string">
            <text:p>Perpetual War for Perpetual Peace: How We Got To Be So Hated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S3543.I26 A162 2002 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1017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4" office:value-type="string" calcext:value-type="string">
            <text:p>1st Infantry Division: The "Big Red One"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9.31 1st .W47 2002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1017"/>
        </table:table-row>
        <table:table-row table:style-name="ro3">
          <table:table-cell table:style-name="ce2" office:value-type="float" office:value="734" calcext:value-type="float">
            <text:p>734</text:p>
          </table:table-cell>
          <table:table-cell table:style-name="ce4" office:value-type="string" calcext:value-type="string">
            <text:p>Aristotle's Children: How Christians, Muslims, and Jews Rediscovered Ancient Wisdom and Illuminated the Dark Age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734 .R79 2003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7"/>
        </table:table-row>
        <table:table-row table:style-name="ro3">
          <table:table-cell table:style-name="ce2" office:value-type="float" office:value="735" calcext:value-type="float">
            <text:p>735</text:p>
          </table:table-cell>
          <table:table-cell table:style-name="ce4" office:value-type="string" calcext:value-type="string">
            <text:p>All the Shah's Men: An American Coup and the Roots of Middle East Terro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318 .K49 2003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4" office:value-type="string" calcext:value-type="string">
            <text:p>Soldiers: Fighting Men's Lives 1901-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A69.3.A1 Z54 2001 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4" office:value-type="string" calcext:value-type="string">
            <text:p>Dominion of War: Empire and Liberty in North America, 1500-2000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7.95" calcext:value-type="float">
            <text:p>$27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181 .A64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738" calcext:value-type="float">
            <text:p>738</text:p>
          </table:table-cell>
          <table:table-cell table:style-name="ce4" office:value-type="string" calcext:value-type="string">
            <text:p>Elegant Universe: Superstrings, Hidden Dimensions, and the Quest for the Ultimate Theory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QC794.6.S85 G75 1999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3">
          <table:table-cell table:style-name="ce2" office:value-type="float" office:value="739" calcext:value-type="float">
            <text:p>739</text:p>
          </table:table-cell>
          <table:table-cell table:style-name="ce4" office:value-type="string" calcext:value-type="string">
            <text:p>Socialism in Provence, 1871-1914: A Study in the Origins of the Modern French Left</text:p>
          </table:table-cell>
          <table:table-cell table:style-name="ce6" office:value-type="float" office:value="1980" calcext:value-type="float">
            <text:p>198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HX270.P76 J83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740" calcext:value-type="float">
            <text:p>740</text:p>
          </table:table-cell>
          <table:table-cell table:style-name="ce4" office:value-type="string" calcext:value-type="string">
            <text:p>Slaveholding Republic: An Account of the United States Government's Relations to Slavery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446 .F45 2001 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4" office:value-type="string" calcext:value-type="string">
            <text:p>British Fighting Methods in the Great War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546 .B76 1996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1017"/>
        </table:table-row>
        <table:table-row table:style-name="ro3">
          <table:table-cell table:style-name="ce2" office:value-type="float" office:value="742" calcext:value-type="float">
            <text:p>742</text:p>
          </table:table-cell>
          <table:table-cell table:style-name="ce4" office:value-type="string" calcext:value-type="string">
            <text:p>Operatives, Spies, and Saboteurs: The Unknown Story of the Men and Women of World War II's OSS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810.S7 O366 2004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4" office:value-type="string" calcext:value-type="string">
            <text:p>French Revolution and the Peopl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C148 .A65 2004</text:p>
          </table:table-cell>
          <table:table-cell table:style-name="ce13" office:value-type="float" office:value="117" calcext:value-type="float">
            <text:p>117</text:p>
          </table:table-cell>
          <table:table-cell table:number-columns-repeated="1017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4" office:value-type="string" calcext:value-type="string">
            <text:p>Politics of the British Army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A65 .S76 1997 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7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4" office:value-type="string" calcext:value-type="string">
            <text:p>Germany After the First World War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N445 .B47 1993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3">
          <table:table-cell table:style-name="ce2" office:value-type="float" office:value="746" calcext:value-type="float">
            <text:p>746</text:p>
          </table:table-cell>
          <table:table-cell table:style-name="ce4" office:value-type="string" calcext:value-type="string">
            <text:p>Fortress Third Reich: German Fortifications and Defense Systems in World War II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G429.G3 K38 200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4" office:value-type="string" calcext:value-type="string">
            <text:p>Bomb: A Lif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264 .D43 200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748" calcext:value-type="float">
            <text:p>748</text:p>
          </table:table-cell>
          <table:table-cell table:style-name="ce4" office:value-type="string" calcext:value-type="string">
            <text:p>Ein zu normaler Mord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5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4" office:value-type="string" calcext:value-type="string">
            <text:p>Muslim Spain and Portugal: A Political History of al-Andalus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P102 .K46 1996</text:p>
          </table:table-cell>
          <table:table-cell table:style-name="ce13" office:value-type="float" office:value="229" calcext:value-type="float">
            <text:p>229</text:p>
          </table:table-cell>
          <table:table-cell table:number-columns-repeated="1017"/>
        </table:table-row>
        <table:table-row table:style-name="ro3">
          <table:table-cell table:style-name="ce2" office:value-type="float" office:value="750" calcext:value-type="float">
            <text:p>750</text:p>
          </table:table-cell>
          <table:table-cell table:style-name="ce4" office:value-type="string" calcext:value-type="string">
            <text:p>Capital Dilemma: Germany's Search for a New Architecture of Democrac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NA1085.W58 1998 (Art)</text:p>
          </table:table-cell>
          <table:table-cell table:style-name="ce13" office:value-type="float" office:value="254" calcext:value-type="float">
            <text:p>254</text:p>
          </table:table-cell>
          <table:table-cell table:number-columns-repeated="1017"/>
        </table:table-row>
        <table:table-row table:style-name="ro3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Die Augen des Buddha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umont's Kriminal Bibliothek 108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752" calcext:value-type="float">
            <text:p>752</text:p>
          </table:table-cell>
          <table:table-cell table:style-name="ce4" office:value-type="string" calcext:value-type="string">
            <text:p>Double Helix : A Personal Account of the Discovery of the Structure of DNA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D435 .W37 1980</text:p>
          </table:table-cell>
          <table:table-cell table:style-name="ce13" office:value-type="float" office:value="335" calcext:value-type="float">
            <text:p>335</text:p>
          </table:table-cell>
          <table:table-cell table:number-columns-repeated="1017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4" office:value-type="string" calcext:value-type="string">
            <text:p>Chesty: The Story of Lieutenant General Lewis B. Puller, USMC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VE25.P85 H64 2001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4" office:value-type="string" calcext:value-type="string">
            <text:p>Seeking Victory on the Western Front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639.C39 P35 2000 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4" office:value-type="string" calcext:value-type="string">
            <text:p>Sword and the Olive: A Critical History of the Israeli Defense Force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A853.I8 V373 1998 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4" office:value-type="string" calcext:value-type="string">
            <text:p>People's Tycoon: Henry Ford and the American Centur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D9710.U52 F6684 200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4" office:value-type="string" calcext:value-type="string">
            <text:p>Great War for Civilisation: The Conquest of the Middle Eas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62.8 .F53 200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4" office:value-type="string" calcext:value-type="string">
            <text:p>Fabric of the Cosmos: Space, Time and the Texture of Realit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B982 .G74 2004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4" office:value-type="string" calcext:value-type="string">
            <text:p>Somme: Heroism and Horror of the First World Wa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545.S7 G627 2006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4" office:value-type="string" calcext:value-type="string">
            <text:p>Army at Dawn: The War in North Africa, 1942-1943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66.82 .A82 2002 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4" office:value-type="string" calcext:value-type="string">
            <text:p>East of the Sun: The Epic Conquest and Tragic History of Siberia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K761 .B6 1992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1017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4" office:value-type="string" calcext:value-type="string">
            <text:p>Middle Parts of Fortune: Somme &amp; Ancre, 1916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R9619.3.M267 M5 1977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4" office:value-type="string" calcext:value-type="string">
            <text:p>Oracle Bones: A Journey between China's Past and Presen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712 .H458 2006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764" calcext:value-type="float">
            <text:p>764</text:p>
          </table:table-cell>
          <table:table-cell table:style-name="ce4" office:value-type="string" calcext:value-type="string">
            <text:p>Behind Enemy Lines: The True Story of a French Jewish Spy in Nazi Germany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135.F9 C643 2002</text:p>
          </table:table-cell>
          <table:table-cell table:style-name="ce13" office:value-type="float" office:value="212" calcext:value-type="float">
            <text:p>212</text:p>
          </table:table-cell>
          <table:table-cell table:number-columns-repeated="1017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4" office:value-type="string" calcext:value-type="string">
            <text:p>Redefining Southern Culture: Mind and Identity in the Modern South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216 .C53 199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4" office:value-type="string" calcext:value-type="string">
            <text:p>Hellfire Nation: The Politics of Sin in American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83 .M873 2003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767" calcext:value-type="float">
            <text:p>767</text:p>
          </table:table-cell>
          <table:table-cell table:style-name="ce4" office:value-type="string" calcext:value-type="string">
            <text:p>Shingle Styles: Innovation and Tradition in American Architecture 1874 to 1982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NA7207.R68 1999 (art)</text:p>
          </table:table-cell>
          <table:table-cell table:style-name="ce13" office:value-type="float" office:value="218" calcext:value-type="float">
            <text:p>218</text:p>
          </table:table-cell>
          <table:table-cell table:number-columns-repeated="1017"/>
        </table:table-row>
        <table:table-row table:style-name="ro3">
          <table:table-cell table:style-name="ce2" office:value-type="float" office:value="768" calcext:value-type="float">
            <text:p>768</text:p>
          </table:table-cell>
          <table:table-cell table:style-name="ce4" office:value-type="string" calcext:value-type="string">
            <text:p>1453: The Holy War for Constantinople and the Clash of Islam and the Wes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R730 .C76 2005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1017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4" office:value-type="string" calcext:value-type="string">
            <text:p>On Hitler's Mountain: Overcoming the Legacy of a Nazi Childhoo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247.H86 A3 2005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7"/>
        </table:table-row>
        <table:table-row table:style-name="ro3">
          <table:table-cell table:style-name="ce2" office:value-type="float" office:value="770" calcext:value-type="float">
            <text:p>770</text:p>
          </table:table-cell>
          <table:table-cell table:style-name="ce4" office:value-type="string" calcext:value-type="string">
            <text:p>Das "Ahnenerbe" der SS 1935-1945: Ein Beitrag zur Kulturpolitik des Dritten Reiches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D256.5 .K38 1997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7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4" office:value-type="string" calcext:value-type="string">
            <text:p>Origins of the Inquisition in Fifteenth Century Spain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X1735 .N48 1995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4" office:value-type="string" calcext:value-type="string">
            <text:p>Omaha Beach: A Flawed Victor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56.5.N6 L435 2001 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Small Things Considered: Why There Is No Perfect Design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CX P4971s (NCC)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4" office:value-type="string" calcext:value-type="string">
            <text:p>Afrikaners: Biography of a Peopl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T1768.A57 G55 2003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4" office:value-type="string" calcext:value-type="string">
            <text:p>World at Arms: A Global History of World War II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43 .W424 1994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776" calcext:value-type="float">
            <text:p>776</text:p>
          </table:table-cell>
          <table:table-cell table:style-name="ce4" office:value-type="string" calcext:value-type="string">
            <text:p>Surviving Bataan and Beyond: Colonel Irvin Alexander's Odyssey as a Japanese Prisoner of War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5.P6 A43 1999 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4" office:value-type="string" calcext:value-type="string">
            <text:p>Path to Blitzkrieg: Doctrine and Training in the German Army, 1920-1939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57 .C58 1999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778" calcext:value-type="float">
            <text:p>778</text:p>
          </table:table-cell>
          <table:table-cell table:style-name="ce4" office:value-type="string" calcext:value-type="string">
            <text:p>Hell's Highway: Chronicle of the 101st Airborne Division in the Holland Campaign, September-November, 1944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9.346 101st .K67 2003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4" office:value-type="string" calcext:value-type="string">
            <text:p>War in the Wild East: The German Army and Soviet Partisan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04.G4 S49 2004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780" calcext:value-type="float">
            <text:p>780</text:p>
          </table:table-cell>
          <table:table-cell table:style-name="ce4" office:value-type="string" calcext:value-type="string">
            <text:p>Wie ein Hauch im Wind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36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4" office:value-type="string" calcext:value-type="string">
            <text:p>Hiob, Roman eines einfachen Mannes</text:p>
          </table:table-cell>
          <table:table-cell table:style-name="ce6" office:value-type="float" office:value="1974" calcext:value-type="float">
            <text:p>197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2635.O84 H513 1982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2" office:value-type="float" office:value="782" calcext:value-type="float">
            <text:p>782</text:p>
          </table:table-cell>
          <table:table-cell table:style-name="ce4" office:value-type="string" calcext:value-type="string">
            <text:p>Brotherhood of Heroes: The Marines at Peleliu - 1944: The Bloodiest Battle of the Pacific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67.99.P4 S66 200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783" calcext:value-type="float">
            <text:p>783</text:p>
          </table:table-cell>
          <table:table-cell table:style-name="ce4" office:value-type="string" calcext:value-type="string">
            <text:p>Der verschlossene Raum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umont's Kriminal Bibliothek 1042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4" office:value-type="string" calcext:value-type="string">
            <text:p>France in 1938: On the Eve of Defea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C389 .M273 20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" office:value-type="float" office:value="785" calcext:value-type="float">
            <text:p>785</text:p>
          </table:table-cell>
          <table:table-cell table:style-name="ce4" office:value-type="string" calcext:value-type="string">
            <text:p>Der Sarg des Griech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umont's Kriminal Bibliothek 1040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4" office:value-type="string" calcext:value-type="string">
            <text:p>Stone of Hope: Prophetic Religion and the Death of Jim Crow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185.61 .C5435 2004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4" office:value-type="string" calcext:value-type="string">
            <text:p>Maps and Mapmakers of the Civil War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468.9.M135 1999 (folio)</text:p>
          </table:table-cell>
          <table:table-cell table:style-name="ce13" office:value-type="float" office:value="218" calcext:value-type="float">
            <text:p>218</text:p>
          </table:table-cell>
          <table:table-cell table:number-columns-repeated="1017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4" office:value-type="string" calcext:value-type="string">
            <text:p>Hyperion</text:p>
          </table:table-cell>
          <table:table-cell table:style-name="ce6" office:value-type="float" office:value="1969" calcext:value-type="float">
            <text:p>196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2359.H2 A727 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1017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4" office:value-type="string" calcext:value-type="string">
            <text:p>Chaos: Making a New Science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172.5.C45 G54 1987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790" calcext:value-type="float">
            <text:p>790</text:p>
          </table:table-cell>
          <table:table-cell table:style-name="ce4" office:value-type="string" calcext:value-type="string">
            <text:p>America on the Brink: How the Political Struggle Over the War of 1812 Almost Destroyed the Young Republic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310 .B83 2005</text:p>
          </table:table-cell>
          <table:table-cell table:style-name="ce13" office:value-type="float" office:value="245" calcext:value-type="float">
            <text:p>245</text:p>
          </table:table-cell>
          <table:table-cell table:number-columns-repeated="1017"/>
        </table:table-row>
        <table:table-row table:style-name="ro3">
          <table:table-cell table:style-name="ce2" office:value-type="float" office:value="791" calcext:value-type="float">
            <text:p>791</text:p>
          </table:table-cell>
          <table:table-cell table:style-name="ce4" office:value-type="string" calcext:value-type="string">
            <text:p>Formeln, Fahnen, Flakgeschütze: Eine Deutsche Jugend Zwischen Schule und Kriegsdienst (1934-1947)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D247.J83 A3 1999</text:p>
          </table:table-cell>
          <table:table-cell table:style-name="ce13" office:value-type="float" office:value="288" calcext:value-type="float">
            <text:p>288</text:p>
          </table:table-cell>
          <table:table-cell table:number-columns-repeated="1017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4" office:value-type="string" calcext:value-type="string">
            <text:p>McClellan's War: The Failure of Moderation in the Struggle for the Un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467.1.M2 R34 2005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4" office:value-type="string" calcext:value-type="string">
            <text:p>Sir Aurel Stein, Archaeological Explorer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785.S84 M57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4" office:value-type="string" calcext:value-type="string">
            <text:p>Einstein's Clocks, Poincaré's Map: Empires of Time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B209 .G35 2003 (M/P)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4" office:value-type="string" calcext:value-type="string">
            <text:p>Whose Bible is It? A History of the Scriptures through the Age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S445 .P46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4" office:value-type="string" calcext:value-type="string">
            <text:p>Flesh and Spirit: Private Life in Early Modern Germany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901.N92 O96 1999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797" calcext:value-type="float">
            <text:p>797</text:p>
          </table:table-cell>
          <table:table-cell table:style-name="ce4" office:value-type="string" calcext:value-type="string">
            <text:p>On War and Leadership: The Words of Combat Commanders from Frederick the Great to Norman Schwartzkopf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UB210 .C67 2002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Frühlings Erwachen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2647.E26 F813 2002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2" office:value-type="float" office:value="799" calcext:value-type="float">
            <text:p>799</text:p>
          </table:table-cell>
          <table:table-cell table:style-name="ce4" office:value-type="string" calcext:value-type="string">
            <text:p>An American Bible: A History of the Good Book in the United States, 1777-1880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S447.5.U6 G88 1999 </text:p>
          </table:table-cell>
          <table:table-cell table:style-name="ce13" office:value-type="float" office:value="317" calcext:value-type="float">
            <text:p>317</text:p>
          </table:table-cell>
          <table:table-cell table:number-columns-repeated="1017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4" office:value-type="string" calcext:value-type="string">
            <text:p>Der Besuch der alten Dame</text:p>
          </table:table-cell>
          <table:table-cell table:style-name="ce6" office:value-type="float" office:value="1963" calcext:value-type="float">
            <text:p>196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2607.U493 B43 1962 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1017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4" office:value-type="string" calcext:value-type="string">
            <text:p>Grand Contraption: The World as Myth, Number, and Chanc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Q125 .P323 2005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3">
          <table:table-cell table:style-name="ce2" office:value-type="float" office:value="802" calcext:value-type="float">
            <text:p>802</text:p>
          </table:table-cell>
          <table:table-cell table:style-name="ce4" office:value-type="string" calcext:value-type="string">
            <text:p>Mordgeflüst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eyne Krimi Classics # 147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4" office:value-type="string" calcext:value-type="string">
            <text:p>Fall of the Roman Empire: The Military Explanation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G312 .F47 1986</text:p>
          </table:table-cell>
          <table:table-cell table:style-name="ce13" office:value-type="float" office:value="144" calcext:value-type="float">
            <text:p>144</text:p>
          </table:table-cell>
          <table:table-cell table:number-columns-repeated="1017"/>
        </table:table-row>
        <table:table-row table:style-name="ro3">
          <table:table-cell table:style-name="ce2" office:value-type="float" office:value="804" calcext:value-type="float">
            <text:p>804</text:p>
          </table:table-cell>
          <table:table-cell table:style-name="ce4" office:value-type="string" calcext:value-type="string">
            <text:p>Vor der Ta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eyne Krimi Classics # 1445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805" calcext:value-type="float">
            <text:p>805</text:p>
          </table:table-cell>
          <table:table-cell table:style-name="ce4" office:value-type="string" calcext:value-type="string">
            <text:p>Pétain: How the Hero of France became a Convicted Traitor and Changed the Course of Histor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C342.8.P4 W55 2005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Franco-Prussian War: The German Conquest of France in 1870-1871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C293 .W38 2003 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2" office:value-type="float" office:value="807" calcext:value-type="float">
            <text:p>807</text:p>
          </table:table-cell>
          <table:table-cell table:style-name="ce4" office:value-type="string" calcext:value-type="string">
            <text:p>Wenn der Wetterhahn kräh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6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4" office:value-type="string" calcext:value-type="string">
            <text:p>In Deadly Combat: A German Soldier's Memoir of the Eastern Front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4 .B4813 2000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4" office:value-type="string" calcext:value-type="string">
            <text:p>Barbarian Conversion : From Paganism to Christianity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R200 F57 1998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3">
          <table:table-cell table:style-name="ce2" office:value-type="float" office:value="810" calcext:value-type="float">
            <text:p>810</text:p>
          </table:table-cell>
          <table:table-cell table:style-name="ce4" office:value-type="string" calcext:value-type="string">
            <text:p>Trents letzter Fall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Heyne Krimi Classics # 1423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4" office:value-type="string" calcext:value-type="string">
            <text:p>Misquoting Jesus: The Story Behind Who Changed the Bible and Wh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S2325 .E45 2005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4">
          <table:table-cell table:style-name="ce2" office:value-type="float" office:value="812" calcext:value-type="float">
            <text:p>812</text:p>
          </table:table-cell>
          <table:table-cell table:style-name="ce4" office:value-type="string" calcext:value-type="string">
            <text:p>Understanding Iraq: The Whole Sweep of Iraqi History, from Genghis Khan's Mongols to the Ottoman Turks to the British Mandate to the American Occupa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70.9 .P66 2005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813" calcext:value-type="float">
            <text:p>813</text:p>
          </table:table-cell>
          <table:table-cell table:style-name="ce4" office:value-type="string" calcext:value-type="string">
            <text:p>High and Mighty: SUVs--The World's Most Dangerous Vehicles and How They Got That Way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L230.5.S66 B73 2002 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4" office:value-type="string" calcext:value-type="string">
            <text:p>Seaboard Air Line Railway: Steam Boats, Locomotives, and Histor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NCC C385.1 S42p 2000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4" office:value-type="string" calcext:value-type="string">
            <text:p>Lincoln's Avengers: Justice, Revenge, and Reunion after the Civil War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457.5 .L46 200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4" office:value-type="string" calcext:value-type="string">
            <text:p>Government of Our Own: The Making of the Confederacy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59 .D274 1994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1017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4" office:value-type="string" calcext:value-type="string">
            <text:p>Accidental Empire: Israel and the Birth of the Settlements, 1967-1977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D850.5.Z63 G67 2006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7"/>
        </table:table-row>
        <table:table-row table:style-name="ro3">
          <table:table-cell table:style-name="ce2" office:value-type="float" office:value="818" calcext:value-type="float">
            <text:p>818</text:p>
          </table:table-cell>
          <table:table-cell table:style-name="ce4" office:value-type="string" calcext:value-type="string">
            <text:p>Crusader Nation: The United States in Peace and the Great War, 1898-1920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743 .T73 200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3">
          <table:table-cell table:style-name="ce2" office:value-type="float" office:value="819" calcext:value-type="float">
            <text:p>819</text:p>
          </table:table-cell>
          <table:table-cell table:style-name="ce4" office:value-type="string" calcext:value-type="string">
            <text:p>Real Jews: Secular Versus Ultra-Orthodox and The Struggle for Jewish Identity in Israel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M390 .E34 2003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4" office:value-type="string" calcext:value-type="string">
            <text:p>Lucky War: Third Army in Desert Storm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 114.2:D 45 (fed docs)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1017"/>
        </table:table-row>
        <table:table-row table:style-name="ro3">
          <table:table-cell table:style-name="ce2" office:value-type="float" office:value="821" calcext:value-type="float">
            <text:p>821</text:p>
          </table:table-cell>
          <table:table-cell table:style-name="ce4" office:value-type="string" calcext:value-type="string">
            <text:p>Learning and Knowledge Management in the Firm: From Knowledge Accumulation to Strategic Capabilities.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D58.82 .D87 2000 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7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4" office:value-type="string" calcext:value-type="string">
            <text:p>Das Fräulein von Scuderi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2360.F8 A23 2002 </text:p>
          </table:table-cell>
          <table:table-cell table:style-name="ce13" office:value-type="float" office:value="122" calcext:value-type="float">
            <text:p>122</text:p>
          </table:table-cell>
          <table:table-cell table:number-columns-repeated="1017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4" office:value-type="string" calcext:value-type="string">
            <text:p>Fräulein Else</text:p>
          </table:table-cell>
          <table:table-cell table:style-name="ce6" office:value-type="float" office:value="1925" calcext:value-type="float">
            <text:p>192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T2638.N5 F57 1924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2" office:value-type="float" office:value="824" calcext:value-type="float">
            <text:p>824</text:p>
          </table:table-cell>
          <table:table-cell table:style-name="ce4" office:value-type="string" calcext:value-type="string">
            <text:p>Zhukov’s Greatest Defeat: The Red Army's Epic Disaster in Operation Mars, 1942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64 .G5575 1999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4" office:value-type="string" calcext:value-type="string">
            <text:p>World Destroyed: The Atomic Bomb and The Grand Alliance 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53 .S48 1975 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4" office:value-type="string" calcext:value-type="string">
            <text:p>Doctoral Dissertations in Military Affairs; A Bibliography</text:p>
          </table:table-cell>
          <table:table-cell table:style-name="ce6" office:value-type="float" office:value="1972" calcext:value-type="float">
            <text:p>197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Z6721 .M46</text:p>
          </table:table-cell>
          <table:table-cell table:style-name="ce13" office:value-type="float" office:value="154" calcext:value-type="float">
            <text:p>154</text:p>
          </table:table-cell>
          <table:table-cell table:number-columns-repeated="1017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4" office:value-type="string" calcext:value-type="string">
            <text:p>Freemasons: A History of the World's Most Powerful Secret Societ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S403 .R53 1999 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1017"/>
        </table:table-row>
        <table:table-row table:style-name="ro3">
          <table:table-cell table:style-name="ce2" office:value-type="float" office:value="828" calcext:value-type="float">
            <text:p>828</text:p>
          </table:table-cell>
          <table:table-cell table:style-name="ce4" office:value-type="string" calcext:value-type="string">
            <text:p>Gates of Africa: Death, Discovery, &amp; the Search for Timbuktu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T551.9.T55 S23 2004 (Stone)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017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4" office:value-type="string" calcext:value-type="string">
            <text:p>Britain and Germany in Europe, 1949-1990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A47.2 .B75 2002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4" office:value-type="string" calcext:value-type="string">
            <text:p>Collapse at Meuse-Argonne: The Failure of the Missouri-Kansas Divis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545.A63 F47 2004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4" office:value-type="string" calcext:value-type="string">
            <text:p>Freya Stark in Iraq and Kuwait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70.6 .R874 1994</text:p>
          </table:table-cell>
          <table:table-cell table:style-name="ce13" office:value-type="float" office:value="308" calcext:value-type="float">
            <text:p>308</text:p>
          </table:table-cell>
          <table:table-cell table:number-columns-repeated="1017"/>
        </table:table-row>
        <table:table-row table:style-name="ro3">
          <table:table-cell table:style-name="ce2" office:value-type="float" office:value="832" calcext:value-type="float">
            <text:p>832</text:p>
          </table:table-cell>
          <table:table-cell table:style-name="ce4" office:value-type="string" calcext:value-type="string">
            <text:p>Second Founding: New York City, Reconstruction and the Making of American Democrac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F128.47 .Q54 2004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4" office:value-type="string" calcext:value-type="string">
            <text:p>Harlot by the Side of the Road: Forbidden Tales of the Bible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S1199.S45 K57 1997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4" office:value-type="string" calcext:value-type="string">
            <text:p>Cook: The Extraordinary Voyages of Captain James Cook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G420.C65 T56 2003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4" office:value-type="string" calcext:value-type="string">
            <text:p>After the Victorians: The Decline of Britain in the Worl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A566 .W54 200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4" office:value-type="string" calcext:value-type="string">
            <text:p>Lenin: Life and Legacy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K254.L4 V65713 1994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7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4" office:value-type="string" calcext:value-type="string">
            <text:p>Normal Accidents: Living with High Risk Technologies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D7262 .P55 1999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4" office:value-type="string" calcext:value-type="string">
            <text:p>Burke’s Peerage and Baronetag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CS420 B85</text:p>
          </table:table-cell>
          <table:table-cell table:style-name="ce13" office:value-type="float" office:value="108" calcext:value-type="float">
            <text:p>108</text:p>
          </table:table-cell>
          <table:table-cell table:number-columns-repeated="1017"/>
        </table:table-row>
        <table:table-row table:style-name="ro3">
          <table:table-cell table:style-name="ce2" office:value-type="float" office:value="839" calcext:value-type="float">
            <text:p>839</text:p>
          </table:table-cell>
          <table:table-cell table:style-name="ce4" office:value-type="string" calcext:value-type="string">
            <text:p>Marianne in Chains: Daily Life in the Heart of France During the German Occupatio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C397 .G515 2002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2" office:value-type="float" office:value="840" calcext:value-type="float">
            <text:p>840</text:p>
          </table:table-cell>
          <table:table-cell table:style-name="ce4" office:value-type="string" calcext:value-type="string">
            <text:p>Doing Our Own Thing: The Degradation of Language and Music and Why We Should, Like, Car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E2808.8 .M38 2003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1017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4" office:value-type="string" calcext:value-type="string">
            <text:p>Cold War Comes to Main Street: America in 1950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813.R56 1999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4" office:value-type="string" calcext:value-type="string">
            <text:p>Beside Still Waters: Searching for Meaning in an Age of Doubt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S533 .E37 1998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017"/>
        </table:table-row>
        <table:table-row table:style-name="ro3">
          <table:table-cell table:style-name="ce2" office:value-type="float" office:value="843" calcext:value-type="float">
            <text:p>843</text:p>
          </table:table-cell>
          <table:table-cell table:style-name="ce4" office:value-type="string" calcext:value-type="string">
            <text:p>Sherlock Holmes und das verriegelte Zimm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eyne Krimi Classics # 1788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4" office:value-type="string" calcext:value-type="string">
            <text:p>Training of Officers: From Military Professionalism to Irrelevanc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408.3.V36 1990 </text:p>
          </table:table-cell>
          <table:table-cell table:style-name="ce13" office:value-type="float" office:value="192" calcext:value-type="float">
            <text:p>192</text:p>
          </table:table-cell>
          <table:table-cell table:number-columns-repeated="1017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4" office:value-type="string" calcext:value-type="string">
            <text:p>Why Air Forces Fail: The Anatomy of Defea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G625 .W59 2006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4" office:value-type="string" calcext:value-type="string">
            <text:p>Skeptic: The Life of H.L. Mencke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S3525.E43 Z84 2002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3">
          <table:table-cell table:style-name="ce2" office:value-type="float" office:value="847" calcext:value-type="float">
            <text:p>847</text:p>
          </table:table-cell>
          <table:table-cell table:style-name="ce4" office:value-type="string" calcext:value-type="string">
            <text:p>Terrible Terry Allen: Combat General of World War II: The Life of an American Soldier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745 .A436 2003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4" office:value-type="string" calcext:value-type="string">
            <text:p>Bible in History: How Writers Create a Past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S511.2 T49 1999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4" office:value-type="string" calcext:value-type="string">
            <text:p>Battle of Britain: The Myth and the Realit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56.5.B7 O947 2000 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3">
          <table:table-cell table:style-name="ce2" office:value-type="float" office:value="850" calcext:value-type="float">
            <text:p>850</text:p>
          </table:table-cell>
          <table:table-cell table:style-name="ce4" office:value-type="string" calcext:value-type="string">
            <text:p>Mordakte Benso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Heyne Krimi Classics # 1450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851" calcext:value-type="float">
            <text:p>851</text:p>
          </table:table-cell>
          <table:table-cell table:style-name="ce4" office:value-type="string" calcext:value-type="string">
            <text:p>Die entscheidenden fünf Minut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eyne Krimi Classics # 156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4" office:value-type="string" calcext:value-type="string">
            <text:p>Origins of Lif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QH325.D88 1999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4" office:value-type="string" calcext:value-type="string">
            <text:p>Carnage and Culture: Landmark Battles in the Rise of Western Power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25.5 .H25 2001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3">
          <table:table-cell table:style-name="ce2" office:value-type="float" office:value="854" calcext:value-type="float">
            <text:p>854</text:p>
          </table:table-cell>
          <table:table-cell table:style-name="ce4" office:value-type="string" calcext:value-type="string">
            <text:p>Stupid White Men: -- And Other Sorry Excuses for the State of the Nation!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885 .M66 2001 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7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4" office:value-type="string" calcext:value-type="string">
            <text:p>Theory of Justic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JC578 .R38 1999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4" office:value-type="string" calcext:value-type="string">
            <text:p>Wolves in the City: The Death of French Algeria</text:p>
          </table:table-cell>
          <table:table-cell table:style-name="ce6" office:value-type="float" office:value="1970" calcext:value-type="float">
            <text:p>197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T295 .H44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4" office:value-type="string" calcext:value-type="string">
            <text:p>Military Effectiveness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42 .M55 1988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4" office:value-type="string" calcext:value-type="string">
            <text:p>Hitler's Northern War: The Luftwaffe's Ill-Fated Campaign, 1940-1945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63.N6 C53 2001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4" office:value-type="string" calcext:value-type="string">
            <text:p>Interpreting Quantitative Data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A35 .B976 2002 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4" office:value-type="string" calcext:value-type="string">
            <text:p>Last Pagan: Julian the Apostate and the Death of the Ancient World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G317 .M87 2003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3">
          <table:table-cell table:style-name="ce2" office:value-type="float" office:value="861" calcext:value-type="float">
            <text:p>861</text:p>
          </table:table-cell>
          <table:table-cell table:style-name="ce4" office:value-type="string" calcext:value-type="string">
            <text:p>Sieg Heil! Your Loyal and Loving Son: The Letters of Tank Gunner Karl Fuchs, 1937-41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93 .F82213 2003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4" office:value-type="string" calcext:value-type="string">
            <text:p>Civil War in Popular Culture: A Reusable Past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468.9.C97 1995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1017"/>
        </table:table-row>
        <table:table-row table:style-name="ro3">
          <table:table-cell table:style-name="ce2" office:value-type="float" office:value="863" calcext:value-type="float">
            <text:p>863</text:p>
          </table:table-cell>
          <table:table-cell table:style-name="ce4" office:value-type="string" calcext:value-type="string">
            <text:p>Opening of South Lebanon, 1788-1840; A Study of the Impact of the West on the Middle East</text:p>
          </table:table-cell>
          <table:table-cell table:style-name="ce8" office:value-type="float" office:value="1963" calcext:value-type="float">
            <text:p>196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84 .P6 1963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864" calcext:value-type="float">
            <text:p>864</text:p>
          </table:table-cell>
          <table:table-cell table:style-name="ce4" office:value-type="string" calcext:value-type="string">
            <text:p>Word According to Eve: Women and the Bible in Ancient Times and our Own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BS680.W7 M87 1998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865" calcext:value-type="float">
            <text:p>865</text:p>
          </table:table-cell>
          <table:table-cell table:style-name="ce4" office:value-type="string" calcext:value-type="string">
            <text:p>Imperfect God: George Washington, His Slaves, and the Creation of America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312.17 .W6 2003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4" office:value-type="string" calcext:value-type="string">
            <text:p>Anni Nabels Boxschau</text:p>
          </table:table-cell>
          <table:table-cell table:style-name="ce6" office:value-type="float" office:value="1963" calcext:value-type="float">
            <text:p>196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2685.E55 A76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2" office:value-type="float" office:value="867" calcext:value-type="float">
            <text:p>867</text:p>
          </table:table-cell>
          <table:table-cell table:style-name="ce4" office:value-type="string" calcext:value-type="string">
            <text:p>House of War: The Pentagon and the Disastrous Rise of American Powe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UA23 .C274 2006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868" calcext:value-type="float">
            <text:p>868</text:p>
          </table:table-cell>
          <table:table-cell table:style-name="ce4" office:value-type="string" calcext:value-type="string">
            <text:p>Creativity in Invention and Design: Computational and Cognitive Explorations of Technological Originality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T49.5 .D38 1994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4" office:value-type="string" calcext:value-type="string">
            <text:p>Leben des Galilei</text:p>
          </table:table-cell>
          <table:table-cell table:style-name="ce6" office:value-type="float" office:value="1982" calcext:value-type="float">
            <text:p>198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2603.R397 L4 1981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017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4" office:value-type="string" calcext:value-type="string">
            <text:p>More Damned Lies and Statistics: How Numbers Confuse Public Issues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M535 .B474 2004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4" office:value-type="string" calcext:value-type="string">
            <text:p>Pinochet File: A Declassified Dossier on Atrocity and Accountabilit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3101.P56 K67 2003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1017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4" office:value-type="string" calcext:value-type="string">
            <text:p>Das fliegende Klassenzimmer</text:p>
          </table:table-cell>
          <table:table-cell table:style-name="ce6" office:value-type="float" office:value="1959" calcext:value-type="float">
            <text:p>195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T2621 .A23 1959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4" office:value-type="string" calcext:value-type="string">
            <text:p>Turks in World Histor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26 .F563 2005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Das Geheimnis der Haarnadel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umont's Kriminal Bibliothek 105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4" office:value-type="string" calcext:value-type="string">
            <text:p>Simple Heraldry</text:p>
          </table:table-cell>
          <table:table-cell table:style-name="ce6" office:value-type="float" office:value="1954" calcext:value-type="float">
            <text:p>195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R492 .M6 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4" office:value-type="string" calcext:value-type="string">
            <text:p>Why the Allies Won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43 .O847 1995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4" office:value-type="string" calcext:value-type="string">
            <text:p>General Ike: A Personal Reminiscenc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836 .E425 2003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4" office:value-type="string" calcext:value-type="string">
            <text:p>Die Perlmutterfarbe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619 O62 P47 1992 <text:s/></text:p>
          </table:table-cell>
          <table:table-cell table:style-name="ce13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4" office:value-type="string" calcext:value-type="string">
            <text:p>Divine Supermarket: Travels in Search of the Soul of America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R526 .R88 1989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4" office:value-type="string" calcext:value-type="string">
            <text:p>Rape of Belgium: The Untold Story of World War I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615 .Z83 2004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4" office:value-type="string" calcext:value-type="string">
            <text:p>Executive Secrets: Covert Action and the Presidenc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JK468.I6 D38 2004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4" office:value-type="string" calcext:value-type="string">
            <text:p>God’s Funeral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L245 .W66 1999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Unexplained Mysteries of World War II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44 .B694 1997 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1017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4" office:value-type="string" calcext:value-type="string">
            <text:p>Truth: A History and a Guide for the Perplexed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D171 .F47 1999 </text:p>
          </table:table-cell>
          <table:table-cell table:style-name="ce13" office:value-type="float" office:value="264" calcext:value-type="float">
            <text:p>264</text:p>
          </table:table-cell>
          <table:table-cell table:number-columns-repeated="1017"/>
        </table:table-row>
        <table:table-row table:style-name="ro3">
          <table:table-cell table:style-name="ce2" office:value-type="float" office:value="885" calcext:value-type="float">
            <text:p>885</text:p>
          </table:table-cell>
          <table:table-cell table:style-name="ce4" office:value-type="string" calcext:value-type="string">
            <text:p>Die leere Kist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58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4" office:value-type="string" calcext:value-type="string">
            <text:p>Civilizations: Culture, Ambition, and the Transformation of Natur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CB151 .F47 2001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4" office:value-type="string" calcext:value-type="string">
            <text:p>Dixie Looks Abroad: The South and U.S. Foreign Relations, 1789-1873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F209 .F79 2002 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4" office:value-type="string" calcext:value-type="string">
            <text:p>Testament: A Soldier's Story of the Civil Wa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505.5 25th .B63 2003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4" office:value-type="string" calcext:value-type="string">
            <text:p>Last Days of the Renaissance &amp; the March to Modernity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CB369 .R33 2006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4" office:value-type="string" calcext:value-type="string">
            <text:p>Darwin's Dangerous Idea: Evolution and the Meanings of Life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QU375.D45 199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4" office:value-type="string" calcext:value-type="string">
            <text:p>History of Civilization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102 .B734 1990 </text:p>
          </table:table-cell>
          <table:table-cell table:style-name="ce13" office:value-type="float" office:value="293" calcext:value-type="float">
            <text:p>293</text:p>
          </table:table-cell>
          <table:table-cell table:number-columns-repeated="1017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4" office:value-type="string" calcext:value-type="string">
            <text:p>Great Fortune: The Epic of Rockefeller Cente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F128.8.R7 O38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4" office:value-type="string" calcext:value-type="string">
            <text:p>Ancient World in the Cinema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N1995.9.H5 S6 2001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894" calcext:value-type="float">
            <text:p>894</text:p>
          </table:table-cell>
          <table:table-cell table:style-name="ce4" office:value-type="string" calcext:value-type="string">
            <text:p>Damned Lies and Statistics: Untangling Numbers from the Media, Politicians, and Activists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M535 .B47 200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4" office:value-type="string" calcext:value-type="string">
            <text:p>Fine Night for Tanks: The Road to Falaise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56.5.F34 T68 1998 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7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4" office:value-type="string" calcext:value-type="string">
            <text:p>Graphic Discovery: A Trout in the Milk and Other Visual Adventure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QA276.3 .W29 2005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4" office:value-type="string" calcext:value-type="string">
            <text:p>European Armies and the Conduct of War 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U43.E95 S76 1983 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4" office:value-type="string" calcext:value-type="string">
            <text:p>Eve of Destruction: The Untold Story of the Yom Kippur Wa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128.1 .B59 2003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4" office:value-type="string" calcext:value-type="string">
            <text:p>Life after Death: A History of the Afterlife in the Religions of the Wes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L535 .S438 2004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4" office:value-type="string" calcext:value-type="string">
            <text:p>Justice as Fairness: A Restatement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JC578 .R3693 2001 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4" office:value-type="string" calcext:value-type="string">
            <text:p>Nazi Party: A Social Profile of Members and Leaders, 1919-1945</text:p>
          </table:table-cell>
          <table:table-cell table:style-name="ce6" office:value-type="float" office:value="1984" calcext:value-type="float">
            <text:p>198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JN3946.N36 K37 1983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2" office:value-type="float" office:value="902" calcext:value-type="float">
            <text:p>902</text:p>
          </table:table-cell>
          <table:table-cell table:style-name="ce4" office:value-type="string" calcext:value-type="string">
            <text:p>Stalin and his Hangmen: An Authoritative Portrait of a Tyrant and Those Who Served Hi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K268.4 .R39 2004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7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4" office:value-type="string" calcext:value-type="string">
            <text:p>Das Gemeindekind</text:p>
          </table:table-cell>
          <table:table-cell table:style-name="ce6" office:value-type="float" office:value="1957" calcext:value-type="float">
            <text:p>195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1853 .A6 1956 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4" office:value-type="string" calcext:value-type="string">
            <text:p>American Civil War: The Emergence of Total Warfare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70 .A46 1996 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4" office:value-type="string" calcext:value-type="string">
            <text:p>Wochenende. Sechs Autoren variieren ein Thema</text:p>
          </table:table-cell>
          <table:table-cell table:style-name="ce6" office:value-type="float" office:value="1967" calcext:value-type="float">
            <text:p>196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T1334 .W38 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4" office:value-type="string" calcext:value-type="string">
            <text:p>Coming of the Third Reich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D240 .E835 2003 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4" office:value-type="string" calcext:value-type="string">
            <text:p>Kleine Geschichte der Bundesrepublik Deutschland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D258.7 .G673 2002</text:p>
          </table:table-cell>
          <table:table-cell table:style-name="ce13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 table:style-name="ce2" office:value-type="float" office:value="908" calcext:value-type="float">
            <text:p>908</text:p>
          </table:table-cell>
          <table:table-cell table:style-name="ce4" office:value-type="string" calcext:value-type="string">
            <text:p>Free Culture: How Big Media Uses Technology and the Law to Lock Down Culture and Control Creativity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KF2979 .L47 2004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7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4" office:value-type="string" calcext:value-type="string">
            <text:p>Who Were the Early Israelites, and Where Did They Come From?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115.5 .D39 2003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4" office:value-type="string" calcext:value-type="string">
            <text:p>Road to Assisi: The Essential Biography of St. Franci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X4700.F6 S19 2003 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4" office:value-type="string" calcext:value-type="string">
            <text:p>Something for Nothing: Luck in America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V6715 .L415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4" office:value-type="string" calcext:value-type="string">
            <text:p>Tyranny on Trial: The Evidence at Nuremberg </text:p>
          </table:table-cell>
          <table:table-cell table:style-name="ce6" office:value-type="float" office:value="1955" calcext:value-type="float">
            <text:p>195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04.G42 H37 1999 (law)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4" office:value-type="string" calcext:value-type="string">
            <text:p>Surviving the Sword: Prisoners of the Japanese in the Far East, 1942-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805 .M23 2005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914" calcext:value-type="float">
            <text:p>914</text:p>
          </table:table-cell>
          <table:table-cell table:style-name="ce4" office:value-type="string" calcext:value-type="string">
            <text:p>Teeblätter und Taschendieb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umont's Kriminal Bibliothek 1072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4" office:value-type="string" calcext:value-type="string">
            <text:p>United States and the Arab World </text:p>
          </table:table-cell>
          <table:table-cell table:style-name="ce6" office:value-type="float" office:value="1975" calcext:value-type="float">
            <text:p>197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63.2.U5 P6 197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4" office:value-type="string" calcext:value-type="string">
            <text:p>Into Africa: The Epic Adventures of Stanley &amp; Livingston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T1110.L58 D85 2003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4" office:value-type="string" calcext:value-type="string">
            <text:p>Chicago Guide to Writing about Numbers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T11 .M485 200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4" office:value-type="string" calcext:value-type="string">
            <text:p>Spanish Civil War, the Soviet Union, and Communis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X343 .P39 2004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4" office:value-type="string" calcext:value-type="string">
            <text:p>Hitler's Prisons: Legal Terror in Nazi German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HV9677 .W33 2004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4" office:value-type="string" calcext:value-type="string">
            <text:p>Wild Blue: The Men and Boys Who Flew the B-24s over Germany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90 .A786 2001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921" calcext:value-type="float">
            <text:p>921</text:p>
          </table:table-cell>
          <table:table-cell table:style-name="ce4" office:value-type="string" calcext:value-type="string">
            <text:p>Der Krieg war Vorbei, Aus, zu Ende: Pfälzer erinnern sich an das Frühjahr 1945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57.9.R49 K74 199</text:p>
          </table:table-cell>
          <table:table-cell table:style-name="ce13" office:value-type="float" office:value="345" calcext:value-type="float">
            <text:p>345</text:p>
          </table:table-cell>
          <table:table-cell table:number-columns-repeated="1017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4" office:value-type="string" calcext:value-type="string">
            <text:p>Histories of the Hanged: The Dirty War in Kenya and the End of Empir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T433.577 .A53 2005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4" office:value-type="string" calcext:value-type="string">
            <text:p>Eisenhower: A Soldier's Lif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836 .D47 2002 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4" office:value-type="string" calcext:value-type="string">
            <text:p>Mighty Fortress: Lead Bomber over Europe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90 .A784 2002 <text:s text:c="3"/>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4" office:value-type="string" calcext:value-type="string">
            <text:p>Jim Knopf und Lukas der Lokomotivführ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65.N27 J56 1990x <text:s text:c="3"/></text:p>
          </table:table-cell>
          <table:table-cell table:style-name="ce13" office:value-type="float" office:value="175" calcext:value-type="float">
            <text:p>175</text:p>
          </table:table-cell>
          <table:table-cell table:number-columns-repeated="1017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4" office:value-type="string" calcext:value-type="string">
            <text:p>Dresden Tuesday. February 13, 19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57.9.D7 T39 200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4" office:value-type="string" calcext:value-type="string">
            <text:p>Effi Briest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1863 .E313 1995 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4" office:value-type="string" calcext:value-type="string">
            <text:p>Battle of Kursk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64.3.K8 G53 1999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929" calcext:value-type="float">
            <text:p>929</text:p>
          </table:table-cell>
          <table:table-cell table:style-name="ce4" office:value-type="string" calcext:value-type="string">
            <text:p>Der Schuh der schönen Lehreri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eyne Krimi Classics # 2138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4" office:value-type="string" calcext:value-type="string">
            <text:p>Origins of Christian Morality: The First Two Centuries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J1212 .M43 1993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4" office:value-type="string" calcext:value-type="string">
            <text:p>Concise History of the Catholic Church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X945.3 .B66 2004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4" office:value-type="string" calcext:value-type="string">
            <text:p>In Shadow of War: The United States Since the 1930s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743.S53 199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4" office:value-type="string" calcext:value-type="string">
            <text:p>Cataclysm: The First World War as Political Traged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521 .S83 2004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3">
          <table:table-cell table:style-name="ce2" office:value-type="float" office:value="934" calcext:value-type="float">
            <text:p>934</text:p>
          </table:table-cell>
          <table:table-cell table:style-name="ce4" office:value-type="string" calcext:value-type="string">
            <text:p>Last Escape: The Untold Story of Allied Prisoners of War in Europe, 1944-45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805.G3 N53 2002 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7"/>
        </table:table-row>
        <table:table-row table:style-name="ro3">
          <table:table-cell table:style-name="ce2" office:value-type="float" office:value="935" calcext:value-type="float">
            <text:p>935</text:p>
          </table:table-cell>
          <table:table-cell table:style-name="ce4" office:value-type="string" calcext:value-type="string">
            <text:p>They Marched into Sunlight: War and Peace, Vietnam and America, October 1967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L Browsing Collection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4" office:value-type="string" calcext:value-type="string">
            <text:p>Der Sandmann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360.S33 H646 1988 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2" office:value-type="float" office:value="937" calcext:value-type="float">
            <text:p>937</text:p>
          </table:table-cell>
          <table:table-cell table:style-name="ce4" office:value-type="string" calcext:value-type="string">
            <text:p>Theology in America: Christian Thought from the Age of the Puritans to the Civil War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BT30.U6 H65 2003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4" office:value-type="string" calcext:value-type="string">
            <text:p>Seaboard Air Line Railway Album </text:p>
          </table:table-cell>
          <table:table-cell table:style-name="ce6" office:value-type="float" office:value="1989" calcext:value-type="float">
            <text:p>198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NCC C385.1 S42s2</text:p>
          </table:table-cell>
          <table:table-cell table:style-name="ce13" office:value-type="float" office:value="283" calcext:value-type="float">
            <text:p>283</text:p>
          </table:table-cell>
          <table:table-cell table:number-columns-repeated="1017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4" office:value-type="string" calcext:value-type="string">
            <text:p>New Typography: A Handbook for Modern Designers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Z116 .T7513 199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4" office:value-type="string" calcext:value-type="string">
            <text:p>World's Banker: The History of the House of Rothschild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HG1552.A1 F46 1998b 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2" office:value-type="float" office:value="941" calcext:value-type="float">
            <text:p>941</text:p>
          </table:table-cell>
          <table:table-cell table:style-name="ce4" office:value-type="string" calcext:value-type="string">
            <text:p>Many Thousands Gone: The First Two Centuries of Slavery in North America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446 .B49 1998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4" office:value-type="string" calcext:value-type="string">
            <text:p>White Mughals: Love and Betrayal in Eighteenth Century India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428 .D337 2002b 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7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4" office:value-type="string" calcext:value-type="string">
            <text:p>Blood Road: The Ho Chi Minh Trail and the Vietnam War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S558 .P74 1999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017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4" office:value-type="string" calcext:value-type="string">
            <text:p>Tudor Church Militant: Edward VI and the Protestant Reformation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A345 .M23 2001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3">
          <table:table-cell table:style-name="ce2" office:value-type="float" office:value="945" calcext:value-type="float">
            <text:p>945</text:p>
          </table:table-cell>
          <table:table-cell table:style-name="ce4" office:value-type="string" calcext:value-type="string">
            <text:p>Hedgehog, The Fox, and the Magister's Pox: Mending the Gap Between Science and the Humanitie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175.55 .G68 2003</text:p>
          </table:table-cell>
          <table:table-cell table:style-name="ce13" office:value-type="float" office:value="212" calcext:value-type="float">
            <text:p>212</text:p>
          </table:table-cell>
          <table:table-cell table:number-columns-repeated="1017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4" office:value-type="string" calcext:value-type="string">
            <text:p>Lenz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1828.B6 A68 1998 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4" office:value-type="string" calcext:value-type="string">
            <text:p>War and the World: Military Power and the Fate of Continents, 1450-2000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214 .B58 1998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4" office:value-type="string" calcext:value-type="string">
            <text:p>Pillar of Fire: America in the King Years, 1963-65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185.61 .B7915 1998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4" office:value-type="string" calcext:value-type="string">
            <text:p>Grand Delusion: America's Descent into Vietnam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S558 .M34 2001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3">
          <table:table-cell table:style-name="ce2" office:value-type="float" office:value="950" calcext:value-type="float">
            <text:p>950</text:p>
          </table:table-cell>
          <table:table-cell table:style-name="ce4" office:value-type="string" calcext:value-type="string">
            <text:p>Ripples of Battle: How Wars of the Past Still Determine How We Fight, How We Live, and How We Think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U27 .H38 2003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Progress Paradox: How Life Gets Better While People Feel Worse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M891 .E27 2003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952" calcext:value-type="float">
            <text:p>952</text:p>
          </table:table-cell>
          <table:table-cell table:style-name="ce4" office:value-type="string" calcext:value-type="string">
            <text:p>Longitude: The True Story of a Lone Genius Who Solved the Greatest Scientific Problem of His Time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QB225.S64 1995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4" office:value-type="string" calcext:value-type="string">
            <text:p>Spanish Inquisition, 1478-1614: An Anthology of Source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X1735 .S63 2006</text:p>
          </table:table-cell>
          <table:table-cell table:style-name="ce13" office:value-type="float" office:value="348" calcext:value-type="float">
            <text:p>348</text:p>
          </table:table-cell>
          <table:table-cell table:number-columns-repeated="1017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4" office:value-type="string" calcext:value-type="string">
            <text:p>MacArthur's Victory: The War in New Guinea, 1943-1944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7.95 .G37 2004</text:p>
          </table:table-cell>
          <table:table-cell table:style-name="ce13" office:value-type="float" office:value="253" calcext:value-type="float">
            <text:p>253</text:p>
          </table:table-cell>
          <table:table-cell table:number-columns-repeated="1017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4" office:value-type="string" calcext:value-type="string">
            <text:p>Goths and Romans, 332-489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137 .H43 1991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4" office:value-type="string" calcext:value-type="string">
            <text:p>Accidental Theorist: and Other Dispatches from the Dismal Science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B74.5 .K78 1998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4" office:value-type="string" calcext:value-type="string">
            <text:p>Sommerhaus, später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668.E749 S6613 2001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4" office:value-type="string" calcext:value-type="string">
            <text:p>Great Game: On Secret Service in High Asia 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329.4 .H67 1992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7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4" office:value-type="string" calcext:value-type="string">
            <text:p>Ideas That Changed the World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CB69 .F476 2003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4" office:value-type="string" calcext:value-type="string">
            <text:p>Beyond Fear: Thinking Sensibly About Security in an Uncertain World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V6432 .S36 2003 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4" office:value-type="string" calcext:value-type="string">
            <text:p>Yiddish Civilisation: The Rise and Fall of a Forgotten Nation 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135.E8 K75 2005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2" office:value-type="float" office:value="962" calcext:value-type="float">
            <text:p>962</text:p>
          </table:table-cell>
          <table:table-cell table:style-name="ce4" office:value-type="string" calcext:value-type="string">
            <text:p>Das Komplott der Unbekannte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umont's Kriminal Bibliothek 105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963" calcext:value-type="float">
            <text:p>963</text:p>
          </table:table-cell>
          <table:table-cell table:style-name="ce4" office:value-type="string" calcext:value-type="string">
            <text:p>Mapping Human History: Discovering the Past Through Our Genes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QH455 .O474 2002 (Zoology)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4" office:value-type="string" calcext:value-type="string">
            <text:p>Thinking with History: Explorations in the Passage to Modernism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CB204 .S37 1998 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4" office:value-type="string" calcext:value-type="string">
            <text:p>Das Matthäus-Evangelium</text:p>
          </table:table-cell>
          <table:table-cell table:style-name="ce6" office:value-type="float" office:value="1980" calcext:value-type="float">
            <text:p>198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S2575.2 .M325 1980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4" office:value-type="string" calcext:value-type="string">
            <text:p>Recon Scout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94 .S25 1994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4" office:value-type="string" calcext:value-type="string">
            <text:p>And a Hard Rain Fell: A GI's True Story of the War in Vietnam</text:p>
          </table:table-cell>
          <table:table-cell table:style-name="ce6" office:value-type="float" office:value="1986" calcext:value-type="float">
            <text:p>198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559.5 .K47 1985 </text:p>
          </table:table-cell>
          <table:table-cell table:style-name="ce13" office:value-type="float" office:value="192" calcext:value-type="float">
            <text:p>192</text:p>
          </table:table-cell>
          <table:table-cell table:number-columns-repeated="1017"/>
        </table:table-row>
        <table:table-row table:style-name="ro3">
          <table:table-cell table:style-name="ce2" office:value-type="float" office:value="968" calcext:value-type="float">
            <text:p>968</text:p>
          </table:table-cell>
          <table:table-cell table:style-name="ce4" office:value-type="string" calcext:value-type="string">
            <text:p>Sword and The Shield: The Mitrokhin Archive and the Secret History of the KGB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UB251.S65 A63 1999 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4" office:value-type="string" calcext:value-type="string">
            <text:p>Blood Image: Turner Ashby in the Civil War and the Southern Mind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467.1.A8 A75 2002 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" office:value-type="float" office:value="970" calcext:value-type="float">
            <text:p>970</text:p>
          </table:table-cell>
          <table:table-cell table:style-name="ce4" office:value-type="string" calcext:value-type="string">
            <text:p>Clearing in the Distance: Frederick Law Olmsted and America in the Nineteenth Century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SB470.05 R93 1999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4" office:value-type="string" calcext:value-type="string">
            <text:p>Fall of the Roman Empire: A New History of Rome and the Barbarian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G311 .H43 2006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972" calcext:value-type="float">
            <text:p>972</text:p>
          </table:table-cell>
          <table:table-cell table:style-name="ce4" office:value-type="string" calcext:value-type="string">
            <text:p>Parades and Politics at Vichy; The French Officer Corps Under Marshal Pétain</text:p>
          </table:table-cell>
          <table:table-cell table:style-name="ce6" office:value-type="float" office:value="1966" calcext:value-type="float">
            <text:p>196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C397 .P36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3">
          <table:table-cell table:style-name="ce2" office:value-type="float" office:value="973" calcext:value-type="float">
            <text:p>973</text:p>
          </table:table-cell>
          <table:table-cell table:style-name="ce4" office:value-type="string" calcext:value-type="string">
            <text:p>Crime and Criminal Justice Under the Third Republic: The Shame of Marianne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V9960.F7 M37 199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4" office:value-type="string" calcext:value-type="string">
            <text:p>Luftwaffe: Creating the Operational Air War, 1918–1940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UG635.G3 1997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4" office:value-type="string" calcext:value-type="string">
            <text:p>Great War and Modern Memory </text:p>
          </table:table-cell>
          <table:table-cell table:style-name="ce6" office:value-type="float" office:value="1976" calcext:value-type="float">
            <text:p>197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R478.E8 F8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3">
          <table:table-cell table:style-name="ce2" office:value-type="float" office:value="976" calcext:value-type="float">
            <text:p>976</text:p>
          </table:table-cell>
          <table:table-cell table:style-name="ce4" office:value-type="string" calcext:value-type="string">
            <text:p>Unknown American Revolution: The Unruly Birth of Democracy and the Struggle to Create America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208 .N33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4" office:value-type="string" calcext:value-type="string">
            <text:p>Die Marquise von O.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378.A2 M377 2003</text:p>
          </table:table-cell>
          <table:table-cell table:style-name="ce13" office:value-type="float" office:value="122" calcext:value-type="float">
            <text:p>122</text:p>
          </table:table-cell>
          <table:table-cell table:number-columns-repeated="1017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4" office:value-type="string" calcext:value-type="string">
            <text:p>Word Origins … and how we know them: Etymology for Everyon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E1574 .L43 200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4" office:value-type="string" calcext:value-type="string">
            <text:p>Rise of the Vulcans: The History of Bush's War Cabinet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902 .M345 2004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4" office:value-type="string" calcext:value-type="string">
            <text:p>Fast Food: Roadside Restaurants in the Automobile Ag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TX945.J35 1999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4" office:value-type="string" calcext:value-type="string">
            <text:p>Fast Food Nation: The Dark Side of the All-American Meal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TX715.S2968 2001 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982" calcext:value-type="float">
            <text:p>982</text:p>
          </table:table-cell>
          <table:table-cell table:style-name="ce4" office:value-type="string" calcext:value-type="string">
            <text:p>France's Rhineland Diplomacy, 1914-1924: The Last Bid for a Balance of Power in Europe </text:p>
          </table:table-cell>
          <table:table-cell table:style-name="ce6" office:value-type="float" office:value="1979" calcext:value-type="float">
            <text:p>197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C369 .M2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7"/>
        </table:table-row>
        <table:table-row table:style-name="ro3">
          <table:table-cell table:style-name="ce2" office:value-type="float" office:value="983" calcext:value-type="float">
            <text:p>983</text:p>
          </table:table-cell>
          <table:table-cell table:style-name="ce4" office:value-type="string" calcext:value-type="string">
            <text:p>Blood for Dignity: The Story of the First Integrated Combat Unit in the U.S. Army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9.31 394th .C65 2003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3">
          <table:table-cell table:style-name="ce2" office:value-type="float" office:value="984" calcext:value-type="float">
            <text:p>984</text:p>
          </table:table-cell>
          <table:table-cell table:style-name="ce4" office:value-type="string" calcext:value-type="string">
            <text:p>Shaping of America: A Geographical Perspective on 500 Years of History </text:p>
          </table:table-cell>
          <table:table-cell table:style-name="ce6" office:value-type="float" office:value="1986" calcext:value-type="float">
            <text:p>198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78 .M57 1986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985" calcext:value-type="float">
            <text:p>985</text:p>
          </table:table-cell>
          <table:table-cell table:style-name="ce4" office:value-type="string" calcext:value-type="string">
            <text:p>Fünf tödliche Schachtel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umont's Kriminal Bibliothek 1034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986" calcext:value-type="float">
            <text:p>986</text:p>
          </table:table-cell>
          <table:table-cell table:style-name="ce4" office:value-type="string" calcext:value-type="string">
            <text:p>Fierce Discontent: The Rise and Fall of the Progressive Movement in America, 1870-1920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661 .M415 2003 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3">
          <table:table-cell table:style-name="ce2" office:value-type="float" office:value="987" calcext:value-type="float">
            <text:p>987</text:p>
          </table:table-cell>
          <table:table-cell table:style-name="ce4" office:value-type="string" calcext:value-type="string">
            <text:p>Jungle War: Mavericks, Marauders, and Madmen in the China-Burma-India Theater of World War II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767.6 .A85 2004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4" office:value-type="string" calcext:value-type="string">
            <text:p>Inside Agitators: White Southerners in the Civil Rights Movement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5.61 .C543 199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4" office:value-type="string" calcext:value-type="string">
            <text:p>Die drei gerechten Kammacher</text:p>
          </table:table-cell>
          <table:table-cell table:style-name="ce6" office:value-type="float" office:value="1931" calcext:value-type="float">
            <text:p>193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T2374.D7 C6</text:p>
          </table:table-cell>
          <table:table-cell table:style-name="ce13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4" office:value-type="string" calcext:value-type="string">
            <text:p>Volga Rises in Europe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4 .M323 2000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4" office:value-type="string" calcext:value-type="string">
            <text:p>Dream Palace of the Arabs: A Generation's Odyssey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36.88 .A4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1017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4" office:value-type="string" calcext:value-type="string">
            <text:p>Cold Harbor: Grant and Lee, May 26 - June 3, 1864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476.52 .R475 2002 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4" office:value-type="string" calcext:value-type="string">
            <text:p>Into the Green: A Reconnaissance by Fir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S559.5 .M399 2001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4" office:value-type="string" calcext:value-type="string">
            <text:p>Herod: King of the Jews and Friend of the Romans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122.3 .R53 1996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4" office:value-type="string" calcext:value-type="string">
            <text:p>Warriors: Portraits from the Battlefield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U51 .H37 2006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4" office:value-type="string" calcext:value-type="string">
            <text:p>Short History of Nearly Everything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Q162 .B88 2003 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017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4" office:value-type="string" calcext:value-type="string">
            <text:p>From Rome to Byzantium: The Fifth Century A.D.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F555 .G73 1998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4" office:value-type="string" calcext:value-type="string">
            <text:p>Peace Pact: The Lost World of the American Founding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JK116 .H45 2003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999" calcext:value-type="float">
            <text:p>999</text:p>
          </table:table-cell>
          <table:table-cell table:style-name="ce4" office:value-type="string" calcext:value-type="string">
            <text:p>Union That Shaped the Confederacy: Robert Toombs &amp; Alexander H. Stephens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67 .D3 2001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Occupation: The Ordeal of France, 1940-1944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C397 .O87 1998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7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4" office:value-type="string" calcext:value-type="string">
            <text:p>Pity of War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511 .F475 1998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style-name="ce4" office:value-type="string" calcext:value-type="string">
            <text:p>Most Southern Place on Earth: The Mississippi Delta and the Roots of Regional Identity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F347.D38 C63 1992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4" office:value-type="string" calcext:value-type="string">
            <text:p>Alamei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66.9 .L38 2002b 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4" office:value-type="string" calcext:value-type="string">
            <text:p>Atlantic Wall: Hitler's Defenses for D-Da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57 .W55 2004 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7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Holocaust: A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804.3 .D87 2002 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7"/>
        </table:table-row>
        <table:table-row table:style-name="ro3">
          <table:table-cell table:style-name="ce2" office:value-type="float" office:value="1006" calcext:value-type="float">
            <text:p>1006</text:p>
          </table:table-cell>
          <table:table-cell table:style-name="ce4" office:value-type="string" calcext:value-type="string">
            <text:p>Johann Sebastian Bach: The Learned Musician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ML410.B1 W793 2000 (Music)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4" office:value-type="string" calcext:value-type="string">
            <text:p>Foot Soldier: A Combat Infantryman's War in Europ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811 .B5694 200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2" office:value-type="float" office:value="1008" calcext:value-type="float">
            <text:p>1008</text:p>
          </table:table-cell>
          <table:table-cell table:style-name="ce4" office:value-type="string" calcext:value-type="string">
            <text:p>In the Shadows of War: An American Pilot's Odyssey through Occupied France and the Camps of Nazi German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802.F8 C476 2003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3">
          <table:table-cell table:style-name="ce2" office:value-type="float" office:value="1009" calcext:value-type="float">
            <text:p>1009</text:p>
          </table:table-cell>
          <table:table-cell table:style-name="ce4" office:value-type="string" calcext:value-type="string">
            <text:p>Made in Texas: George W. Bush and the Southern Takeover of American Politics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F391.2 .L56 2003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4" office:value-type="string" calcext:value-type="string">
            <text:p>CIA Spymaste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JK468.I6 A882 2004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4" office:value-type="string" calcext:value-type="string">
            <text:p>Hilt of the Sword: The Career of Peyton C. March</text:p>
          </table:table-cell>
          <table:table-cell table:style-name="ce6" office:value-type="float" office:value="1966" calcext:value-type="float">
            <text:p>196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53.M35 C6</text:p>
          </table:table-cell>
          <table:table-cell table:style-name="ce13" office:value-type="float" office:value="152" calcext:value-type="float">
            <text:p>152</text:p>
          </table:table-cell>
          <table:table-cell table:number-columns-repeated="1017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4" office:value-type="string" calcext:value-type="string">
            <text:p>First U-boat Flotilla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70 .P38 2002 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4" office:value-type="string" calcext:value-type="string">
            <text:p>Der König verneigt sich und tötet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673.U29234 K66 2003 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1017"/>
        </table:table-row>
        <table:table-row table:style-name="ro3">
          <table:table-cell table:style-name="ce2" office:value-type="float" office:value="1014" calcext:value-type="float">
            <text:p>1014</text:p>
          </table:table-cell>
          <table:table-cell table:style-name="ce4" office:value-type="string" calcext:value-type="string">
            <text:p>Cavalry at Appomattox: A Tactical Study of Mounted Operations during the Civil War's Climactic Campaign, March 27-April 9, 1865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477.67 .L66 2003 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4" office:value-type="string" calcext:value-type="string">
            <text:p>Ordinary Germans or Ordinary Men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04.3 .B769 199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4" office:value-type="string" calcext:value-type="string">
            <text:p>Political Liberalism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JC578 .R37 1993 </text:p>
          </table:table-cell>
          <table:table-cell table:style-name="ce13" office:value-type="float" office:value="193" calcext:value-type="float">
            <text:p>193</text:p>
          </table:table-cell>
          <table:table-cell table:number-columns-repeated="1017"/>
        </table:table-row>
        <table:table-row table:style-name="ro3">
          <table:table-cell table:style-name="ce2" office:value-type="float" office:value="1017" calcext:value-type="float">
            <text:p>1017</text:p>
          </table:table-cell>
          <table:table-cell table:style-name="ce4" office:value-type="string" calcext:value-type="string">
            <text:p>Die Frau im Faß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eyne Krimi Classics # 157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1018" calcext:value-type="float">
            <text:p>1018</text:p>
          </table:table-cell>
          <table:table-cell table:style-name="ce4" office:value-type="string" calcext:value-type="string">
            <text:p>Mit dem linken Bein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umont's Kriminal Bibliothek 1051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4" office:value-type="string" calcext:value-type="string">
            <text:p>Die Verwirrungen des Zöglings Törleß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625.U8 V413 2001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7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4" office:value-type="string" calcext:value-type="string">
            <text:p>Origins of the First World War: Controversies and Consensus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511 .M5526 2002 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2" office:value-type="float" office:value="1021" calcext:value-type="float">
            <text:p>1021</text:p>
          </table:table-cell>
          <table:table-cell table:style-name="ce4" office:value-type="string" calcext:value-type="string">
            <text:p>Formation of Hell: Death and Retribution in the Ancient and Early Christian Worlds 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T836.2 .B47 199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7"/>
        </table:table-row>
        <table:table-row table:style-name="ro3">
          <table:table-cell table:style-name="ce2" office:value-type="float" office:value="1022" calcext:value-type="float">
            <text:p>1022</text:p>
          </table:table-cell>
          <table:table-cell table:style-name="ce4" office:value-type="string" calcext:value-type="string">
            <text:p>Paul Rand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NC999.4.R3 H455 1999 (Art)</text:p>
          </table:table-cell>
          <table:table-cell table:style-name="ce13" office:value-type="float" office:value="135" calcext:value-type="float">
            <text:p>135</text:p>
          </table:table-cell>
          <table:table-cell table:number-columns-repeated="1017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4" office:value-type="string" calcext:value-type="string">
            <text:p>Fall of Berlin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57.9 .B4 .R43 1993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4" office:value-type="string" calcext:value-type="string">
            <text:p>Bonus Army: An American epic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F199 .D55 2005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1025" calcext:value-type="float">
            <text:p>1025</text:p>
          </table:table-cell>
          <table:table-cell table:style-name="ce4" office:value-type="string" calcext:value-type="string">
            <text:p>Warriors of the Lord: The Military Orders of Christendom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CR4701 .W35 2003 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2" office:value-type="float" office:value="1026" calcext:value-type="float">
            <text:p>1026</text:p>
          </table:table-cell>
          <table:table-cell table:style-name="ce4" office:value-type="string" calcext:value-type="string">
            <text:p>Märchen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T2293.M23 S75 1995 </text:p>
          </table:table-cell>
          <table:table-cell table:style-name="ce13" office:value-type="float" office:value="316" calcext:value-type="float">
            <text:p>316</text:p>
          </table:table-cell>
          <table:table-cell table:number-columns-repeated="1017"/>
        </table:table-row>
        <table:table-row table:style-name="ro2">
          <table:table-cell table:style-name="ce2" office:value-type="float" office:value="1027" calcext:value-type="float">
            <text:p>1027</text:p>
          </table:table-cell>
          <table:table-cell table:style-name="ce4" office:value-type="string" calcext:value-type="string">
            <text:p>Downsize This!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885 .M66 1997 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7"/>
        </table:table-row>
        <table:table-row table:style-name="ro3">
          <table:table-cell table:style-name="ce2" office:value-type="float" office:value="1028" calcext:value-type="float">
            <text:p>1028</text:p>
          </table:table-cell>
          <table:table-cell table:style-name="ce4" office:value-type="string" calcext:value-type="string">
            <text:p>Klagelied auf einen Dicht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umont's Kriminal Bibliothek 1079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style-name="ce4" office:value-type="string" calcext:value-type="string">
            <text:p>Das Erdbeben in Chili</text:p>
          </table:table-cell>
          <table:table-cell table:style-name="ce6" office:value-type="float" office:value="1944" calcext:value-type="float">
            <text:p>194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1358 .P7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2" office:value-type="float" office:value="1030" calcext:value-type="float">
            <text:p>1030</text:p>
          </table:table-cell>
          <table:table-cell table:style-name="ce4" office:value-type="string" calcext:value-type="string">
            <text:p>American Dynasty: Aristocracy, Fortune, and the Politics of Deceit in the House of Bush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882 .P48 2004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3">
          <table:table-cell table:style-name="ce2" office:value-type="float" office:value="1031" calcext:value-type="float">
            <text:p>1031</text:p>
          </table:table-cell>
          <table:table-cell table:style-name="ce4" office:value-type="string" calcext:value-type="string">
            <text:p>Hitler's Italian Allies: Royal Armed Forces, Fascist regime, and the war of 1940-43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63.I8 K57 2000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2">
          <table:table-cell table:style-name="ce2" office:value-type="float" office:value="1032" calcext:value-type="float">
            <text:p>1032</text:p>
          </table:table-cell>
          <table:table-cell table:style-name="ce4" office:value-type="string" calcext:value-type="string">
            <text:p>Perpetual War for Perpetual Peace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E745 .D58 2000 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style-name="ce2" office:value-type="float" office:value="1033" calcext:value-type="float">
            <text:p>1033</text:p>
          </table:table-cell>
          <table:table-cell table:style-name="ce4" office:value-type="string" calcext:value-type="string">
            <text:p>Fall of Berlin, 1945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757.9 .B43 2002 (UL)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1034" calcext:value-type="float">
            <text:p>1034</text:p>
          </table:table-cell>
          <table:table-cell table:style-name="ce4" office:value-type="string" calcext:value-type="string">
            <text:p>Arming America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V8059 .B456 2000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4" office:value-type="string" calcext:value-type="string">
            <text:p>France Under the Germans: Collaboration and Compromise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802.F8 B8613 1996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1017"/>
        </table:table-row>
        <table:table-row table:style-name="ro2">
          <table:table-cell table:style-name="ce2" office:value-type="float" office:value="1036" calcext:value-type="float">
            <text:p>1036</text:p>
          </table:table-cell>
          <table:table-cell table:style-name="ce4" office:value-type="string" calcext:value-type="string">
            <text:p>French Revolutions: Cycling the Tour de France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GV1049.2.T68 M66 2001 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7"/>
        </table:table-row>
        <table:table-row table:style-name="ro3">
          <table:table-cell table:style-name="ce2" office:value-type="float" office:value="1037" calcext:value-type="float">
            <text:p>1037</text:p>
          </table:table-cell>
          <table:table-cell table:style-name="ce4" office:value-type="string" calcext:value-type="string">
            <text:p>Mörderisches Dreieck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umont's Kriminal Bibliothek 106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038" calcext:value-type="float">
            <text:p>1038</text:p>
          </table:table-cell>
          <table:table-cell table:style-name="ce4" office:value-type="string" calcext:value-type="string">
            <text:p>Central Europe: Enemies, Neighbors, Friends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AW1038 J64 1996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039" calcext:value-type="float">
            <text:p>1039</text:p>
          </table:table-cell>
          <table:table-cell table:style-name="ce4" office:value-type="string" calcext:value-type="string">
            <text:p>Greco-Persian Wars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F225.6 .G7 199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2" office:value-type="float" office:value="1040" calcext:value-type="float">
            <text:p>1040</text:p>
          </table:table-cell>
          <table:table-cell table:style-name="ce4" office:value-type="string" calcext:value-type="string">
            <text:p>Black Bostonians: Family Life and Community Struggle in the Antebellum North</text:p>
          </table:table-cell>
          <table:table-cell table:style-name="ce6" office:value-type="float" office:value="1980" calcext:value-type="float">
            <text:p>198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73.9.N4 H67 1979</text:p>
          </table:table-cell>
          <table:table-cell table:style-name="ce13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2" office:value-type="float" office:value="1041" calcext:value-type="float">
            <text:p>1041</text:p>
          </table:table-cell>
          <table:table-cell table:style-name="ce4" office:value-type="string" calcext:value-type="string">
            <text:p>Battle of Paoli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241.P2 M37 2000 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1042" calcext:value-type="float">
            <text:p>1042</text:p>
          </table:table-cell>
          <table:table-cell table:style-name="ce4" office:value-type="string" calcext:value-type="string">
            <text:p>Berlin Rising: Biography of a City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D860 .R37 1994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1043" calcext:value-type="float">
            <text:p>1043</text:p>
          </table:table-cell>
          <table:table-cell table:style-name="ce4" office:value-type="string" calcext:value-type="string">
            <text:p>Salt: A World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TN900 .K963 2002 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7"/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4" office:value-type="string" calcext:value-type="string">
            <text:p>Rape of Nanking: The Forgotten Holocaust of World War II 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796.N2 C44 1997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4" office:value-type="string" calcext:value-type="string">
            <text:p>Œuvres complètes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Q2631 .A26 1964 </text:p>
          </table:table-cell>
          <table:table-cell table:style-name="ce13" office:value-type="float" office:value="294" calcext:value-type="float">
            <text:p>294</text:p>
          </table:table-cell>
          <table:table-cell table:number-columns-repeated="1017"/>
        </table:table-row>
        <table:table-row table:style-name="ro2">
          <table:table-cell table:style-name="ce2" office:value-type="float" office:value="1046" calcext:value-type="float">
            <text:p>1046</text:p>
          </table:table-cell>
          <table:table-cell table:style-name="ce4" office:value-type="string" calcext:value-type="string">
            <text:p>Letters from Egypt: A Journey on the Nile, 1849-1850 </text:p>
          </table:table-cell>
          <table:table-cell table:style-name="ce6" office:value-type="float" office:value="1988" calcext:value-type="float">
            <text:p>198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T54 .N54 1987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1017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style-name="ce4" office:value-type="string" calcext:value-type="string">
            <text:p>Image of Eternity: Roots of Time in the Physical World</text:p>
          </table:table-cell>
          <table:table-cell table:style-name="ce6" office:value-type="float" office:value="1981" calcext:value-type="float">
            <text:p>198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D638 .P3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style-name="ce4" office:value-type="string" calcext:value-type="string">
            <text:p>Louis XIV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C129 .L485 2004b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style-name="ce4" office:value-type="string" calcext:value-type="string">
            <text:p>I Have Landed: The End of a Beginning in Natural Histor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QH45.5 .G725 2002 </text:p>
          </table:table-cell>
          <table:table-cell table:style-name="ce13" office:value-type="float" office:value="212" calcext:value-type="float">
            <text:p>212</text:p>
          </table:table-cell>
          <table:table-cell table:number-columns-repeated="1017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4" office:value-type="string" calcext:value-type="string">
            <text:p>Utility of Force: The Art of War in the Modern World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U27 .S57 2005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1051" calcext:value-type="float">
            <text:p>1051</text:p>
          </table:table-cell>
          <table:table-cell table:style-name="ce4" office:value-type="string" calcext:value-type="string">
            <text:p>Long Road of War: A Marine's Story of Pacific Combat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767.9 .J65 1998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2" office:value-type="float" office:value="1052" calcext:value-type="float">
            <text:p>1052</text:p>
          </table:table-cell>
          <table:table-cell table:style-name="ce4" office:value-type="string" calcext:value-type="string">
            <text:p>Nez Perce Summer, 1877: The U.S. Army and Nee-Me-Poo Crisis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83.877 .G74 2000 <text:s text:c="2"/></text:p>
          </table:table-cell>
          <table:table-cell table:style-name="ce13" office:value-type="float" office:value="217" calcext:value-type="float">
            <text:p>217</text:p>
          </table:table-cell>
          <table:table-cell table:number-columns-repeated="1017"/>
        </table:table-row>
        <table:table-row table:style-name="ro2">
          <table:table-cell table:style-name="ce2" office:value-type="float" office:value="1053" calcext:value-type="float">
            <text:p>1053</text:p>
          </table:table-cell>
          <table:table-cell table:style-name="ce4" office:value-type="string" calcext:value-type="string">
            <text:p>Der Schimmelreiter</text:p>
          </table:table-cell>
          <table:table-cell table:style-name="ce6" office:value-type="float" office:value="1967" calcext:value-type="float">
            <text:p>196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528 .S2 1967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054" calcext:value-type="float">
            <text:p>1054</text:p>
          </table:table-cell>
          <table:table-cell table:style-name="ce4" office:value-type="string" calcext:value-type="string">
            <text:p>Witnesses of War: Children's Lives Under the Nazis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810.C4 S73 2005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4" office:value-type="string" calcext:value-type="string">
            <text:p>Blitzkrieg Legend: The 1940 Campaign in the West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56.3 .F7513 200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056" calcext:value-type="float">
            <text:p>1056</text:p>
          </table:table-cell>
          <table:table-cell table:style-name="ce4" office:value-type="string" calcext:value-type="string">
            <text:p>Battle of the Bulge: Hitler's Ardennes Offensive, 1944-1945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56.5.A7 P368 1991b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table:style-name="ce2" office:value-type="float" office:value="1057" calcext:value-type="float">
            <text:p>1057</text:p>
          </table:table-cell>
          <table:table-cell table:style-name="ce4" office:value-type="string" calcext:value-type="string">
            <text:p>Christ's Churches Purely Reformed: A Social History of Calvinism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BX9415 .B47 2002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1058" calcext:value-type="float">
            <text:p>1058</text:p>
          </table:table-cell>
          <table:table-cell table:style-name="ce4" office:value-type="string" calcext:value-type="string">
            <text:p>La vie en bleu: France and the French since 1900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C361 .K44 2005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1059" calcext:value-type="float">
            <text:p>1059</text:p>
          </table:table-cell>
          <table:table-cell table:style-name="ce4" office:value-type="string" calcext:value-type="string">
            <text:p>Isonzo: The Forgotten Sacrifice of the Great War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569.I69 S35 2001 </text:p>
          </table:table-cell>
          <table:table-cell table:style-name="ce13"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table:style-name="ce2" office:value-type="float" office:value="1060" calcext:value-type="float">
            <text:p>1060</text:p>
          </table:table-cell>
          <table:table-cell table:style-name="ce4" office:value-type="string" calcext:value-type="string">
            <text:p>Hitler and the Vatican: Inside the Secret Archives That Reveal The Complete Story of the Nazis and the Church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810.C6 G63 2004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1061" calcext:value-type="float">
            <text:p>1061</text:p>
          </table:table-cell>
          <table:table-cell table:style-name="ce4" office:value-type="string" calcext:value-type="string">
            <text:p>Color Atlas of States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1200 .M4 1996 (Ref.)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style-name="ce4" office:value-type="string" calcext:value-type="string">
            <text:p>Assassins' Gate: America in Iraq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79.76 .P33 200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1063" calcext:value-type="float">
            <text:p>1063</text:p>
          </table:table-cell>
          <table:table-cell table:style-name="ce4" office:value-type="string" calcext:value-type="string">
            <text:p>Orientalist: Solving the Mystery of a Strange and a Dangerous Lif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T2679.A433 Z87 2005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064" calcext:value-type="float">
            <text:p>1064</text:p>
          </table:table-cell>
          <table:table-cell table:style-name="ce4" office:value-type="string" calcext:value-type="string">
            <text:p>Overthrow: American's Century of Regime Change from Hawaii to Iraq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E744 .K49 2006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7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4" office:value-type="string" calcext:value-type="string">
            <text:p>Crusade: The Untold Story of the Persian Gulf War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S79.724.U6 A887 1993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1066" calcext:value-type="float">
            <text:p>1066</text:p>
          </table:table-cell>
          <table:table-cell table:style-name="ce4" office:value-type="string" calcext:value-type="string">
            <text:p>Hunting Warbirds: The Obsessive Quest for the Lost Aircraft of World War II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UG1240 .H64 2001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table:style-name="ce2" office:value-type="float" office:value="1067" calcext:value-type="float">
            <text:p>1067</text:p>
          </table:table-cell>
          <table:table-cell table:style-name="ce4" office:value-type="string" calcext:value-type="string">
            <text:p>New Found Lands: Maps in the History of Exploration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G81.W474 1998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1017"/>
        </table:table-row>
        <table:table-row table:style-name="ro2">
          <table:table-cell table:style-name="ce2" office:value-type="float" office:value="1068" calcext:value-type="float">
            <text:p>1068</text:p>
          </table:table-cell>
          <table:table-cell table:style-name="ce4" office:value-type="string" calcext:value-type="string">
            <text:p>Uniforms: Why We Are What We Wear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GT1900 .F87 2002 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1069" calcext:value-type="float">
            <text:p>1069</text:p>
          </table:table-cell>
          <table:table-cell table:style-name="ce4" office:value-type="string" calcext:value-type="string">
            <text:p>Masters of the Big House: Elite Slaveholders of the Mid-Nineteenth Century South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F213 .S35 200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4" office:value-type="string" calcext:value-type="string">
            <text:p>Denmark Vese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F279.C49 N473 1999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style-name="ce4" office:value-type="string" calcext:value-type="string">
            <text:p>Red, White, and Black: The Peoples of Early North America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188 .N37 2000</text:p>
          </table:table-cell>
          <table:table-cell table:style-name="ce13" office:value-type="float" office:value="323" calcext:value-type="float">
            <text:p>323</text:p>
          </table:table-cell>
          <table:table-cell table:number-columns-repeated="1017"/>
        </table:table-row>
        <table:table-row table:style-name="ro4">
          <table:table-cell table:style-name="ce2" office:value-type="float" office:value="1072" calcext:value-type="float">
            <text:p>1072</text:p>
          </table:table-cell>
          <table:table-cell table:style-name="ce4" office:value-type="string" calcext:value-type="string">
            <text:p>Eyewitness in The Crimea: The Crimean War Letters (1854-1856) of Lt. Col. George Frederick Dallas, Sometime Captain, 46th Foot, and ADC to Sir Robert Garrett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K215.97 .E95 2001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1073" calcext:value-type="float">
            <text:p>1073</text:p>
          </table:table-cell>
          <table:table-cell table:style-name="ce4" office:value-type="string" calcext:value-type="string">
            <text:p>Lee's Last Retreat: The Flight to Appomattox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E477.67 .M37 2002 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1074" calcext:value-type="float">
            <text:p>1074</text:p>
          </table:table-cell>
          <table:table-cell table:style-name="ce4" office:value-type="string" calcext:value-type="string">
            <text:p>From Reich to State: The Rhineland in the Revolutionary Age, 1780-1830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D801.R682 R68 2003 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7"/>
        </table:table-row>
        <table:table-row table:style-name="ro3">
          <table:table-cell table:style-name="ce2" office:value-type="float" office:value="1075" calcext:value-type="float">
            <text:p>1075</text:p>
          </table:table-cell>
          <table:table-cell table:style-name="ce4" office:value-type="string" calcext:value-type="string">
            <text:p>Among the Dead Cities: The History and Moral Legacy of the WWII Bombing of Civilians in Germany and Japan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90.2 .G73 2006 <text:s/></text:p>
          </table:table-cell>
          <table:table-cell table:style-name="ce13" office:value-type="float" office:value="104" calcext:value-type="float">
            <text:p>104</text:p>
          </table:table-cell>
          <table:table-cell table:number-columns-repeated="1017"/>
        </table:table-row>
        <table:table-row table:style-name="ro2">
          <table:table-cell table:style-name="ce2" office:value-type="float" office:value="1076" calcext:value-type="float">
            <text:p>1076</text:p>
          </table:table-cell>
          <table:table-cell table:style-name="ce4" office:value-type="string" calcext:value-type="string">
            <text:p>With the Fifth Army Air Force: Photos from the Pacific Theater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811.G29 A3 2001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float" office:value="1077" calcext:value-type="float">
            <text:p>1077</text:p>
          </table:table-cell>
          <table:table-cell table:style-name="ce4" office:value-type="string" calcext:value-type="string">
            <text:p>Jazz: A History of America's Music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ML3506.W37 2000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078" calcext:value-type="float">
            <text:p>1078</text:p>
          </table:table-cell>
          <table:table-cell table:style-name="ce4" office:value-type="string" calcext:value-type="string">
            <text:p>War for Korea, 1945-1950: A House Burning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S916 .M465 2005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079" calcext:value-type="float">
            <text:p>1079</text:p>
          </table:table-cell>
          <table:table-cell table:style-name="ce4" office:value-type="string" calcext:value-type="string">
            <text:p>Kabale und Liebe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T2468.K218 S345 1994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7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4" office:value-type="string" calcext:value-type="string">
            <text:p>Lords of Tikal: Rulers of an Ancient Maya City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F1435.1.T5 H37 1999 </text:p>
          </table:table-cell>
          <table:table-cell table:style-name="ce13" office:value-type="float" office:value="144" calcext:value-type="float">
            <text:p>144</text:p>
          </table:table-cell>
          <table:table-cell table:number-columns-repeated="1017"/>
        </table:table-row>
        <table:table-row table:style-name="ro2">
          <table:table-cell table:style-name="ce2" office:value-type="float" office:value="1081" calcext:value-type="float">
            <text:p>1081</text:p>
          </table:table-cell>
          <table:table-cell table:style-name="ce4" office:value-type="string" calcext:value-type="string">
            <text:p>Culture and Imperialism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16" calcext:value-type="float">
            <text:p>$16.0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N761 .S28 1993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7"/>
        </table:table-row>
        <table:table-row table:style-name="ro2">
          <table:table-cell table:style-name="ce2" office:value-type="float" office:value="1082" calcext:value-type="float">
            <text:p>1082</text:p>
          </table:table-cell>
          <table:table-cell table:style-name="ce4" office:value-type="string" calcext:value-type="string">
            <text:p>Soviet Casualties and Combat Losses in the Twentieth Century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K54 .G7513 1997 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style-name="ce2" office:value-type="float" office:value="1083" calcext:value-type="float">
            <text:p>1083</text:p>
          </table:table-cell>
          <table:table-cell table:style-name="ce4" office:value-type="string" calcext:value-type="string">
            <text:p>OK, Joe</text:p>
          </table:table-cell>
          <table:table-cell table:style-name="ce6" office:value-type="float" office:value="1977" calcext:value-type="float">
            <text:p>197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Q2613.U495 S28 </text:p>
          </table:table-cell>
          <table:table-cell table:style-name="ce13" office:value-type="float" office:value="297" calcext:value-type="float">
            <text:p>297</text:p>
          </table:table-cell>
          <table:table-cell table:number-columns-repeated="1017"/>
        </table:table-row>
        <table:table-row table:style-name="ro3">
          <table:table-cell table:style-name="ce2" office:value-type="float" office:value="1084" calcext:value-type="float">
            <text:p>1084</text:p>
          </table:table-cell>
          <table:table-cell table:style-name="ce4" office:value-type="string" calcext:value-type="string">
            <text:p>Die Pfalz unterm Hakenkreuz: Eine deutsche Provinz während der nationalsozialistischen Terrorherrschaft</text:p>
          </table:table-cell>
          <table:table-cell table:style-name="ce6" office:value-type="float" office:value="1993" calcext:value-type="float">
            <text:p>199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D801.P48 P48 1993</text:p>
          </table:table-cell>
          <table:table-cell table:style-name="ce13" office:value-type="float" office:value="345" calcext:value-type="float">
            <text:p>345</text:p>
          </table:table-cell>
          <table:table-cell table:number-columns-repeated="1017"/>
        </table:table-row>
        <table:table-row table:style-name="ro2">
          <table:table-cell table:style-name="ce2" office:value-type="float" office:value="1085" calcext:value-type="float">
            <text:p>1085</text:p>
          </table:table-cell>
          <table:table-cell table:style-name="ce4" office:value-type="string" calcext:value-type="string">
            <text:p>Southerner: A Novel/Being the Autobiography of Nicholas Worth</text:p>
          </table:table-cell>
          <table:table-cell table:style-name="ce6" office:value-type="float" office:value="1910" calcext:value-type="float">
            <text:p>191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S3531.A24 S68 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1086" calcext:value-type="float">
            <text:p>1086</text:p>
          </table:table-cell>
          <table:table-cell table:style-name="ce4" office:value-type="string" calcext:value-type="string">
            <text:p>German Army on the Somme, 1914-1916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545.S7 S55 2005</text:p>
          </table:table-cell>
          <table:table-cell table:style-name="ce13" office:value-type="float" office:value="346" calcext:value-type="float">
            <text:p>346</text:p>
          </table:table-cell>
          <table:table-cell table:number-columns-repeated="1017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4" office:value-type="string" calcext:value-type="string">
            <text:p>Constantine's Sword: The Church and the Jews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BM535 .C37 2001 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" office:value-type="float" office:value="1088" calcext:value-type="float">
            <text:p>1088</text:p>
          </table:table-cell>
          <table:table-cell table:style-name="ce4" office:value-type="string" calcext:value-type="string">
            <text:p>Le château de ma mère</text:p>
          </table:table-cell>
          <table:table-cell table:style-name="ce6" office:value-type="float" office:value="1958" calcext:value-type="float">
            <text:p>195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PQ2631.A26 Z52 </text:p>
          </table:table-cell>
          <table:table-cell table:style-name="ce13" office:value-type="float" office:value="295" calcext:value-type="float">
            <text:p>295</text:p>
          </table:table-cell>
          <table:table-cell table:number-columns-repeated="1017"/>
        </table:table-row>
        <table:table-row table:style-name="ro2">
          <table:table-cell table:style-name="ce2" office:value-type="float" office:value="1089" calcext:value-type="float">
            <text:p>1089</text:p>
          </table:table-cell>
          <table:table-cell table:style-name="ce4" office:value-type="string" calcext:value-type="string">
            <text:p>New American Militarism: How Americans Are Seduced By Wa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A23 .B14 2005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4" office:value-type="string" calcext:value-type="string">
            <text:p>Armageddon: The Battle for Germany, 1944-45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43 .H36 2004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style-name="ce2" office:value-type="float" office:value="1091" calcext:value-type="float">
            <text:p>1091</text:p>
          </table:table-cell>
          <table:table-cell table:style-name="ce4" office:value-type="string" calcext:value-type="string">
            <text:p>Third Reich: A New History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D256.5 .B94 2000 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table:style-name="ce2" office:value-type="float" office:value="1092" calcext:value-type="float">
            <text:p>1092</text:p>
          </table:table-cell>
          <table:table-cell table:style-name="ce4" office:value-type="string" calcext:value-type="string">
            <text:p>Fighter Boys: The Battle of Britain, 1940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56.5.B7 B54 2003 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style-name="ce4" office:value-type="string" calcext:value-type="string">
            <text:p>History of the Arab Peoples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37.7 .H67 1991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1094" calcext:value-type="float">
            <text:p>1094</text:p>
          </table:table-cell>
          <table:table-cell table:style-name="ce4" office:value-type="string" calcext:value-type="string">
            <text:p>Englishwoman in India: The Memoirs of Harriet Tytler, 1828-1858 </text:p>
          </table:table-cell>
          <table:table-cell table:style-name="ce6" office:value-type="float" office:value="1987" calcext:value-type="float">
            <text:p>198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412 .T98 198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style-name="ce4" office:value-type="string" calcext:value-type="string">
            <text:p>Whose Bible is it Anyway?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BS511.2 .D39 2004</text:p>
          </table:table-cell>
          <table:table-cell table:style-name="ce13" office:value-type="float" office:value="143" calcext:value-type="float">
            <text:p>143</text:p>
          </table:table-cell>
          <table:table-cell table:number-columns-repeated="1017"/>
        </table:table-row>
        <table:table-row table:style-name="ro2">
          <table:table-cell table:style-name="ce2" office:value-type="float" office:value="1096" calcext:value-type="float">
            <text:p>1096</text:p>
          </table:table-cell>
          <table:table-cell table:style-name="ce4" office:value-type="string" calcext:value-type="string">
            <text:p>Erzählungen</text:p>
          </table:table-cell>
          <table:table-cell table:style-name="ce6" office:value-type="float" office:value="1966" calcext:value-type="float">
            <text:p>196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03.O394 A15 1972 </text:p>
          </table:table-cell>
          <table:table-cell table:style-name="ce13" office:value-type="float" office:value="163" calcext:value-type="float">
            <text:p>163</text:p>
          </table:table-cell>
          <table:table-cell table:number-columns-repeated="1017"/>
        </table:table-row>
        <table:table-row table:style-name="ro2">
          <table:table-cell table:style-name="ce2" office:value-type="float" office:value="1097" calcext:value-type="float">
            <text:p>1097</text:p>
          </table:table-cell>
          <table:table-cell table:style-name="ce4" office:value-type="string" calcext:value-type="string">
            <text:p>I Will Bear Witness: A Diary of the Nazi Years 1933-1941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PC2064.K5 A322 1998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style-name="ce4" office:value-type="string" calcext:value-type="string">
            <text:p>Wars of German Unifica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D210 .S526 2004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float" office:value="1099" calcext:value-type="float">
            <text:p>1099</text:p>
          </table:table-cell>
          <table:table-cell table:style-name="ce4" office:value-type="string" calcext:value-type="string">
            <text:p>Bugatti Queen: In Search of a French Racing Legend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GV1032.N53 S49 2004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1100" calcext:value-type="float">
            <text:p>1100</text:p>
          </table:table-cell>
          <table:table-cell table:style-name="ce4" office:value-type="string" calcext:value-type="string">
            <text:p>Oster Conspiracy of 1938: The Unknown Story of the Military Plot to Kill Hitler and Avert World War II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D247.O85 P37 2003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4" office:value-type="string" calcext:value-type="string">
            <text:p>Bomber War: Arthur Harris and the Allied Bomber Offensive, 1939-1945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86 .N453 2002 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7"/>
        </table:table-row>
        <table:table-row table:style-name="ro3">
          <table:table-cell table:style-name="ce2" office:value-type="float" office:value="1102" calcext:value-type="float">
            <text:p>1102</text:p>
          </table:table-cell>
          <table:table-cell table:style-name="ce4" office:value-type="string" calcext:value-type="string">
            <text:p>Storm over Texas: The Annexation Controversy and the Road to Civil War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F390 .S558 2005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103" calcext:value-type="float">
            <text:p>1103</text:p>
          </table:table-cell>
          <table:table-cell table:style-name="ce4" office:value-type="string" calcext:value-type="string">
            <text:p>Delafield Commission and the American Military Profession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UB413.M98 2000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style-name="ce4" office:value-type="string" calcext:value-type="string">
            <text:p>Secret Soldiers: The Story of World War II's Heroic Army of Dece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769.25 .G47 2002 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7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4" office:value-type="string" calcext:value-type="string">
            <text:p>Science: A History 1543-2001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Q125 .G85 2002 (MP)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1106" calcext:value-type="float">
            <text:p>1106</text:p>
          </table:table-cell>
          <table:table-cell table:style-name="ce4" office:value-type="string" calcext:value-type="string">
            <text:p>We'll Always Have Paris: Sex and Love in the City of Light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C715 .B317 2006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7"/>
        </table:table-row>
        <table:table-row table:style-name="ro3">
          <table:table-cell table:style-name="ce2" office:value-type="float" office:value="1107" calcext:value-type="float">
            <text:p>1107</text:p>
          </table:table-cell>
          <table:table-cell table:style-name="ce4" office:value-type="string" calcext:value-type="string">
            <text:p>Mörder gesuch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eyne Krimi Classics # 1555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1108" calcext:value-type="float">
            <text:p>1108</text:p>
          </table:table-cell>
          <table:table-cell table:style-name="ce4" office:value-type="string" calcext:value-type="string">
            <text:p>It Never Snows in September: The German View of Market-Garden and the Battle of Arnhem, September, 1944 </text:p>
          </table:table-cell>
          <table:table-cell table:style-name="ce6" office:value-type="float" office:value="1991" calcext:value-type="float">
            <text:p>199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3.N4 K47 1994 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1017"/>
        </table:table-row>
        <table:table-row table:style-name="ro2">
          <table:table-cell table:style-name="ce2" office:value-type="float" office:value="1109" calcext:value-type="float">
            <text:p>1109</text:p>
          </table:table-cell>
          <table:table-cell table:style-name="ce4" office:value-type="string" calcext:value-type="string">
            <text:p>Traumnovelle</text:p>
          </table:table-cell>
          <table:table-cell table:style-name="ce6" office:value-type="float" office:value="1927" calcext:value-type="float">
            <text:p>1927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38.N5 T7 1926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4" office:value-type="string" calcext:value-type="string">
            <text:p>Omaha Beach : D-Day, June 6, 1944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756.5.N6 B343 2004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1111" calcext:value-type="float">
            <text:p>1111</text:p>
          </table:table-cell>
          <table:table-cell table:style-name="ce4" office:value-type="string" calcext:value-type="string">
            <text:p>Times Guide to the Peoples of Europe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GN575 .F476 1994 </text:p>
          </table:table-cell>
          <table:table-cell table:style-name="ce13"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style-name="ce2" office:value-type="float" office:value="1112" calcext:value-type="float">
            <text:p>1112</text:p>
          </table:table-cell>
          <table:table-cell table:style-name="ce4" office:value-type="string" calcext:value-type="string">
            <text:p>Caste Marks: Style and Status in the U.S.A.</text:p>
          </table:table-cell>
          <table:table-cell table:style-name="ce6" office:value-type="float" office:value="1985" calcext:value-type="float">
            <text:p>198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N90.S6 F86 1984 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017"/>
        </table:table-row>
        <table:table-row table:style-name="ro3">
          <table:table-cell table:style-name="ce2" office:value-type="float" office:value="1113" calcext:value-type="float">
            <text:p>1113</text:p>
          </table:table-cell>
          <table:table-cell table:style-name="ce4" office:value-type="string" calcext:value-type="string">
            <text:p>Sherlock Holmes und die gefährliche Erbschaft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eyne Krimi Classics # 1584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1114" calcext:value-type="float">
            <text:p>1114</text:p>
          </table:table-cell>
          <table:table-cell table:style-name="ce4" office:value-type="string" calcext:value-type="string">
            <text:p>Over Here: The First World War and American Societ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570.1 .K43 2004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4" office:value-type="string" calcext:value-type="string">
            <text:p>Philippine War, 1899-1902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679 .L57 2000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116" calcext:value-type="float">
            <text:p>1116</text:p>
          </table:table-cell>
          <table:table-cell table:style-name="ce4" office:value-type="string" calcext:value-type="string">
            <text:p>Die Flucht: Über die Vertreibung der Deutschen aus dem Oste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809.G3 F53 2002 </text:p>
          </table:table-cell>
          <table:table-cell table:style-name="ce13" office:value-type="float" office:value="320" calcext:value-type="float">
            <text:p>320</text:p>
          </table:table-cell>
          <table:table-cell table:number-columns-repeated="1017"/>
        </table:table-row>
        <table:table-row table:style-name="ro3">
          <table:table-cell table:style-name="ce2" office:value-type="float" office:value="1117" calcext:value-type="float">
            <text:p>1117</text:p>
          </table:table-cell>
          <table:table-cell table:style-name="ce4" office:value-type="string" calcext:value-type="string">
            <text:p>Spies and Commandos: How America Lost the Secret War in North Vietnam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S559.8.M44 C66 2000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2" office:value-type="float" office:value="1118" calcext:value-type="float">
            <text:p>1118</text:p>
          </table:table-cell>
          <table:table-cell table:style-name="ce4" office:value-type="string" calcext:value-type="string">
            <text:p>Secret Empire: Eisenhower, the CIA, and the Hidden Story of America's Space Espionage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UG763 .T38 2003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2" office:value-type="float" office:value="1119" calcext:value-type="float">
            <text:p>1119</text:p>
          </table:table-cell>
          <table:table-cell table:style-name="ce4" office:value-type="string" calcext:value-type="string">
            <text:p>Conquerors : Roosevelt, Truman and the Destruction of Hitler's Germany, 1941-1945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807 .B46 2002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4" office:value-type="string" calcext:value-type="string">
            <text:p>Clash of Wings: Air Power in World War II </text:p>
          </table:table-cell>
          <table:table-cell table:style-name="ce6" office:value-type="float" office:value="1995" calcext:value-type="float">
            <text:p>199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85 .B59 194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1121" calcext:value-type="float">
            <text:p>1121</text:p>
          </table:table-cell>
          <table:table-cell table:style-name="ce4" office:value-type="string" calcext:value-type="string">
            <text:p>Battle for Leningrad 1941-1944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4.3.L4 G59 2002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122" calcext:value-type="float">
            <text:p>1122</text:p>
          </table:table-cell>
          <table:table-cell table:style-name="ce4" office:value-type="string" calcext:value-type="string">
            <text:p>Claude and Madeleine: A True Story of Love, War, and Espionag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D810.S7 M273 2005 </text:p>
          </table:table-cell>
          <table:table-cell table:style-name="ce13" office:value-type="float" office:value="136" calcext:value-type="float">
            <text:p>136</text:p>
          </table:table-cell>
          <table:table-cell table:number-columns-repeated="1017"/>
        </table:table-row>
        <table:table-row table:style-name="ro2">
          <table:table-cell table:style-name="ce2" office:value-type="float" office:value="1123" calcext:value-type="float">
            <text:p>1123</text:p>
          </table:table-cell>
          <table:table-cell table:style-name="ce4" office:value-type="string" calcext:value-type="string">
            <text:p>Hitler Strikes Poland: Blitzkrieg, Ideology, and Atrocit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5 .R596 2003 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2" office:value-type="float" office:value="1124" calcext:value-type="float">
            <text:p>1124</text:p>
          </table:table-cell>
          <table:table-cell table:style-name="ce4" office:value-type="string" calcext:value-type="string">
            <text:p>Fall of Hong Kong: Britain, China and the Japanese Occupation 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796.H74 S64 2003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1125" calcext:value-type="float">
            <text:p>1125</text:p>
          </table:table-cell>
          <table:table-cell table:style-name="ce4" office:value-type="string" calcext:value-type="string">
            <text:p>Everything and More: A Compact History of Infinity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QA9 .W335 2003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1126" calcext:value-type="float">
            <text:p>1126</text:p>
          </table:table-cell>
          <table:table-cell table:style-name="ce4" office:value-type="string" calcext:value-type="string">
            <text:p>Rise of Hitler's Third Reich: Germany's Victory in Europe 1939-42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57 .B49 2004</text:p>
          </table:table-cell>
          <table:table-cell table:style-name="ce13" office:value-type="float" office:value="318" calcext:value-type="float">
            <text:p>318</text:p>
          </table:table-cell>
          <table:table-cell table:number-columns-repeated="1017"/>
        </table:table-row>
        <table:table-row table:style-name="ro2">
          <table:table-cell table:style-name="ce2" office:value-type="float" office:value="1127" calcext:value-type="float">
            <text:p>1127</text:p>
          </table:table-cell>
          <table:table-cell table:style-name="ce4" office:value-type="string" calcext:value-type="string">
            <text:p>Harvest of Despair: Life and Death in Ukraine under Nazi Rule 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K508.833 .B47 2004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1128" calcext:value-type="float">
            <text:p>1128</text:p>
          </table:table-cell>
          <table:table-cell table:style-name="ce4" office:value-type="string" calcext:value-type="string">
            <text:p>Freedom Rising: Washington in the Civil War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501 .F87 2004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129" calcext:value-type="float">
            <text:p>1129</text:p>
          </table:table-cell>
          <table:table-cell table:style-name="ce4" office:value-type="string" calcext:value-type="string">
            <text:p>Weather in Berlin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PS3560.U75 W43 2002 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2" office:value-type="float" office:value="1130" calcext:value-type="float">
            <text:p>1130</text:p>
          </table:table-cell>
          <table:table-cell table:style-name="ce4" office:value-type="string" calcext:value-type="string">
            <text:p>Mein Sohn, der Mörder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eyne Krimi Classics # 155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1131" calcext:value-type="float">
            <text:p>1131</text:p>
          </table:table-cell>
          <table:table-cell table:style-name="ce4" office:value-type="string" calcext:value-type="string">
            <text:p>Landscape of History: How Historians Map the Past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16.8 .G23 2002 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017"/>
        </table:table-row>
        <table:table-row table:style-name="ro2">
          <table:table-cell table:style-name="ce2" office:value-type="float" office:value="1132" calcext:value-type="float">
            <text:p>1132</text:p>
          </table:table-cell>
          <table:table-cell table:style-name="ce4" office:value-type="string" calcext:value-type="string">
            <text:p>Spreading the Word: Language and Dialect in America 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381.U54 M38 2000 </text:p>
          </table:table-cell>
          <table:table-cell table:style-name="ce13" office:value-type="float" office:value="305" calcext:value-type="float">
            <text:p>305</text:p>
          </table:table-cell>
          <table:table-cell table:number-columns-repeated="1017"/>
        </table:table-row>
        <table:table-row table:style-name="ro3">
          <table:table-cell table:style-name="ce2" office:value-type="float" office:value="1133" calcext:value-type="float">
            <text:p>1133</text:p>
          </table:table-cell>
          <table:table-cell table:style-name="ce4" office:value-type="string" calcext:value-type="string">
            <text:p>Beyond Valor: World War II's Rangers and Airborne Veterans Reveal the Heart of Combat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769.347 .O36 2001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table:style-name="ce2" office:value-type="float" office:value="1134" calcext:value-type="float">
            <text:p>1134</text:p>
          </table:table-cell>
          <table:table-cell table:style-name="ce4" office:value-type="string" calcext:value-type="string">
            <text:p>Story the Soldiers Wouldn’t Tell: Sex in the Civil War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468.9.L69 1994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style-name="ce2" office:value-type="float" office:value="1135" calcext:value-type="float">
            <text:p>1135</text:p>
          </table:table-cell>
          <table:table-cell table:style-name="ce4" office:value-type="string" calcext:value-type="string">
            <text:p>American Soldier in World War II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D769 .H43 2000 (storage)</text:p>
          </table:table-cell>
          <table:table-cell table:style-name="ce13" office:value-type="float" office:value="290" calcext:value-type="float">
            <text:p>290</text:p>
          </table:table-cell>
          <table:table-cell table:number-columns-repeated="1017"/>
        </table:table-row>
        <table:table-row table:style-name="ro2">
          <table:table-cell table:style-name="ce2" office:value-type="float" office:value="1136" calcext:value-type="float">
            <text:p>1136</text:p>
          </table:table-cell>
          <table:table-cell table:style-name="ce4" office:value-type="string" calcext:value-type="string">
            <text:p>Das Kainsmal des Krieges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T2685.E55 Z943 1998</text:p>
          </table:table-cell>
          <table:table-cell table:style-name="ce13" office:value-type="float" office:value="328" calcext:value-type="float">
            <text:p>328</text:p>
          </table:table-cell>
          <table:table-cell table:number-columns-repeated="1017"/>
        </table:table-row>
        <table:table-row table:style-name="ro2">
          <table:table-cell table:style-name="ce2" office:value-type="float" office:value="1137" calcext:value-type="float">
            <text:p>1137</text:p>
          </table:table-cell>
          <table:table-cell table:style-name="ce4" office:value-type="string" calcext:value-type="string">
            <text:p>Crossroads of Freedom: Antietam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E474.65 .M48 2002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7"/>
        </table:table-row>
        <table:table-row table:style-name="ro2">
          <table:table-cell table:style-name="ce2" office:value-type="float" office:value="1138" calcext:value-type="float">
            <text:p>1138</text:p>
          </table:table-cell>
          <table:table-cell table:style-name="ce4" office:value-type="string" calcext:value-type="string">
            <text:p>1968: The Year that Rocked the World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848 .K876 2004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7"/>
        </table:table-row>
        <table:table-row table:style-name="ro3">
          <table:table-cell table:style-name="ce2" office:value-type="float" office:value="1139" calcext:value-type="float">
            <text:p>1139</text:p>
          </table:table-cell>
          <table:table-cell table:style-name="ce4" office:value-type="string" calcext:value-type="string">
            <text:p>Viktorianische Morde (Sammelband mit 3 Romanen)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umont's Kriminal Bibliothek 1077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4" office:value-type="string" calcext:value-type="string">
            <text:p>Life in Secrets: The Story of Vera Atkins and the Lost Agents of the SOE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D810.S8 A86 2005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2" office:value-type="float" office:value="1141" calcext:value-type="float">
            <text:p>1141</text:p>
          </table:table-cell>
          <table:table-cell table:style-name="ce4" office:value-type="string" calcext:value-type="string">
            <text:p>Bloody Promenade: Reflections on a Civil War Battle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E476.52.C88 1999 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" office:value-type="float" office:value="1142" calcext:value-type="float">
            <text:p>1142</text:p>
          </table:table-cell>
          <table:table-cell table:style-name="ce4" office:value-type="string" calcext:value-type="string">
            <text:p>Ashes of Glory: Richmond at War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F234.R557 F87 1996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143" calcext:value-type="float">
            <text:p>1143</text:p>
          </table:table-cell>
          <table:table-cell table:style-name="ce4" office:value-type="string" calcext:value-type="string">
            <text:p>German Atrocities 1914: A History of Denial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626.G3 H67 2001 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2">
          <table:table-cell table:style-name="ce2" office:value-type="float" office:value="1144" calcext:value-type="float">
            <text:p>1144</text:p>
          </table:table-cell>
          <table:table-cell table:style-name="ce4" office:value-type="string" calcext:value-type="string">
            <text:p>Mulatto America: At the Crossroads of Black and White Culture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E184.A1 T35 2003 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1145" calcext:value-type="float">
            <text:p>1145</text:p>
          </table:table-cell>
          <table:table-cell table:style-name="ce4" office:value-type="string" calcext:value-type="string">
            <text:p>Noble Powell and the Episcopal Establishment in the Twentieth Century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BX5995.P725 H45 2001</text:p>
          </table:table-cell>
          <table:table-cell table:style-name="ce13" office:value-type="float" office:value="325" calcext:value-type="float">
            <text:p>325</text:p>
          </table:table-cell>
          <table:table-cell table:number-columns-repeated="1017"/>
        </table:table-row>
        <table:table-row table:style-name="ro3">
          <table:table-cell table:style-name="ce2" office:value-type="float" office:value="1146" calcext:value-type="float">
            <text:p>1146</text:p>
          </table:table-cell>
          <table:table-cell table:style-name="ce4" office:value-type="string" calcext:value-type="string">
            <text:p>Der Mord unter dem Dach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eyne Krimi Classics # 1539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table:style-name="ce2" office:value-type="float" office:value="1147" calcext:value-type="float">
            <text:p>1147</text:p>
          </table:table-cell>
          <table:table-cell table:style-name="ce4" office:value-type="string" calcext:value-type="string">
            <text:p>Hitler's Shadow War: The Holocaust and World War II </text:p>
          </table:table-cell>
          <table:table-cell table:style-name="ce6" office:value-type="float" office:value="2003" calcext:value-type="float">
            <text:p>200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S135.G3315 M43 2002 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7"/>
        </table:table-row>
        <table:table-row table:style-name="ro2">
          <table:table-cell table:style-name="ce2" office:value-type="float" office:value="1148" calcext:value-type="float">
            <text:p>1148</text:p>
          </table:table-cell>
          <table:table-cell table:style-name="ce4" office:value-type="string" calcext:value-type="string">
            <text:p>Atlas of Eastern Front Battles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764 .F688 2002 <text:s text:c="2"/></text:p>
          </table:table-cell>
          <table:table-cell table:style-name="ce13" office:value-type="float" office:value="339" calcext:value-type="float">
            <text:p>339</text:p>
          </table:table-cell>
          <table:table-cell table:number-columns-repeated="1017"/>
        </table:table-row>
        <table:table-row table:style-name="ro2">
          <table:table-cell table:style-name="ce2" office:value-type="float" office:value="1149" calcext:value-type="float">
            <text:p>1149</text:p>
          </table:table-cell>
          <table:table-cell table:style-name="ce4" office:value-type="string" calcext:value-type="string">
            <text:p>Seaboard Air Line Railway: The Route of Courteous Service 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NCC C385.1 S42g 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4" office:value-type="string" calcext:value-type="string">
            <text:p>Spectacle Entertainments of Early Imperial Rome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A6074 .B43 1999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2" office:value-type="float" office:value="1151" calcext:value-type="float">
            <text:p>1151</text:p>
          </table:table-cell>
          <table:table-cell table:style-name="ce4" office:value-type="string" calcext:value-type="string">
            <text:p>Official Secrets: What the Nazis Planned, What the British and Americans Knew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04 .G4 B765 1998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table:style-name="ce2" office:value-type="float" office:value="1152" calcext:value-type="float">
            <text:p>1152</text:p>
          </table:table-cell>
          <table:table-cell table:style-name="ce4" office:value-type="string" calcext:value-type="string">
            <text:p>Passionate Nomad: The Life of Freya Stark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T788.S72 G46 1999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2" office:value-type="float" office:value="1153" calcext:value-type="float">
            <text:p>1153</text:p>
          </table:table-cell>
          <table:table-cell table:style-name="ce4" office:value-type="string" calcext:value-type="string">
            <text:p>Decades of Crisis: Central and Eastern Europe Before World War II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JK38 .B458 1998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154" calcext:value-type="float">
            <text:p>1154</text:p>
          </table:table-cell>
          <table:table-cell table:style-name="ce4" office:value-type="string" calcext:value-type="string">
            <text:p>Intro to the New Testament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S2330.2 .B76 1997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7"/>
        </table:table-row>
        <table:table-row table:style-name="ro2">
          <table:table-cell table:style-name="ce2" office:value-type="float" office:value="1155" calcext:value-type="float">
            <text:p>1155</text:p>
          </table:table-cell>
          <table:table-cell table:style-name="ce4" office:value-type="string" calcext:value-type="string">
            <text:p>France on the Brink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C276.2 .F44 1999</text:p>
          </table:table-cell>
          <table:table-cell table:style-name="ce13" office:value-type="float" office:value="266" calcext:value-type="float">
            <text:p>266</text:p>
          </table:table-cell>
          <table:table-cell table:number-columns-repeated="1017"/>
        </table:table-row>
        <table:table-row table:style-name="ro3">
          <table:table-cell table:style-name="ce2" office:value-type="float" office:value="1156" calcext:value-type="float">
            <text:p>1156</text:p>
          </table:table-cell>
          <table:table-cell table:style-name="ce4" office:value-type="string" calcext:value-type="string">
            <text:p>Der verschenkte Mord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eyne Krimi Classics # 1480 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1017"/>
        </table:table-row>
        <table:table-row table:style-name="ro3">
          <table:table-cell table:style-name="ce2" office:value-type="float" office:value="1157" calcext:value-type="float">
            <text:p>1157</text:p>
          </table:table-cell>
          <table:table-cell table:style-name="ce4" office:value-type="string" calcext:value-type="string">
            <text:p>To Command the Sky: The Battle for Air Superiority over Germany, 1942-1944 </text:p>
          </table:table-cell>
          <table:table-cell table:style-name="ce6" office:value-type="float" office:value="1992" calcext:value-type="float">
            <text:p>199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85 .M39 1991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1017"/>
        </table:table-row>
        <table:table-row table:style-name="ro2">
          <table:table-cell table:style-name="ce2" office:value-type="float" office:value="1158" calcext:value-type="float">
            <text:p>1158</text:p>
          </table:table-cell>
          <table:table-cell table:style-name="ce4" office:value-type="string" calcext:value-type="string">
            <text:p>Islam's Black Slaves: The Other Black Diaspora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T919.S45 2001 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float" office:value="1159" calcext:value-type="float">
            <text:p>1159</text:p>
          </table:table-cell>
          <table:table-cell table:style-name="ce4" office:value-type="string" calcext:value-type="string">
            <text:p>Ausgewählte Geschichten</text:p>
          </table:table-cell>
          <table:table-cell table:style-name="ce6" office:value-type="float" office:value="1983" calcext:value-type="float">
            <text:p>1983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T2603.U8 A128 1982 </text:p>
          </table:table-cell>
          <table:table-cell table:style-name="ce13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2" office:value-type="float" office:value="1160" calcext:value-type="float">
            <text:p>1160</text:p>
          </table:table-cell>
          <table:table-cell table:style-name="ce4" office:value-type="string" calcext:value-type="string">
            <text:p>Terror: Civil War in the French Revolut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C183.5 .A62 2005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2" office:value-type="float" office:value="1161" calcext:value-type="float">
            <text:p>1161</text:p>
          </table:table-cell>
          <table:table-cell table:style-name="ce4" office:value-type="string" calcext:value-type="string">
            <text:p>Gestapo: A History of Hitler's Secret Police 1933-1945</text:p>
          </table:table-cell>
          <table:table-cell table:style-name="ce6" office:value-type="float" office:value="1982" calcext:value-type="float">
            <text:p>1982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V8208 .B885 1986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table:style-name="ce2" office:value-type="float" office:value="1162" calcext:value-type="float">
            <text:p>1162</text:p>
          </table:table-cell>
          <table:table-cell table:style-name="ce4" office:value-type="string" calcext:value-type="string">
            <text:p>Dantons Tod</text:p>
          </table:table-cell>
          <table:table-cell table:style-name="ce6" office:value-type="float" office:value="1963" calcext:value-type="float">
            <text:p>1963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T1828.B6 A657 1963 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1017"/>
        </table:table-row>
        <table:table-row table:style-name="ro3">
          <table:table-cell table:style-name="ce2" office:value-type="float" office:value="1163" calcext:value-type="float">
            <text:p>1163</text:p>
          </table:table-cell>
          <table:table-cell table:style-name="ce4" office:value-type="string" calcext:value-type="string">
            <text:p>Betrothed of Death: The Spanish Foreign Legion During the Rif Rebellion, 1920-1927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T324.5 .A48 2001 </text:p>
          </table:table-cell>
          <table:table-cell table:style-name="ce13" office:value-type="float" office:value="329" calcext:value-type="float">
            <text:p>329</text:p>
          </table:table-cell>
          <table:table-cell table:number-columns-repeated="1017"/>
        </table:table-row>
        <table:table-row table:style-name="ro3">
          <table:table-cell table:style-name="ce2" office:value-type="float" office:value="1164" calcext:value-type="float">
            <text:p>1164</text:p>
          </table:table-cell>
          <table:table-cell table:style-name="ce4" office:value-type="string" calcext:value-type="string">
            <text:p>Tod in Devil's Acre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5" calcext:value-type="float">
            <text:p>$5.00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umont's Kriminal Bibliothek 1050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7"/>
        </table:table-row>
        <table:table-row table:style-name="ro3">
          <table:table-cell table:style-name="ce2" office:value-type="float" office:value="1165" calcext:value-type="float">
            <text:p>1165</text:p>
          </table:table-cell>
          <table:table-cell table:style-name="ce4" office:value-type="string" calcext:value-type="string">
            <text:p>Freedom at Midnight: Austria, 1938-55 - A Story of the Traumatic Years of Occupation </text:p>
          </table:table-cell>
          <table:table-cell table:style-name="ce6" office:value-type="float" office:value="1990" calcext:value-type="float">
            <text:p>1990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B99 .H477 1989 </text:p>
          </table:table-cell>
          <table:table-cell table:style-name="ce13" office:value-type="float" office:value="324" calcext:value-type="float">
            <text:p>324</text:p>
          </table:table-cell>
          <table:table-cell table:number-columns-repeated="1017"/>
        </table:table-row>
        <table:table-row table:style-name="ro2">
          <table:table-cell table:style-name="ce2" office:value-type="float" office:value="1166" calcext:value-type="float">
            <text:p>1166</text:p>
          </table:table-cell>
          <table:table-cell table:style-name="ce4" office:value-type="string" calcext:value-type="string">
            <text:p>Dare Call It Treason</text:p>
          </table:table-cell>
          <table:table-cell table:style-name="ce6" office:value-type="float" office:value="1964" calcext:value-type="float">
            <text:p>196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548 .W3 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style-name="ce2" office:value-type="float" office:value="1167" calcext:value-type="float">
            <text:p>1167</text:p>
          </table:table-cell>
          <table:table-cell table:style-name="ce4" office:value-type="string" calcext:value-type="string">
            <text:p>Dispatches</text:p>
          </table:table-cell>
          <table:table-cell table:style-name="ce6" office:value-type="float" office:value="1978" calcext:value-type="float">
            <text:p>1978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S559.5 .H47 1977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1168" calcext:value-type="float">
            <text:p>1168</text:p>
          </table:table-cell>
          <table:table-cell table:style-name="ce4" office:value-type="string" calcext:value-type="string">
            <text:p>My Brave Boys: To War with Colonel Cross and the Fighting Fifth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string" calcext:value-type="string">
            <text:p>E520.5.P75 2001 </text:p>
          </table:table-cell>
          <table:table-cell table:style-name="ce13" office:value-type="float" office:value="78" calcext:value-type="float">
            <text:p>78</text:p>
          </table:table-cell>
          <table:table-cell table:number-columns-repeated="1017"/>
        </table:table-row>
        <table:table-row table:style-name="ro3">
          <table:table-cell table:style-name="ce2" office:value-type="float" office:value="1169" calcext:value-type="float">
            <text:p>1169</text:p>
          </table:table-cell>
          <table:table-cell table:style-name="ce4" office:value-type="string" calcext:value-type="string">
            <text:p>When Baghdad Ruled the Muslim World: The Rise and Fall of Islam's Greatest Dynast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DS38.6 .K46 2005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170" calcext:value-type="float">
            <text:p>1170</text:p>
          </table:table-cell>
          <table:table-cell table:style-name="ce4" office:value-type="string" calcext:value-type="string">
            <text:p>Age of Anxiety: McCarthyism to Terrorism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748.M143 J64 2005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7"/>
        </table:table-row>
        <table:table-row table:style-name="ro3">
          <table:table-cell table:style-name="ce2" office:value-type="float" office:value="1171" calcext:value-type="float">
            <text:p>1171</text:p>
          </table:table-cell>
          <table:table-cell table:style-name="ce4" office:value-type="string" calcext:value-type="string">
            <text:p>Soldiers and Slaves: American POWs Trapped by the Nazis' Final Gambl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805.5.B46 C63 2005 (undergrad)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7"/>
        </table:table-row>
        <table:table-row table:style-name="ro2">
          <table:table-cell table:style-name="ce2" office:value-type="float" office:value="1172" calcext:value-type="float">
            <text:p>1172</text:p>
          </table:table-cell>
          <table:table-cell table:style-name="ce4" office:value-type="string" calcext:value-type="string">
            <text:p>Colditz: The Definitive History</text:p>
          </table:table-cell>
          <table:table-cell table:style-name="ce6" office:value-type="float" office:value="2001" calcext:value-type="float">
            <text:p>2001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805.G3 C43 2001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table:style-name="ce2" office:value-type="float" office:value="1173" calcext:value-type="float">
            <text:p>1173</text:p>
          </table:table-cell>
          <table:table-cell table:style-name="ce4" office:value-type="string" calcext:value-type="string">
            <text:p>States of Matter</text:p>
          </table:table-cell>
          <table:table-cell table:style-name="ce6" office:value-type="float" office:value="1975" calcext:value-type="float">
            <text:p>197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QC173.3 .G66 (M/P)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7"/>
        </table:table-row>
        <table:table-row table:style-name="ro3">
          <table:table-cell table:style-name="ce2" office:value-type="float" office:value="1174" calcext:value-type="float">
            <text:p>1174</text:p>
          </table:table-cell>
          <table:table-cell table:style-name="ce4" office:value-type="string" calcext:value-type="string">
            <text:p>Conduct Under Fire: Four American Doctors and Their Fight for Life as Prisoners of the Japanese, 1941-1945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D805.P6 G577 2005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1017"/>
        </table:table-row>
        <table:table-row table:style-name="ro2">
          <table:table-cell table:style-name="ce2" office:value-type="float" office:value="1175" calcext:value-type="float">
            <text:p>1175</text:p>
          </table:table-cell>
          <table:table-cell table:style-name="ce4" office:value-type="string" calcext:value-type="string">
            <text:p>Main Enemy: The Inside Story of the CIA's Final Showdown with the KGB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E183.8.S65 B43 2003 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2" office:value-type="float" office:value="1176" calcext:value-type="float">
            <text:p>1176</text:p>
          </table:table-cell>
          <table:table-cell table:style-name="ce4" office:value-type="string" calcext:value-type="string">
            <text:p>Fitz John Porter: The Campaign of Second Manassas, and the Problem of Command and Control in the 19th Century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E473.772 .R34 1998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" office:value-type="float" office:value="1177" calcext:value-type="float">
            <text:p>1177</text:p>
          </table:table-cell>
          <table:table-cell table:style-name="ce4" office:value-type="string" calcext:value-type="string">
            <text:p>France and the Après Guerre, 1918-1924: Illusions and Disillusionment</text:p>
          </table:table-cell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DC389 .M27 199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178" calcext:value-type="float">
            <text:p>1178</text:p>
          </table:table-cell>
          <table:table-cell table:style-name="ce4" office:value-type="string" calcext:value-type="string">
            <text:p>Flesh in the Age of Reason: The Modern Foundations of Body and Soul</text:p>
          </table:table-cell>
          <table:table-cell table:style-name="ce6" office:value-type="float" office:value="2004" calcext:value-type="float">
            <text:p>2004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B105.M53 P678 2003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2" office:value-type="float" office:value="1179" calcext:value-type="float">
            <text:p>1179</text:p>
          </table:table-cell>
          <table:table-cell table:style-name="ce4" office:value-type="string" calcext:value-type="string">
            <text:p>Development, Geography, and Economic Theory </text:p>
          </table:table-cell>
          <table:table-cell table:style-name="ce6" office:value-type="float" office:value="1996" calcext:value-type="float">
            <text:p>1996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D75 .K79 1995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2" office:value-type="float" office:value="1180" calcext:value-type="float">
            <text:p>1180</text:p>
          </table:table-cell>
          <table:table-cell table:style-name="ce4" office:value-type="string" calcext:value-type="string">
            <text:p>Descending from the Clouds: A Memoir of Combat in the 505 Parachute Infantry Regiment, 82d Airborne Division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19.95" calcext:value-type="float">
            <text:p>$19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D769.348 505th .W87 2004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 table:style-name="ce2" office:value-type="float" office:value="1181" calcext:value-type="float">
            <text:p>1181</text:p>
          </table:table-cell>
          <table:table-cell table:style-name="ce4" office:value-type="string" calcext:value-type="string">
            <text:p>Not Like Us: How Europeans Have Loved, Hated, and Transformed American Culture since World War II </text:p>
          </table:table-cell>
          <table:table-cell table:style-name="ce6" office:value-type="float" office:value="1998" calcext:value-type="float">
            <text:p>1998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1065.U5 P388 1997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2" office:value-type="float" office:value="1182" calcext:value-type="float">
            <text:p>1182</text:p>
          </table:table-cell>
          <table:table-cell table:style-name="ce4" office:value-type="string" calcext:value-type="string">
            <text:p>Elements of Design</text:p>
          </table:table-cell>
          <table:table-cell table:style-name="ce6" office:value-type="float" office:value="1961" calcext:value-type="float">
            <text:p>1961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NK1510 .A63 (art)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7"/>
        </table:table-row>
        <table:table-row table:style-name="ro3">
          <table:table-cell table:style-name="ce2" office:value-type="float" office:value="1183" calcext:value-type="float">
            <text:p>1183</text:p>
          </table:table-cell>
          <table:table-cell table:style-name="ce4" office:value-type="string" calcext:value-type="string">
            <text:p>Eureka!: What Archimedes Really Meant and 80 Other Key Ideas Explained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68 .M29 199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7"/>
        </table:table-row>
        <table:table-row table:style-name="ro2">
          <table:table-cell table:style-name="ce2" office:value-type="float" office:value="1184" calcext:value-type="float">
            <text:p>1184</text:p>
          </table:table-cell>
          <table:table-cell table:style-name="ce4" office:value-type="string" calcext:value-type="string">
            <text:p>Cultivation of Hatred: The Bourgeois Experience: Victoria to Freud </text:p>
          </table:table-cell>
          <table:table-cell table:style-name="ce6" office:value-type="float" office:value="1994" calcext:value-type="float">
            <text:p>1994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HT690.E73.G39 1984 v3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7"/>
        </table:table-row>
        <table:table-row table:style-name="ro2">
          <table:table-cell table:style-name="ce2" office:value-type="float" office:value="1185" calcext:value-type="float">
            <text:p>1185</text:p>
          </table:table-cell>
          <table:table-cell table:style-name="ce4" office:value-type="string" calcext:value-type="string">
            <text:p>Lost Battalions: The Great War and the Crisis of American Nationality</text:p>
          </table:table-cell>
          <table:table-cell table:style-name="ce6" office:value-type="float" office:value="2005" calcext:value-type="float">
            <text:p>2005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570.33 369th .S58 2005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7"/>
        </table:table-row>
        <table:table-row table:style-name="ro2">
          <table:table-cell table:style-name="ce2" office:value-type="float" office:value="1186" calcext:value-type="float">
            <text:p>1186</text:p>
          </table:table-cell>
          <table:table-cell table:style-name="ce4" office:value-type="string" calcext:value-type="string">
            <text:p>Together We Stand : America, Britain, and the Forging of an Alliance</text:p>
          </table:table-cell>
          <table:table-cell table:style-name="ce6" office:value-type="float" office:value="2006" calcext:value-type="float">
            <text:p>2006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766.82 .H65 2005</text:p>
          </table:table-cell>
          <table:table-cell table:style-name="ce13" office:value-type="float" office:value="341" calcext:value-type="float">
            <text:p>341</text:p>
          </table:table-cell>
          <table:table-cell table:number-columns-repeated="1017"/>
        </table:table-row>
        <table:table-row table:style-name="ro2">
          <table:table-cell table:style-name="ce2" office:value-type="float" office:value="1187" calcext:value-type="float">
            <text:p>1187</text:p>
          </table:table-cell>
          <table:table-cell table:style-name="ce4" office:value-type="string" calcext:value-type="string">
            <text:p>Three Gospels</text:p>
          </table:table-cell>
          <table:table-cell table:style-name="ce6" office:value-type="float" office:value="1997" calcext:value-type="float">
            <text:p>1997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BS2583 .P74 1996</text:p>
          </table:table-cell>
          <table:table-cell table:style-name="ce13" office:value-type="float" office:value="269" calcext:value-type="float">
            <text:p>269</text:p>
          </table:table-cell>
          <table:table-cell table:number-columns-repeated="1017"/>
        </table:table-row>
        <table:table-row table:style-name="ro2">
          <table:table-cell table:style-name="ce2" office:value-type="float" office:value="1188" calcext:value-type="float">
            <text:p>1188</text:p>
          </table:table-cell>
          <table:table-cell table:style-name="ce4" office:value-type="string" calcext:value-type="string">
            <text:p>Dispatches from the Weimar Republic: Versailles and German Fascism </text:p>
          </table:table-cell>
          <table:table-cell table:style-name="ce6" office:value-type="float" office:value="1999" calcext:value-type="float">
            <text:p>1999</text:p>
          </table:table-cell>
          <table:table-cell table:style-name="ce10" office:value-type="float" office:value="24.5" calcext:value-type="float">
            <text:p>$24.50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D240 .P755 1999 </text:p>
          </table:table-cell>
          <table:table-cell table:style-name="ce13" office:value-type="float" office:value="137" calcext:value-type="float">
            <text:p>137</text:p>
          </table:table-cell>
          <table:table-cell table:number-columns-repeated="1017"/>
        </table:table-row>
        <table:table-row table:style-name="ro2">
          <table:table-cell table:style-name="ce2" office:value-type="float" office:value="1189" calcext:value-type="float">
            <text:p>1189</text:p>
          </table:table-cell>
          <table:table-cell table:style-name="ce4" office:value-type="string" calcext:value-type="string">
            <text:p>Adam's Curse: Reflections on Religion and Literature </text:p>
          </table:table-cell>
          <table:table-cell table:style-name="ce6" office:value-type="float" office:value="2002" calcext:value-type="float">
            <text:p>2002</text:p>
          </table:table-cell>
          <table:table-cell table:style-name="ce10" office:value-type="float" office:value="25.95" calcext:value-type="float">
            <text:p>$25.95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PR508.R4 D66 2001 </text:p>
          </table:table-cell>
          <table:table-cell table:style-name="ce13" office:value-type="float" office:value="286" calcext:value-type="float">
            <text:p>286</text:p>
          </table:table-cell>
          <table:table-cell table:number-columns-repeated="1017"/>
        </table:table-row>
        <table:table-row table:style-name="ro2" table:number-rows-repeated="10473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lPublisher" table:style-name="ta2">
        <table:table-column table:style-name="co9" table:default-cell-style-name="ce3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8" table:number-columns-repeated="1019" table:default-cell-style-name="ce21"/>
        <table:table-header-rows>
          <table:table-row table:style-name="ro2">
            <table:table-cell table:style-name="ce17" office:value-type="string" calcext:value-type="string">
              <text:p>tblPublisher_PK</text:p>
            </table:table-cell>
            <table:table-cell table:style-name="ce18" office:value-type="string" calcext:value-type="string">
              <text:p>tblPublisher_Publisher</text:p>
            </table:table-cell>
            <table:table-cell table:style-name="ce18" office:value-type="string" calcext:value-type="string">
              <text:p>tblPublisher_City</text:p>
            </table:table-cell>
            <table:table-cell table:style-name="ce18" office:value-type="string" calcext:value-type="string">
              <text:p>tblPublisher_State</text:p>
            </table:table-cell>
            <table:table-cell table:style-name="ce18" office:value-type="string" calcext:value-type="string">
              <text:p>tblPublisher_Country</text:p>
            </table:table-cell>
            <table:table-cell table:number-columns-repeated="1019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University of New Mexico Press</text:p>
          </table:table-cell>
          <table:table-cell table:style-name="ce19" office:value-type="string" calcext:value-type="string">
            <text:p>Albuquerque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University of Massachusetts Press</text:p>
          </table:table-cell>
          <table:table-cell table:style-name="ce19" office:value-type="string" calcext:value-type="string">
            <text:p>Amherst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Naval Institute Press</text:p>
          </table:table-cell>
          <table:table-cell table:style-name="ce19" office:value-type="string" calcext:value-type="string">
            <text:p>Annapolis</text:p>
          </table:table-cell>
          <table:table-cell table:style-name="ce19" office:value-type="string" calcext:value-type="string">
            <text:p>MD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>
            <text:p>University of Georgia Press</text:p>
          </table:table-cell>
          <table:table-cell table:style-name="ce19" office:value-type="string" calcext:value-type="string">
            <text:p>Athens</text:p>
          </table:table-cell>
          <table:table-cell table:style-name="ce19" office:value-type="string" calcext:value-type="string">
            <text:p>G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Emory University</text:p>
          </table:table-cell>
          <table:table-cell table:style-name="ce19" office:value-type="string" calcext:value-type="string">
            <text:p>Atlanta</text:p>
          </table:table-cell>
          <table:table-cell table:style-name="ce19" office:value-type="string" calcext:value-type="string">
            <text:p>G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University of Texas Press</text:p>
          </table:table-cell>
          <table:table-cell table:style-name="ce19" office:value-type="string" calcext:value-type="string">
            <text:p>Austin</text:p>
          </table:table-cell>
          <table:table-cell table:style-name="ce19" office:value-type="string" calcext:value-type="string">
            <text:p>TX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Nomos</text:p>
          </table:table-cell>
          <table:table-cell table:style-name="ce19" office:value-type="string" calcext:value-type="string">
            <text:p>Baden-Bad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Johns Hopkins University Press</text:p>
          </table:table-cell>
          <table:table-cell table:style-name="ce19" office:value-type="string" calcext:value-type="string">
            <text:p>Baltimore</text:p>
          </table:table-cell>
          <table:table-cell table:style-name="ce19" office:value-type="string" calcext:value-type="string">
            <text:p>MD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Leo Cooper</text:p>
          </table:table-cell>
          <table:table-cell table:style-name="ce19" office:value-type="string" calcext:value-type="string">
            <text:p>Barnsley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Louisiana State University Press</text:p>
          </table:table-cell>
          <table:table-cell table:style-name="ce19" office:value-type="string" calcext:value-type="string">
            <text:p>Baton Rouge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University of California Press</text:p>
          </table:table-cell>
          <table:table-cell table:style-name="ce19" office:value-type="string" calcext:value-type="string">
            <text:p>Berkeley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Aufbau-Verlag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Berlin Verlag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De Gruyter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Links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Nishen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P. Zsolnay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S. Fischer</text:p>
          </table:table-cell>
          <table:table-cell table:style-name="ce19" office:value-type="string" calcext:value-type="string">
            <text:p>Berl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A. Scherz</text:p>
          </table:table-cell>
          <table:table-cell table:style-name="ce19" office:value-type="string" calcext:value-type="string">
            <text:p>Bern</text:p>
          </table:table-cell>
          <table:table-cell table:style-name="Default"/>
          <table:table-cell table:style-name="ce19" office:value-type="string" calcext:value-type="string">
            <text:p>CH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Indiana University Press</text:p>
          </table:table-cell>
          <table:table-cell table:style-name="ce19" office:value-type="string" calcext:value-type="string">
            <text:p>Bloomington</text:p>
          </table:table-cell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Addison Wesley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African Studies Center, Boston University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9" office:value-type="string" calcext:value-type="string">
            <text:p>Allen &amp; Unwin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Beacon Press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Houghton Mifflin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Little, Brown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Suhrkamp/Insel Publishers</text:p>
          </table:table-cell>
          <table:table-cell table:style-name="ce19" office:value-type="string" calcext:value-type="string">
            <text:p>Bos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Westview Press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CO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Paraclete Press</text:p>
          </table:table-cell>
          <table:table-cell table:style-name="ce19" office:value-type="string" calcext:value-type="string">
            <text:p>Brewster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ambridge University Press</text:p>
          </table:table-cell>
          <table:table-cell table:style-name="ce19" office:value-type="string" calcext:value-type="string">
            <text:p>Cambridge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Icon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9" office:value-type="string" calcext:value-type="string">
            <text:p>Belknap Press of Harvard University Press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9" office:value-type="string" calcext:value-type="string">
            <text:p>Da Capo Press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9" office:value-type="string" calcext:value-type="string">
            <text:p>Eurospan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9" office:value-type="string" calcext:value-type="string">
            <text:p>Harvard University Press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9" office:value-type="string" calcext:value-type="string">
            <text:p>MIT Press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9" office:value-type="string" calcext:value-type="string">
            <text:p>Perseus Pub.</text:p>
          </table:table-cell>
          <table:table-cell table:style-name="ce19" office:value-type="string" calcext:value-type="string">
            <text:p>Cambridge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9" office:value-type="string" calcext:value-type="string">
            <text:p>Gazell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9" office:value-type="string" calcext:value-type="string">
            <text:p>Tafelberg</text:p>
          </table:table-cell>
          <table:table-cell table:style-name="ce19" office:value-type="string" calcext:value-type="string">
            <text:p>Cape Town</text:p>
          </table:table-cell>
          <table:table-cell table:style-name="Default"/>
          <table:table-cell table:style-name="ce19" office:value-type="string" calcext:value-type="string">
            <text:p>ZA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9" office:value-type="string" calcext:value-type="string">
            <text:p>University of North Carolina Press</text:p>
          </table:table-cell>
          <table:table-cell table:style-name="ce19" office:value-type="string" calcext:value-type="string">
            <text:p>Chapel Hill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9" office:value-type="string" calcext:value-type="string">
            <text:p>University Press of Virginia</text:p>
          </table:table-cell>
          <table:table-cell table:style-name="ce19" office:value-type="string" calcext:value-type="string">
            <text:p>Charlottesville</text:p>
          </table:table-cell>
          <table:table-cell table:style-name="ce19" office:value-type="string" calcext:value-type="string">
            <text:p>V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9" office:value-type="string" calcext:value-type="string">
            <text:p>Facts on File, Inc.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9" office:value-type="string" calcext:value-type="string">
            <text:p>Brassey's</text:p>
          </table:table-cell>
          <table:table-cell table:style-name="ce19" office:value-type="string" calcext:value-type="string">
            <text:p>Washington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9" office:value-type="string" calcext:value-type="string">
            <text:p>Ivan R. Dee</text:p>
          </table:table-cell>
          <table:table-cell table:style-name="ce19" office:value-type="string" calcext:value-type="string">
            <text:p>Chicago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9" office:value-type="string" calcext:value-type="string">
            <text:p>University of Chicago Press</text:p>
          </table:table-cell>
          <table:table-cell table:style-name="ce19" office:value-type="string" calcext:value-type="string">
            <text:p>Chicago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9" office:value-type="string" calcext:value-type="string">
            <text:p>Texas A&amp;M University Press</text:p>
          </table:table-cell>
          <table:table-cell table:style-name="ce19" office:value-type="string" calcext:value-type="string">
            <text:p>College Station</text:p>
          </table:table-cell>
          <table:table-cell table:style-name="ce19" office:value-type="string" calcext:value-type="string">
            <text:p>TX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9" office:value-type="string" calcext:value-type="string">
            <text:p>Fondation Martin Bodmer</text:p>
          </table:table-cell>
          <table:table-cell table:style-name="ce19" office:value-type="string" calcext:value-type="string">
            <text:p>Cologny-Genève</text:p>
          </table:table-cell>
          <table:table-cell table:style-name="Default"/>
          <table:table-cell table:style-name="ce19" office:value-type="string" calcext:value-type="string">
            <text:p>CH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9" office:value-type="string" calcext:value-type="string">
            <text:p>University of Missouri Press</text:p>
          </table:table-cell>
          <table:table-cell table:style-name="ce19" office:value-type="string" calcext:value-type="string">
            <text:p>Columbia</text:p>
          </table:table-cell>
          <table:table-cell table:style-name="ce19" office:value-type="string" calcext:value-type="string">
            <text:p>MO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9" office:value-type="string" calcext:value-type="string">
            <text:p>University of South Carolina Press</text:p>
          </table:table-cell>
          <table:table-cell table:style-name="ce19" office:value-type="string" calcext:value-type="string">
            <text:p>Columbia</text:p>
          </table:table-cell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9" office:value-type="string" calcext:value-type="string">
            <text:p>Ohio State University Press</text:p>
          </table:table-cell>
          <table:table-cell table:style-name="ce19" office:value-type="string" calcext:value-type="string">
            <text:p>Columbus</text:p>
          </table:table-cell>
          <table:table-cell table:style-name="ce19" office:value-type="string" calcext:value-type="string">
            <text:p>OH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9" office:value-type="string" calcext:value-type="string">
            <text:p>Southern Methodist University Press</text:p>
          </table:table-cell>
          <table:table-cell table:style-name="ce19" office:value-type="string" calcext:value-type="string">
            <text:p>Dallas</text:p>
          </table:table-cell>
          <table:table-cell table:style-name="ce19" office:value-type="string" calcext:value-type="string">
            <text:p>TX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9" office:value-type="string" calcext:value-type="string">
            <text:p>McNaughton and Gunn for The Blue and Gray Education Society</text:p>
          </table:table-cell>
          <table:table-cell table:style-name="ce19" office:value-type="string" calcext:value-type="string">
            <text:p>Danville</text:p>
          </table:table-cell>
          <table:table-cell table:style-name="ce19" office:value-type="string" calcext:value-type="string">
            <text:p>V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9" office:value-type="string" calcext:value-type="string">
            <text:p>Luchterhand</text:p>
          </table:table-cell>
          <table:table-cell table:style-name="ce19" office:value-type="string" calcext:value-type="string">
            <text:p>Darmstadt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9" office:value-type="string" calcext:value-type="string">
            <text:p>Wissenschaftliche Buchgesellschaft</text:p>
          </table:table-cell>
          <table:table-cell table:style-name="ce19" office:value-type="string" calcext:value-type="string">
            <text:p>Darmstadt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9" office:value-type="string" calcext:value-type="string">
            <text:p>Claassen</text:p>
          </table:table-cell>
          <table:table-cell table:style-name="ce19" office:value-type="string" calcext:value-type="string">
            <text:p>Düsseldorf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9" office:value-type="string" calcext:value-type="string">
            <text:p>Birlinn</text:p>
          </table:table-cell>
          <table:table-cell table:style-name="ce19" office:value-type="string" calcext:value-type="string">
            <text:p>Edinburgh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9" office:value-type="string" calcext:value-type="string">
            <text:p>Nelson</text:p>
          </table:table-cell>
          <table:table-cell table:style-name="ce19" office:value-type="string" calcext:value-type="string">
            <text:p>Edinburgh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19" office:value-type="string" calcext:value-type="string">
            <text:p>Guinness Superlatives</text:p>
          </table:table-cell>
          <table:table-cell table:style-name="ce19" office:value-type="string" calcext:value-type="string">
            <text:p>Enfield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9" office:value-type="string" calcext:value-type="string">
            <text:p>Prentice-Hall</text:p>
          </table:table-cell>
          <table:table-cell table:style-name="ce19" office:value-type="string" calcext:value-type="string">
            <text:p>Englewood Cliffs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9" office:value-type="string" calcext:value-type="string">
            <text:p>Boston Mills Press</text:p>
          </table:table-cell>
          <table:table-cell table:style-name="ce19" office:value-type="string" calcext:value-type="string">
            <text:p>Erin, Ontario</text:p>
          </table:table-cell>
          <table:table-cell table:style-name="Default"/>
          <table:table-cell table:style-name="ce19" office:value-type="string" calcext:value-type="string">
            <text:p>CA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9" office:value-type="string" calcext:value-type="string">
            <text:p>Bechtle</text:p>
          </table:table-cell>
          <table:table-cell table:style-name="ce19" office:value-type="string" calcext:value-type="string">
            <text:p>Esslingen am Neckar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9" office:value-type="string" calcext:value-type="string">
            <text:p>Northwestern University Press</text:p>
          </table:table-cell>
          <table:table-cell table:style-name="ce19" office:value-type="string" calcext:value-type="string">
            <text:p>Evanston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9" office:value-type="string" calcext:value-type="string">
            <text:p>University of Arkansas Press</text:p>
          </table:table-cell>
          <table:table-cell table:style-name="ce19" office:value-type="string" calcext:value-type="string">
            <text:p>Fayetteville</text:p>
          </table:table-cell>
          <table:table-cell table:style-name="ce19" office:value-type="string" calcext:value-type="string">
            <text:p>AR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9" office:value-type="string" calcext:value-type="string">
            <text:p>Combat Studies Institute, US Army Command and General Staff College</text:p>
          </table:table-cell>
          <table:table-cell table:style-name="ce19" office:value-type="string" calcext:value-type="string">
            <text:p>Fort Leavenworth</text:p>
          </table:table-cell>
          <table:table-cell table:style-name="ce19" office:value-type="string" calcext:value-type="string">
            <text:p>KS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9" office:value-type="string" calcext:value-type="string">
            <text:p>U.S. Army Command and General Staff College Press</text:p>
          </table:table-cell>
          <table:table-cell table:style-name="ce19" office:value-type="string" calcext:value-type="string">
            <text:p>Fort Leavenworth</text:p>
          </table:table-cell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9" office:value-type="string" calcext:value-type="string">
            <text:p>S. Fischer</text:p>
          </table:table-cell>
          <table:table-cell table:style-name="ce19" office:value-type="string" calcext:value-type="string">
            <text:p>Frankfurt am Ma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9" office:value-type="string" calcext:value-type="string">
            <text:p>Imprint Publications</text:p>
          </table:table-cell>
          <table:table-cell table:style-name="ce19" office:value-type="string" calcext:value-type="string">
            <text:p>Chicago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9" office:value-type="string" calcext:value-type="string">
            <text:p>Insel Verlag</text:p>
          </table:table-cell>
          <table:table-cell table:style-name="ce19" office:value-type="string" calcext:value-type="string">
            <text:p>Frankfurt am Ma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9" office:value-type="string" calcext:value-type="string">
            <text:p>Counterpoint</text:p>
          </table:table-cell>
          <table:table-cell table:style-name="ce19" office:value-type="string" calcext:value-type="string">
            <text:p>Washington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9" office:value-type="string" calcext:value-type="string">
            <text:p>Suhrkamp</text:p>
          </table:table-cell>
          <table:table-cell table:style-name="ce19" office:value-type="string" calcext:value-type="string">
            <text:p>Frankfurt am Ma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9" office:value-type="string" calcext:value-type="string">
            <text:p>Doubleday</text:p>
          </table:table-cell>
          <table:table-cell table:style-name="ce19" office:value-type="string" calcext:value-type="string">
            <text:p>Garden City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19" office:value-type="string" calcext:value-type="string">
            <text:p>Steidl</text:p>
          </table:table-cell>
          <table:table-cell table:style-name="ce19" office:value-type="string" calcext:value-type="string">
            <text:p>Götting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9" office:value-type="string" calcext:value-type="string">
            <text:p>W.B. Eerdmans</text:p>
          </table:table-cell>
          <table:table-cell table:style-name="ce19" office:value-type="string" calcext:value-type="string">
            <text:p>Grand Rapids</text:p>
          </table:table-cell>
          <table:table-cell table:style-name="ce19" office:value-type="string" calcext:value-type="string">
            <text:p>MI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9" office:value-type="string" calcext:value-type="string">
            <text:p>Pelican Pub. Co.</text:p>
          </table:table-cell>
          <table:table-cell table:style-name="ce19" office:value-type="string" calcext:value-type="string">
            <text:p>Gretna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9" office:value-type="string" calcext:value-type="string">
            <text:p>Rowohlt</text:p>
          </table:table-cell>
          <table:table-cell table:style-name="ce19" office:value-type="string" calcext:value-type="string">
            <text:p>Hambu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19" office:value-type="string" calcext:value-type="string">
            <text:p>Xenos</text:p>
          </table:table-cell>
          <table:table-cell table:style-name="ce19" office:value-type="string" calcext:value-type="string">
            <text:p>Hambu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9" office:value-type="string" calcext:value-type="string">
            <text:p>Archon Books</text:p>
          </table:table-cell>
          <table:table-cell table:style-name="ce19" office:value-type="string" calcext:value-type="string">
            <text:p>Hamden</text:p>
          </table:table-cell>
          <table:table-cell table:style-name="ce19" office:value-type="string" calcext:value-type="string">
            <text:p>C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19" office:value-type="string" calcext:value-type="string">
            <text:p>University Press of New England</text:p>
          </table:table-cell>
          <table:table-cell table:style-name="ce19" office:value-type="string" calcext:value-type="string">
            <text:p>Hanover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9" office:value-type="string" calcext:value-type="string">
            <text:p>Longman</text:p>
          </table:table-cell>
          <table:table-cell table:style-name="ce19" office:value-type="string" calcext:value-type="string">
            <text:p>Harlow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19" office:value-type="string" calcext:value-type="string">
            <text:p>Casemate</text:p>
          </table:table-cell>
          <table:table-cell table:style-name="ce19" office:value-type="string" calcext:value-type="string">
            <text:p>Havertown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19" office:value-type="string" calcext:value-type="string">
            <text:p>Schneider</text:p>
          </table:table-cell>
          <table:table-cell table:style-name="ce19" office:value-type="string" calcext:value-type="string">
            <text:p>Heidelbe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9" office:value-type="string" calcext:value-type="string">
            <text:p>History Book Club</text:p>
          </table:table-cell>
          <table:table-cell table:style-name="ce19" office:value-type="string" calcext:value-type="string">
            <text:p>Camp Hill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19" office:value-type="string" calcext:value-type="string">
            <text:p>John Wiley &amp; Sons</text:p>
          </table:table-cell>
          <table:table-cell table:style-name="ce19" office:value-type="string" calcext:value-type="string">
            <text:p>Hoboken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19" office:value-type="string" calcext:value-type="string">
            <text:p>Cornell University Press</text:p>
          </table:table-cell>
          <table:table-cell table:style-name="ce19" office:value-type="string" calcext:value-type="string">
            <text:p>Ithaca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9" office:value-type="string" calcext:value-type="string">
            <text:p>Scott Pub., Inc.</text:p>
          </table:table-cell>
          <table:table-cell table:style-name="ce19" office:value-type="string" calcext:value-type="string">
            <text:p>Kalispell</text:p>
          </table:table-cell>
          <table:table-cell table:style-name="ce19" office:value-type="string" calcext:value-type="string">
            <text:p>M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19" office:value-type="string" calcext:value-type="string">
            <text:p>Kent State University Press</text:p>
          </table:table-cell>
          <table:table-cell table:style-name="ce19" office:value-type="string" calcext:value-type="string">
            <text:p>Kent</text:p>
          </table:table-cell>
          <table:table-cell table:style-name="ce19" office:value-type="string" calcext:value-type="string">
            <text:p>OH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19" office:value-type="string" calcext:value-type="string">
            <text:p>Kiepenheuer &amp; Witsch</text:p>
          </table:table-cell>
          <table:table-cell table:style-name="ce19" office:value-type="string" calcext:value-type="string">
            <text:p>Köl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19" office:value-type="string" calcext:value-type="string">
            <text:p>Prometh</text:p>
          </table:table-cell>
          <table:table-cell table:style-name="ce19" office:value-type="string" calcext:value-type="string">
            <text:p>Köl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9" office:value-type="string" calcext:value-type="string">
            <text:p>The Science Press</text:p>
          </table:table-cell>
          <table:table-cell table:style-name="ce19" office:value-type="string" calcext:value-type="string">
            <text:p>Lancaster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19" office:value-type="string" calcext:value-type="string">
            <text:p>University Press of Kansas</text:p>
          </table:table-cell>
          <table:table-cell table:style-name="ce19" office:value-type="string" calcext:value-type="string">
            <text:p>Lawrence</text:p>
          </table:table-cell>
          <table:table-cell table:style-name="ce19" office:value-type="string" calcext:value-type="string">
            <text:p>KS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19" office:value-type="string" calcext:value-type="string">
            <text:p>Insel-Verlag</text:p>
          </table:table-cell>
          <table:table-cell table:style-name="ce19" office:value-type="string" calcext:value-type="string">
            <text:p>Leipzi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19" office:value-type="string" calcext:value-type="string">
            <text:p>University Press of Kentucky</text:p>
          </table:table-cell>
          <table:table-cell table:style-name="ce19" office:value-type="string" calcext:value-type="string">
            <text:p>Lexington</text:p>
          </table:table-cell>
          <table:table-cell table:style-name="ce19" office:value-type="string" calcext:value-type="string">
            <text:p>K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19" office:value-type="string" calcext:value-type="string">
            <text:p>D.C. Heath and Co.</text:p>
          </table:table-cell>
          <table:table-cell table:style-name="ce19" office:value-type="string" calcext:value-type="string">
            <text:p>Lexing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19" office:value-type="string" calcext:value-type="string">
            <text:p>University of Nebraska Press</text:p>
          </table:table-cell>
          <table:table-cell table:style-name="ce19" office:value-type="string" calcext:value-type="string">
            <text:p>Lincoln</text:p>
          </table:table-cell>
          <table:table-cell table:style-name="ce19" office:value-type="string" calcext:value-type="string">
            <text:p>NE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19" office:value-type="string" calcext:value-type="string">
            <text:p>Yad Vashem</text:p>
          </table:table-cell>
          <table:table-cell table:style-name="ce19" office:value-type="string" calcext:value-type="string">
            <text:p>Lincoln</text:p>
          </table:table-cell>
          <table:table-cell table:style-name="ce19" office:value-type="string" calcext:value-type="string">
            <text:p>NE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19" office:value-type="string" calcext:value-type="string">
            <text:p>Utah State University Press</text:p>
          </table:table-cell>
          <table:table-cell table:style-name="ce19" office:value-type="string" calcext:value-type="string">
            <text:p>Logan</text:p>
          </table:table-cell>
          <table:table-cell table:style-name="ce19" office:value-type="string" calcext:value-type="string">
            <text:p>U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19" office:value-type="string" calcext:value-type="string">
            <text:p>Allen Lane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19" office:value-type="string" calcext:value-type="string">
            <text:p>Angel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19" office:value-type="string" calcext:value-type="string">
            <text:p>Anthem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9" office:value-type="string" calcext:value-type="string">
            <text:p>Arnold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19" office:value-type="string" calcext:value-type="string">
            <text:p>Arrow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9" office:value-type="string" calcext:value-type="string">
            <text:p>Atlantic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9" office:value-type="string" calcext:value-type="string">
            <text:p>Bellew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9" office:value-type="string" calcext:value-type="string">
            <text:p>Bloomsbury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9" office:value-type="string" calcext:value-type="string">
            <text:p>Brassey'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9" office:value-type="string" calcext:value-type="string">
            <text:p>Bristol Classical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9" office:value-type="string" calcext:value-type="string">
            <text:p>British Library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9" office:value-type="string" calcext:value-type="string">
            <text:p>Burke's Peerage, ltd.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9" office:value-type="string" calcext:value-type="string">
            <text:p>Cassell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9" office:value-type="string" calcext:value-type="string">
            <text:p>Chatto &amp; Windu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9" office:value-type="string" calcext:value-type="string">
            <text:p>Constable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9" office:value-type="string" calcext:value-type="string">
            <text:p>Conway Maritime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9" office:value-type="string" calcext:value-type="string">
            <text:p>Faber &amp; Faber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9" office:value-type="string" calcext:value-type="string">
            <text:p>George G. Harrap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19" office:value-type="string" calcext:value-type="string">
            <text:p>Gollancz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19" office:value-type="string" calcext:value-type="string">
            <text:p>Greenhill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9" office:value-type="string" calcext:value-type="string">
            <text:p>Hambledon and Lond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19" office:value-type="string" calcext:value-type="string">
            <text:p>Hamly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9" office:value-type="string" calcext:value-type="string">
            <text:p>Harper Perennial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9" office:value-type="string" calcext:value-type="string">
            <text:p>Dorling Kindersle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9" office:value-type="string" calcext:value-type="string">
            <text:p>Heineman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9" office:value-type="string" calcext:value-type="string">
            <text:p>Hesperu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9" office:value-type="string" calcext:value-type="string">
            <text:p>Hodder &amp; Stought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9" office:value-type="string" calcext:value-type="string">
            <text:p>Hutchins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9" office:value-type="string" calcext:value-type="string">
            <text:p>J. Murray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9" office:value-type="string" calcext:value-type="string">
            <text:p>J.M. Dent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9" office:value-type="string" calcext:value-type="string">
            <text:p>John Murray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9" office:value-type="string" calcext:value-type="string">
            <text:p>Jonathan Cape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9" office:value-type="string" calcext:value-type="string">
            <text:p>Little, Brow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9" office:value-type="string" calcext:value-type="string">
            <text:p>Longman'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9" office:value-type="string" calcext:value-type="string">
            <text:p>Macmilla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9" office:value-type="string" calcext:value-type="string">
            <text:p>Methuen Educational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9" office:value-type="string" calcext:value-type="string">
            <text:p>Osprey Pub.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9" office:value-type="string" calcext:value-type="string">
            <text:p>Penguin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9" office:value-type="string" calcext:value-type="string">
            <text:p>Phaid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9" office:value-type="string" calcext:value-type="string">
            <text:p>Picador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19" office:value-type="string" calcext:value-type="string">
            <text:p>Pluto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19" office:value-type="string" calcext:value-type="string">
            <text:p>Presidio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9" office:value-type="string" calcext:value-type="string">
            <text:p>Routledge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9" office:value-type="string" calcext:value-type="string">
            <text:p>SAGE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19" office:value-type="string" calcext:value-type="string">
            <text:p>Saqi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9" office:value-type="string" calcext:value-type="string">
            <text:p>Stackpole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9" office:value-type="string" calcext:value-type="string">
            <text:p>T&amp;T Clark International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9" office:value-type="string" calcext:value-type="string">
            <text:p>Thames &amp; Huds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9" office:value-type="string" calcext:value-type="string">
            <text:p>Times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9" office:value-type="string" calcext:value-type="string">
            <text:p>Viking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19" office:value-type="string" calcext:value-type="string">
            <text:p>Weidenfeld &amp; Nicolson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9" office:value-type="string" calcext:value-type="string">
            <text:p>Yellow Jersey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9" office:value-type="string" calcext:value-type="string">
            <text:p>Airlift</text:p>
          </table:table-cell>
          <table:table-cell table:style-name="ce19" office:value-type="string" calcext:value-type="string">
            <text:p>Louisville</text:p>
          </table:table-cell>
          <table:table-cell table:style-name="ce19" office:value-type="string" calcext:value-type="string">
            <text:p>K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9" office:value-type="string" calcext:value-type="string">
            <text:p>TLC Publishing, Inc.</text:p>
          </table:table-cell>
          <table:table-cell table:style-name="ce19" office:value-type="string" calcext:value-type="string">
            <text:p>Lynchburg</text:p>
          </table:table-cell>
          <table:table-cell table:style-name="ce19" office:value-type="string" calcext:value-type="string">
            <text:p>V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9" office:value-type="string" calcext:value-type="string">
            <text:p>Fairleigh Dickinson University Press</text:p>
          </table:table-cell>
          <table:table-cell table:style-name="ce19" office:value-type="string" calcext:value-type="string">
            <text:p>Madison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9" office:value-type="string" calcext:value-type="string">
            <text:p>University of Wisconsin Press</text:p>
          </table:table-cell>
          <table:table-cell table:style-name="ce19" office:value-type="string" calcext:value-type="string">
            <text:p>Madison</text:p>
          </table:table-cell>
          <table:table-cell table:style-name="ce19" office:value-type="string" calcext:value-type="string">
            <text:p>WI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19" office:value-type="string" calcext:value-type="string">
            <text:p>Manchester University Press</text:p>
          </table:table-cell>
          <table:table-cell table:style-name="ce19" office:value-type="string" calcext:value-type="string">
            <text:p>Manchester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19" office:value-type="string" calcext:value-type="string">
            <text:p>Kansas State University Library</text:p>
          </table:table-cell>
          <table:table-cell table:style-name="ce19" office:value-type="string" calcext:value-type="string">
            <text:p>Manhattan</text:p>
          </table:table-cell>
          <table:table-cell table:style-name="ce19" office:value-type="string" calcext:value-type="string">
            <text:p>KS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9" office:value-type="string" calcext:value-type="string">
            <text:p>Stackpole Books</text:p>
          </table:table-cell>
          <table:table-cell table:style-name="ce19" office:value-type="string" calcext:value-type="string">
            <text:p>Mechanicsburg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19" office:value-type="string" calcext:value-type="string">
            <text:p>Archè</text:p>
          </table:table-cell>
          <table:table-cell table:style-name="ce19" office:value-type="string" calcext:value-type="string">
            <text:p>Milano</text:p>
          </table:table-cell>
          <table:table-cell table:style-name="Default"/>
          <table:table-cell table:style-name="ce19" office:value-type="string" calcext:value-type="string">
            <text:p>IT</text:p>
          </table:table-cell>
          <table:table-cell table:number-columns-repeated="101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19" office:value-type="string" calcext:value-type="string">
            <text:p>Éditions Pastorelly</text:p>
          </table:table-cell>
          <table:table-cell table:style-name="ce19" office:value-type="string" calcext:value-type="string">
            <text:p>Monte-Carlo</text:p>
          </table:table-cell>
          <table:table-cell table:style-name="Default"/>
          <table:table-cell table:style-name="ce19" office:value-type="string" calcext:value-type="string">
            <text:p>MC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9" office:value-type="string" calcext:value-type="string">
            <text:p>University of Idaho Press</text:p>
          </table:table-cell>
          <table:table-cell table:style-name="ce19" office:value-type="string" calcext:value-type="string">
            <text:p>Moscow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19" office:value-type="string" calcext:value-type="string">
            <text:p>Novosti</text:p>
          </table:table-cell>
          <table:table-cell table:style-name="ce19" office:value-type="string" calcext:value-type="string">
            <text:p>Moskva</text:p>
          </table:table-cell>
          <table:table-cell table:style-name="Default"/>
          <table:table-cell table:style-name="ce19" office:value-type="string" calcext:value-type="string">
            <text:p>RU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19" office:value-type="string" calcext:value-type="string">
            <text:p>Luchterhand</text:p>
          </table:table-cell>
          <table:table-cell table:style-name="ce19" office:value-type="string" calcext:value-type="string">
            <text:p>Mu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9" office:value-type="string" calcext:value-type="string">
            <text:p>C. Hanser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19" office:value-type="string" calcext:value-type="string">
            <text:p>C.H. Beck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19" office:value-type="string" calcext:value-type="string">
            <text:p>Deutscher Taschenbuch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9" office:value-type="string" calcext:value-type="string">
            <text:p>Hanser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19" office:value-type="string" calcext:value-type="string">
            <text:p>Oldenbourg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19" office:value-type="string" calcext:value-type="string">
            <text:p>Winkler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9" office:value-type="string" calcext:value-type="string">
            <text:p>Sourcebooks</text:p>
          </table:table-cell>
          <table:table-cell table:style-name="ce19" office:value-type="string" calcext:value-type="string">
            <text:p>Naperville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19" office:value-type="string" calcext:value-type="string">
            <text:p>Rutgers University Press</text:p>
          </table:table-cell>
          <table:table-cell table:style-name="ce19" office:value-type="string" calcext:value-type="string">
            <text:p>New Brunswick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19" office:value-type="string" calcext:value-type="string">
            <text:p>Yale University Press</text:p>
          </table:table-cell>
          <table:table-cell table:style-name="ce19" office:value-type="string" calcext:value-type="string">
            <text:p>New Haven</text:p>
          </table:table-cell>
          <table:table-cell table:style-name="ce19" office:value-type="string" calcext:value-type="string">
            <text:p>C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9" office:value-type="string" calcext:value-type="string">
            <text:p>American Heritage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19" office:value-type="string" calcext:value-type="string">
            <text:p>HarperCollin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9" office:value-type="string" calcext:value-type="string">
            <text:p>HarperPerennial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19" office:value-type="string" calcext:value-type="string">
            <text:p>F. Ca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9" office:value-type="string" calcext:value-type="string">
            <text:p>Abingdon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19" office:value-type="string" calcext:value-type="string">
            <text:p>Thienemann Verlag </text:p>
          </table:table-cell>
          <table:table-cell table:style-name="ce19" office:value-type="string" calcext:value-type="string">
            <text:p>Stuttgart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9" office:value-type="string" calcext:value-type="string">
            <text:p>Jüdischer Verlag</text:p>
          </table:table-cell>
          <table:table-cell table:style-name="ce19" office:value-type="string" calcext:value-type="string">
            <text:p>Frankfurt am Mai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9" office:value-type="string" calcext:value-type="string">
            <text:p>Times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19" office:value-type="string" calcext:value-type="string">
            <text:p>A. Lan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19" office:value-type="string" calcext:value-type="string">
            <text:p>A. A. Knopf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19" office:value-type="string" calcext:value-type="string">
            <text:p>Amistad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19" office:value-type="string" calcext:value-type="string">
            <text:p>Arcade Pub.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19" office:value-type="string" calcext:value-type="string">
            <text:p>Atlantic Monthly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19" office:value-type="string" calcext:value-type="string">
            <text:p>Ballantine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9" office:value-type="string" calcext:value-type="string">
            <text:p>Bantam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9" office:value-type="string" calcext:value-type="string">
            <text:p>Basic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19" office:value-type="string" calcext:value-type="string">
            <text:p>Bookman Associate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19" office:value-type="string" calcext:value-type="string">
            <text:p>Broadway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9" office:value-type="string" calcext:value-type="string">
            <text:p>Cambridge University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19" office:value-type="string" calcext:value-type="string">
            <text:p>Carroll &amp; Graf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19" office:value-type="string" calcext:value-type="string">
            <text:p>Checkmark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9" office:value-type="string" calcext:value-type="string">
            <text:p>Clarendon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9" office:value-type="string" calcext:value-type="string">
            <text:p>Collier Macmilla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19" office:value-type="string" calcext:value-type="string">
            <text:p>Columbia University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19" office:value-type="string" calcext:value-type="string">
            <text:p>Cooper Square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19" office:value-type="string" calcext:value-type="string">
            <text:p>Copernicu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9" office:value-type="string" calcext:value-type="string">
            <text:p>Doubleda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9" office:value-type="string" calcext:value-type="string">
            <text:p>Dutt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9" office:value-type="string" calcext:value-type="string">
            <text:p>Ecco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9" office:value-type="string" calcext:value-type="string">
            <text:p>Enigma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19" office:value-type="string" calcext:value-type="string">
            <text:p>Farrar, Straus and Giroux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19" office:value-type="string" calcext:value-type="string">
            <text:p>Forg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19" office:value-type="string" calcext:value-type="string">
            <text:p>Fourth Estat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9" office:value-type="string" calcext:value-type="string">
            <text:p>Free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19" office:value-type="string" calcext:value-type="string">
            <text:p>Fromm International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19" office:value-type="string" calcext:value-type="string">
            <text:p>G.P. Putnam'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9" office:value-type="string" calcext:value-type="string">
            <text:p>Gotham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9" office:value-type="string" calcext:value-type="string">
            <text:p>Greenwood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19" office:value-type="string" calcext:value-type="string">
            <text:p>Grove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19" office:value-type="string" calcext:value-type="string">
            <text:p>H. Holt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19" office:value-type="string" calcext:value-type="string">
            <text:p>H.N. Abram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9" office:value-type="string" calcext:value-type="string">
            <text:p>Harcourt, Brac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19" office:value-type="string" calcext:value-type="string">
            <text:p>Harmony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9" office:value-type="string" calcext:value-type="string">
            <text:p>Harper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19" office:value-type="string" calcext:value-type="string">
            <text:p>Harper &amp; Row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9" office:value-type="string" calcext:value-type="string">
            <text:p>HarperCollin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19" office:value-type="string" calcext:value-type="string">
            <text:p>Gerstenberg</text:p>
          </table:table-cell>
          <table:table-cell table:style-name="ce19" office:value-type="string" calcext:value-type="string">
            <text:p>Hildesheim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19" office:value-type="string" calcext:value-type="string">
            <text:p>Montana Historical Society Press</text:p>
          </table:table-cell>
          <table:table-cell table:style-name="ce19" office:value-type="string" calcext:value-type="string">
            <text:p>Helena</text:p>
          </table:table-cell>
          <table:table-cell table:style-name="ce19" office:value-type="string" calcext:value-type="string">
            <text:p>M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19" office:value-type="string" calcext:value-type="string">
            <text:p>Harry N. Abram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9" office:value-type="string" calcext:value-type="string">
            <text:p>Henry Holt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19" office:value-type="string" calcext:value-type="string">
            <text:p>Hill and Wang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19" office:value-type="string" calcext:value-type="string">
            <text:p>Hippocrene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9" office:value-type="string" calcext:value-type="string">
            <text:p>Holmes &amp; Meier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19" office:value-type="string" calcext:value-type="string">
            <text:p>Holt, Rinehart and Winst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19" office:value-type="string" calcext:value-type="string">
            <text:p>Howard Fertig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19" office:value-type="string" calcext:value-type="string">
            <text:p>Hyperi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19" office:value-type="string" calcext:value-type="string">
            <text:p>Ian Alla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19" office:value-type="string" calcext:value-type="string">
            <text:p>John Wile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19" office:value-type="string" calcext:value-type="string">
            <text:p>Knopf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19" office:value-type="string" calcext:value-type="string">
            <text:p>Longma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19" office:value-type="string" calcext:value-type="string">
            <text:p>Macmilla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19" office:value-type="string" calcext:value-type="string">
            <text:p>Maxwell Macmillan International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19" office:value-type="string" calcext:value-type="string">
            <text:p>Metropolitan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19" office:value-type="string" calcext:value-type="string">
            <text:p>Modern Librar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19" office:value-type="string" calcext:value-type="string">
            <text:p>Monacelli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19" office:value-type="string" calcext:value-type="string">
            <text:p>Monthly Review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19" office:value-type="string" calcext:value-type="string">
            <text:p>Morrow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19" office:value-type="string" calcext:value-type="string">
            <text:p>Nan A. Talese/Doubleda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19" office:value-type="string" calcext:value-type="string">
            <text:p>New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19" office:value-type="string" calcext:value-type="string">
            <text:p>New York Review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19" office:value-type="string" calcext:value-type="string">
            <text:p>New York University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19" office:value-type="string" calcext:value-type="string">
            <text:p>Michael Joseph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19" office:value-type="string" calcext:value-type="string">
            <text:p>Nort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19" office:value-type="string" calcext:value-type="string">
            <text:p>Oxford University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19" office:value-type="string" calcext:value-type="string">
            <text:p>Palgrav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19" office:value-type="string" calcext:value-type="string">
            <text:p>Palgrave Macmilla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19" office:value-type="string" calcext:value-type="string">
            <text:p>Pantheon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19" office:value-type="string" calcext:value-type="string">
            <text:p>Penguin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19" office:value-type="string" calcext:value-type="string">
            <text:p>Penguin Putnam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19" office:value-type="string" calcext:value-type="string">
            <text:p>Perennial Library, Harper &amp; Row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19" office:value-type="string" calcext:value-type="string">
            <text:p>Peter Bedrick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19" office:value-type="string" calcext:value-type="string">
            <text:p>Plenum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19" office:value-type="string" calcext:value-type="string">
            <text:p>Poseidon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19" office:value-type="string" calcext:value-type="string">
            <text:p>Presidio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19" office:value-type="string" calcext:value-type="string">
            <text:p>Princeton Architectural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9" office:value-type="string" calcext:value-type="string">
            <text:p>Public Affair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19" office:value-type="string" calcext:value-type="string">
            <text:p>Random Hous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19" office:value-type="string" calcext:value-type="string">
            <text:p>Regan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19" office:value-type="string" calcext:value-type="string">
            <text:p>Routledg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19" office:value-type="string" calcext:value-type="string">
            <text:p>Schocken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19" office:value-type="string" calcext:value-type="string">
            <text:p>Scribner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19" office:value-type="string" calcext:value-type="string">
            <text:p>Simon &amp; Schuster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19" office:value-type="string" calcext:value-type="string">
            <text:p>St. Martin's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19" office:value-type="string" calcext:value-type="string">
            <text:p>Summit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19" office:value-type="string" calcext:value-type="string">
            <text:p>Thomas Dunne Books, St. Martin's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19" office:value-type="string" calcext:value-type="string">
            <text:p>Thunder's Mouth Press/Nation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19" office:value-type="string" calcext:value-type="string">
            <text:p>Time Warner Trade Pub.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19" office:value-type="string" calcext:value-type="string">
            <text:p>Crown Publisher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19" office:value-type="string" calcext:value-type="string">
            <text:p>Times Books/Henry Holt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19" office:value-type="string" calcext:value-type="string">
            <text:p>Touchston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19" office:value-type="string" calcext:value-type="string">
            <text:p>Viking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19" office:value-type="string" calcext:value-type="string">
            <text:p>Viking Compa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19" office:value-type="string" calcext:value-type="string">
            <text:p>Viking Pengui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19" office:value-type="string" calcext:value-type="string">
            <text:p>Vintage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19" office:value-type="string" calcext:value-type="string">
            <text:p>W. Morrow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19" office:value-type="string" calcext:value-type="string">
            <text:p>W.W. Nort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19" office:value-type="string" calcext:value-type="string">
            <text:p>W.W. Norton &amp; Co./New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19" office:value-type="string" calcext:value-type="string">
            <text:p>Walker &amp; Compan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19" office:value-type="string" calcext:value-type="string">
            <text:p>Warner Book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19" office:value-type="string" calcext:value-type="string">
            <text:p>Weidenfeld &amp; Nicolso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19" office:value-type="string" calcext:value-type="string">
            <text:p>Wiley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19" office:value-type="string" calcext:value-type="string">
            <text:p>William Morrow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19" office:value-type="string" calcext:value-type="string">
            <text:p>Seaboard Air Line Railway</text:p>
          </table:table-cell>
          <table:table-cell table:style-name="ce19" office:value-type="string" calcext:value-type="string">
            <text:p>Norfolk</text:p>
          </table:table-cell>
          <table:table-cell table:style-name="ce19" office:value-type="string" calcext:value-type="string">
            <text:p>V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19" office:value-type="string" calcext:value-type="string">
            <text:p>Union Station Pub.</text:p>
          </table:table-cell>
          <table:table-cell table:style-name="ce19" office:value-type="string" calcext:value-type="string">
            <text:p>North Augusta</text:p>
          </table:table-cell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19" office:value-type="string" calcext:value-type="string">
            <text:p>Edward Elgar</text:p>
          </table:table-cell>
          <table:table-cell table:style-name="ce19" office:value-type="string" calcext:value-type="string">
            <text:p>Northampton</text:p>
          </table:table-cell>
          <table:table-cell table:style-name="ce19" office:value-type="string" calcext:value-type="string">
            <text:p>M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19" office:value-type="string" calcext:value-type="string">
            <text:p>Canterbury Press</text:p>
          </table:table-cell>
          <table:table-cell table:style-name="ce19" office:value-type="string" calcext:value-type="string">
            <text:p>Norwich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19" office:value-type="string" calcext:value-type="string">
            <text:p>University of Notre Dame Press</text:p>
          </table:table-cell>
          <table:table-cell table:style-name="ce19" office:value-type="string" calcext:value-type="string">
            <text:p>Notre Dame</text:p>
          </table:table-cell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19" office:value-type="string" calcext:value-type="string">
            <text:p>Presidio Press</text:p>
          </table:table-cell>
          <table:table-cell table:style-name="ce19" office:value-type="string" calcext:value-type="string">
            <text:p>Novato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19" office:value-type="string" calcext:value-type="string">
            <text:p>Isensee</text:p>
          </table:table-cell>
          <table:table-cell table:style-name="ce19" office:value-type="string" calcext:value-type="string">
            <text:p>Oldenbu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19" office:value-type="string" calcext:value-type="string">
            <text:p>Harcourt</text:p>
          </table:table-cell>
          <table:table-cell table:style-name="ce19" office:value-type="string" calcext:value-type="string">
            <text:p>Orlando</text:p>
          </table:table-cell>
          <table:table-cell table:style-name="ce19" office:value-type="string" calcext:value-type="string">
            <text:p>F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19" office:value-type="string" calcext:value-type="string">
            <text:p>MBI Pub. Co.</text:p>
          </table:table-cell>
          <table:table-cell table:style-name="ce19" office:value-type="string" calcext:value-type="string">
            <text:p>Osceola</text:p>
          </table:table-cell>
          <table:table-cell table:style-name="ce19" office:value-type="string" calcext:value-type="string">
            <text:p>WI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19" office:value-type="string" calcext:value-type="string">
            <text:p>B. Blackwell</text:p>
          </table:table-cell>
          <table:table-cell table:style-name="ce19" office:value-type="string" calcext:value-type="string">
            <text:p>Oxford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19" office:value-type="string" calcext:value-type="string">
            <text:p>Oxford University Pres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19" office:value-type="string" calcext:value-type="string">
            <text:p>Arthaud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19" office:value-type="string" calcext:value-type="string">
            <text:p>Editions de Fallois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19" office:value-type="string" calcext:value-type="string">
            <text:p>Éditions de Provence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19" office:value-type="string" calcext:value-type="string">
            <text:p>Fayard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19" office:value-type="string" calcext:value-type="string">
            <text:p>Gallimard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19" office:value-type="string" calcext:value-type="string">
            <text:p>J. C. Lattès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19" office:value-type="string" calcext:value-type="string">
            <text:p>Julliard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19" office:value-type="string" calcext:value-type="string">
            <text:p>Livre de poche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9" office:value-type="string" calcext:value-type="string">
            <text:p>Perrin</text:p>
          </table:table-cell>
          <table:table-cell table:style-name="ce19" office:value-type="string" calcext:value-type="string">
            <text:p>Paris</text:p>
          </table:table-cell>
          <table:table-cell table:style-name="Default"/>
          <table:table-cell table:style-name="ce19" office:value-type="string" calcext:value-type="string">
            <text:p>FR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9" office:value-type="string" calcext:value-type="string">
            <text:p>Fortress Press</text:p>
          </table:table-cell>
          <table:table-cell table:style-name="ce19" office:value-type="string" calcext:value-type="string">
            <text:p>Philadelphia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19" office:value-type="string" calcext:value-type="string">
            <text:p>University of Pennsylvania Press</text:p>
          </table:table-cell>
          <table:table-cell table:style-name="ce19" office:value-type="string" calcext:value-type="string">
            <text:p>Philadelphia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19" office:value-type="string" calcext:value-type="string">
            <text:p>Running Press</text:p>
          </table:table-cell>
          <table:table-cell table:style-name="ce19" office:value-type="string" calcext:value-type="string">
            <text:p>Philadelphia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19" office:value-type="string" calcext:value-type="string">
            <text:p>Heinemann</text:p>
          </table:table-cell>
          <table:table-cell table:style-name="ce19" office:value-type="string" calcext:value-type="string">
            <text:p>Portsmouth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19" office:value-type="string" calcext:value-type="string">
            <text:p>Princeton University Press</text:p>
          </table:table-cell>
          <table:table-cell table:style-name="ce19" office:value-type="string" calcext:value-type="string">
            <text:p>Princeton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19" office:value-type="string" calcext:value-type="string">
            <text:p>Berg Publishers</text:p>
          </table:table-cell>
          <table:table-cell table:style-name="ce19" office:value-type="string" calcext:value-type="string">
            <text:p>Providence</text:p>
          </table:table-cell>
          <table:table-cell table:style-name="ce19" office:value-type="string" calcext:value-type="string">
            <text:p>RI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19" office:value-type="string" calcext:value-type="string">
            <text:p>Garnet Pub.</text:p>
          </table:table-cell>
          <table:table-cell table:style-name="ce19" office:value-type="string" calcext:value-type="string">
            <text:p>Reading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19" office:value-type="string" calcext:value-type="string">
            <text:p>Rowohlt</text:p>
          </table:table-cell>
          <table:table-cell table:style-name="ce19" office:value-type="string" calcext:value-type="string">
            <text:p>Reinbek bei Hambu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9" office:value-type="string" calcext:value-type="string">
            <text:p>NDE Pub.</text:p>
          </table:table-cell>
          <table:table-cell table:style-name="ce19" office:value-type="string" calcext:value-type="string">
            <text:p>Richmond Hill, Ont.</text:p>
          </table:table-cell>
          <table:table-cell table:style-name="Default"/>
          <table:table-cell table:style-name="ce19" office:value-type="string" calcext:value-type="string">
            <text:p>CA</text:p>
          </table:table-cell>
          <table:table-cell table:number-columns-repeated="1019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19" office:value-type="string" calcext:value-type="string">
            <text:p>Boydell Press</text:p>
          </table:table-cell>
          <table:table-cell table:style-name="ce19" office:value-type="string" calcext:value-type="string">
            <text:p>Rochester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19" office:value-type="string" calcext:value-type="string">
            <text:p>Chronicle Books</text:p>
          </table:table-cell>
          <table:table-cell table:style-name="ce19" office:value-type="string" calcext:value-type="string">
            <text:p>San Francisco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19" office:value-type="string" calcext:value-type="string">
            <text:p>HarperSanFrancisco</text:p>
          </table:table-cell>
          <table:table-cell table:style-name="ce19" office:value-type="string" calcext:value-type="string">
            <text:p>San Francisco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19" office:value-type="string" calcext:value-type="string">
            <text:p>North Point</text:p>
          </table:table-cell>
          <table:table-cell table:style-name="ce19" office:value-type="string" calcext:value-type="string">
            <text:p>San Francisco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19" office:value-type="string" calcext:value-type="string">
            <text:p>Seven Locks Press</text:p>
          </table:table-cell>
          <table:table-cell table:style-name="ce19" office:value-type="string" calcext:value-type="string">
            <text:p>Santa Ana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9" office:value-type="string" calcext:value-type="string">
            <text:p>Novalis Verlag</text:p>
          </table:table-cell>
          <table:table-cell table:style-name="ce19" office:value-type="string" calcext:value-type="string">
            <text:p>Schaffhaus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9" office:value-type="string" calcext:value-type="string">
            <text:p>Stanford University Press</text:p>
          </table:table-cell>
          <table:table-cell table:style-name="ce19" office:value-type="string" calcext:value-type="string">
            <text:p>Stanford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19" office:value-type="string" calcext:value-type="string">
            <text:p>Spellmount</text:p>
          </table:table-cell>
          <table:table-cell table:style-name="ce19" office:value-type="string" calcext:value-type="string">
            <text:p>Staplehurst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19" office:value-type="string" calcext:value-type="string">
            <text:p>Sutton Publishing, Ltd.</text:p>
          </table:table-cell>
          <table:table-cell table:style-name="ce19" office:value-type="string" calcext:value-type="string">
            <text:p>Stroud, Gloucestershire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19" office:value-type="string" calcext:value-type="string">
            <text:p>Deutsche Verlags-Anstalt</text:p>
          </table:table-cell>
          <table:table-cell table:style-name="ce19" office:value-type="string" calcext:value-type="string">
            <text:p>Stuttgart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19" office:value-type="string" calcext:value-type="string">
            <text:p>University of Alabama Press</text:p>
          </table:table-cell>
          <table:table-cell table:style-name="ce19" office:value-type="string" calcext:value-type="string">
            <text:p>Tuscaloosa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19" office:value-type="string" calcext:value-type="string">
            <text:p>Pennsylvania State University Press</text:p>
          </table:table-cell>
          <table:table-cell table:style-name="ce19" office:value-type="string" calcext:value-type="string">
            <text:p>University Park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19" office:value-type="string" calcext:value-type="string">
            <text:p>Prentice Hall</text:p>
          </table:table-cell>
          <table:table-cell table:style-name="ce19" office:value-type="string" calcext:value-type="string">
            <text:p>Upper Saddle River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19" office:value-type="string" calcext:value-type="string">
            <text:p>R. Herschy in association with the Self Publishing Association</text:p>
          </table:table-cell>
          <table:table-cell table:style-name="ce19" office:value-type="string" calcext:value-type="string">
            <text:p>Upton upon Severn, Worchestershire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19" office:value-type="string" calcext:value-type="string">
            <text:p>University of Illinois Press</text:p>
          </table:table-cell>
          <table:table-cell table:style-name="ce19" office:value-type="string" calcext:value-type="string">
            <text:p>Urbana</text:p>
          </table:table-cell>
          <table:table-cell table:style-name="ce19" office:value-type="string" calcext:value-type="string">
            <text:p>IL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19" office:value-type="string" calcext:value-type="string">
            <text:p>Smithsonian Institution Press</text:p>
          </table:table-cell>
          <table:table-cell table:style-name="ce19" office:value-type="string" calcext:value-type="string">
            <text:p>Washington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9" office:value-type="string" calcext:value-type="string">
            <text:p>US G.P.O.</text:p>
          </table:table-cell>
          <table:table-cell table:style-name="ce19" office:value-type="string" calcext:value-type="string">
            <text:p>Washington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19" office:value-type="string" calcext:value-type="string">
            <text:p>Landpresse</text:p>
          </table:table-cell>
          <table:table-cell table:style-name="ce19" office:value-type="string" calcext:value-type="string">
            <text:p>Weilerswist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19" office:value-type="string" calcext:value-type="string">
            <text:p>Greenwood Press</text:p>
          </table:table-cell>
          <table:table-cell table:style-name="ce19" office:value-type="string" calcext:value-type="string">
            <text:p>Westport</text:p>
          </table:table-cell>
          <table:table-cell table:style-name="ce19" office:value-type="string" calcext:value-type="string">
            <text:p>C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19" office:value-type="string" calcext:value-type="string">
            <text:p>Praeger</text:p>
          </table:table-cell>
          <table:table-cell table:style-name="ce19" office:value-type="string" calcext:value-type="string">
            <text:p>Westport</text:p>
          </table:table-cell>
          <table:table-cell table:style-name="ce19" office:value-type="string" calcext:value-type="string">
            <text:p>CT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19" office:value-type="string" calcext:value-type="string">
            <text:p>Naval War College</text:p>
          </table:table-cell>
          <table:table-cell table:style-name="ce19" office:value-type="string" calcext:value-type="string">
            <text:p>Newport</text:p>
          </table:table-cell>
          <table:table-cell table:style-name="ce19" office:value-type="string" calcext:value-type="string">
            <text:p>RI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19" office:value-type="string" calcext:value-type="string">
            <text:p>Molden</text:p>
          </table:table-cell>
          <table:table-cell table:style-name="ce19" office:value-type="string" calcext:value-type="string">
            <text:p>Wien</text:p>
          </table:table-cell>
          <table:table-cell table:style-name="Default"/>
          <table:table-cell table:style-name="ce19" office:value-type="string" calcext:value-type="string">
            <text:p>AT</text:p>
          </table:table-cell>
          <table:table-cell table:number-columns-repeated="1019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19" office:value-type="string" calcext:value-type="string">
            <text:p>Overlook Press</text:p>
          </table:table-cell>
          <table:table-cell table:style-name="ce19" office:value-type="string" calcext:value-type="string">
            <text:p>Woodstoc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19" office:value-type="string" calcext:value-type="string">
            <text:p>Arena</text:p>
          </table:table-cell>
          <table:table-cell table:style-name="ce19" office:value-type="string" calcext:value-type="string">
            <text:p>Würzburg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19" office:value-type="string" calcext:value-type="string">
            <text:p>Atheneum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19" office:value-type="string" calcext:value-type="string">
            <text:p>Turner</text:p>
          </table:table-cell>
          <table:table-cell table:style-name="ce19" office:value-type="string" calcext:value-type="string">
            <text:p>Paducah</text:p>
          </table:table-cell>
          <table:table-cell table:style-name="ce19" office:value-type="string" calcext:value-type="string">
            <text:p>K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19" office:value-type="string" calcext:value-type="string">
            <text:p>Berkley Trad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19" office:value-type="string" calcext:value-type="string">
            <text:p>National Geographic</text:p>
          </table:table-cell>
          <table:table-cell table:style-name="ce19" office:value-type="string" calcext:value-type="string">
            <text:p>Washington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19" office:value-type="string" calcext:value-type="string">
            <text:p>Military Book Club</text:p>
          </table:table-cell>
          <table:table-cell table:style-name="ce19" office:value-type="string" calcext:value-type="string">
            <text:p>Garden City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19" office:value-type="string" calcext:value-type="string">
            <text:p>Continuum International Publishing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19" office:value-type="string" calcext:value-type="string">
            <text:p>Miramax-Weinstein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19" office:value-type="string" calcext:value-type="string">
            <text:p>Firefly Books</text:p>
          </table:table-cell>
          <table:table-cell table:style-name="ce19" office:value-type="string" calcext:value-type="string">
            <text:p>Buffalo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19" office:value-type="string" calcext:value-type="string">
            <text:p>Hellgate Press</text:p>
          </table:table-cell>
          <table:table-cell table:style-name="ce19" office:value-type="string" calcext:value-type="string">
            <text:p>Central Point</text:p>
          </table:table-cell>
          <table:table-cell table:style-name="ce19" office:value-type="string" calcext:value-type="string">
            <text:p>OR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19" office:value-type="string" calcext:value-type="string">
            <text:p>Kodansha America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19" office:value-type="string" calcext:value-type="string">
            <text:p>Pfälzische Verlagsanstalt Landau</text:p>
          </table:table-cell>
          <table:table-cell table:style-name="ce19" office:value-type="string" calcext:value-type="string">
            <text:p>Landau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19" office:value-type="string" calcext:value-type="string">
            <text:p>Pen &amp; Sword Military</text:p>
          </table:table-cell>
          <table:table-cell table:style-name="ce19" office:value-type="string" calcext:value-type="string">
            <text:p>Barnsley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19" office:value-type="string" calcext:value-type="string">
            <text:p>Delacorte Press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19" office:value-type="string" calcext:value-type="string">
            <text:p>Hackett Publishing</text:p>
          </table:table-cell>
          <table:table-cell table:style-name="ce19" office:value-type="string" calcext:value-type="string">
            <text:p>Indianapolis</text:p>
          </table:table-cell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19" office:value-type="string" calcext:value-type="string">
            <text:p>Dumont</text:p>
          </table:table-cell>
          <table:table-cell table:style-name="ce19" office:value-type="string" calcext:value-type="string">
            <text:p>Köl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19" office:value-type="string" calcext:value-type="string">
            <text:p>Heyne</text:p>
          </table:table-cell>
          <table:table-cell table:style-name="ce19" office:value-type="string" calcext:value-type="string">
            <text:p>München</text:p>
          </table:table-cell>
          <table:table-cell table:style-name="Default"/>
          <table:table-cell table:style-name="ce19"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19" office:value-type="string" calcext:value-type="string">
            <text:p>Smithsonian Books</text:p>
          </table:table-cell>
          <table:table-cell table:style-name="ce19" office:value-type="string" calcext:value-type="string">
            <text:p>London</text:p>
          </table:table-cell>
          <table:table-cell table:style-name="Default"/>
          <table:table-cell table:style-name="ce19" office:value-type="string" calcext:value-type="string">
            <text:p>GB</text:p>
          </table:table-cell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19" office:value-type="string" calcext:value-type="string">
            <text:p>Aberjona Press</text:p>
          </table:table-cell>
          <table:table-cell table:style-name="ce19" office:value-type="string" calcext:value-type="string">
            <text:p>Bedford</text:p>
          </table:table-cell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US</text:p>
          </table:table-cell>
          <table:table-cell table:number-columns-repeated="1019"/>
        </table:table-row>
        <table:table-row table:style-name="ro2" table:number-rows-repeated="10482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tblBook.$A$1" table:cell-range-address="$tblPublisher.$A$1:.$AMJ$1" table:range-usable-as="repeat-column repeat-row"/>
          <table:named-range table:name="_xlnm._FilterDatabase" table:base-cell-address="$tblBook.$A$1" table:cell-range-address="$tblPublisher.$B$1:.$E$353"/>
        </table:named-expressions>
      </table:table>
      <table:named-expressions>
        <table:named-expression table:name="Authors" table:base-cell-address="$tblBook.$A$1" table:expression="#ref!"/>
        <table:named-expression table:name="BookAuthors" table:base-cell-address="$tblBook.$A$1" table:expression="#ref!"/>
        <table:named-expression table:name="BookRecipients" table:base-cell-address="$tblBook.$A$1" table:expression="#ref!"/>
        <table:named-expression table:name="Recipients" table:base-cell-address="$tblBook.$A$1" table:expression="#ref!"/>
      </table:named-expressions>
      <table:database-ranges>
        <table:database-range table:name="__Anonymous_Sheet_DB__1" table:target-range-address="tblPublisher.B1:tblPublisher.E35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text>$</number:text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2" style:display-name="Normal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18pt" fo:margin-bottom="18pt" fo:margin-left="36pt" fo:margin-right="18pt" style:print-page-order="ttb" style:first-page-number="continue" style:scale-to="100%" style:writing-mode="lr-tb" style:print="charts drawings objects zero-values"/>
      <style:header-style>
        <style:header-footer-properties fo:min-height="18pt" fo:margin-left="0pt" fo:margin-right="0pt" fo:margin-bottom="11.9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blPublisher" style:display-name="PageStyle_tblPublisher" style:page-layout-name="Mpm3">
      <style:header>
        <style:region-left>
          <text:p><text:span text:style-name="MT1"><text:date style:data-style-name="N2" text:date-value="2015-07-14">00/00/0000</text:date></text:span></text:p>
        </style:region-left>
        <style:region-center>
          <text:p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blBook" style:display-name="PageStyle_tblBoo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E. Bergquist</meta:initial-creator>
    <dc:creator>R.E. Bergquist</dc:creator>
    <meta:creation-date>2006-11-07T01:27:35</meta:creation-date>
    <dc:date>2012-12-07T15:41:42</dc:date>
    <meta:generator>LibreOffice/4.4.4.3$Windows_x86 LibreOffice_project/2c39ebcf046445232b798108aa8a7e7d89552ea8</meta:generator>
    <meta:document-statistic meta:table-count="2" meta:cell-count="9965" meta:object-count="0"/>
    <meta:user-defined meta:name="AppVersion">14.0300</meta:user-defined>
    <meta:user-defined meta:name="Company">UNC-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